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Python via .NET 22.1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Wingdings" svg:font-family="Wingdings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text-align="justify" fo:text-indent="0cm" style:line-height-at-least="0.859cm" fo:margin-top="2.847cm" fo:margin-left="2.492cm" fo:margin-right="-0.353cm" style:writing-mode="lr-tb"/>
    </style:style>
    <style:style style:name="T2_1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2_2" style:family="text">
      <style:text-properties fo:letter-spacing="0.614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2_3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2_4" style:family="text">
      <style:text-properties fo:letter-spacing="0.833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2_5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FR1" style:family="graphic" style:parent-style-name="Normal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background" draw:auto-grow-height="false" draw:auto-grow-width="false"/>
    </style:style>
    <style:style style:name="P3" style:family="paragraph" style:parent-style-name="Normal">
      <style:paragraph-properties fo:text-align="justify" fo:text-indent="0cm" style:line-height-at-least="0.526cm" fo:margin-top="8.687cm" fo:margin-left="7.174cm" fo:margin-right="-0.353cm" style:writing-mode="lr-tb"/>
    </style:style>
    <style:style style:name="T3_1" style:family="text">
      <style:text-properties fo:letter-spacing="0.007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_2" style:family="text">
      <style:text-properties fo:letter-spacing="0.007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3_3" style:family="text">
      <style:text-properties fo:letter-spacing="0.12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_4" style:family="text">
      <style:text-properties fo:letter-spacing="0.007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_5" style:family="text">
      <style:text-properties fo:letter-spacing="0.007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P4" style:family="paragraph" style:parent-style-name="Normal">
      <style:paragraph-properties fo:text-align="left" fo:text-indent="1.764cm" style:line-height-at-least="0.776cm" fo:margin-top="2.193cm" fo:margin-left="5.08cm" fo:margin-right="2.708cm" style:writing-mode="lr-tb"/>
    </style:style>
    <style:style style:name="T4_1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_2" style:family="text">
      <style:text-properties fo:letter-spacing="0.519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_3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" style:family="paragraph" style:parent-style-name="Normal">
      <style:paragraph-properties fo:text-align="justify" fo:text-indent="0cm" style:line-height-at-least="0.859cm" fo:margin-top="2.847cm" fo:margin-left="2.492cm" fo:margin-right="-0.353cm" style:writing-mode="lr-tb"/>
    </style:style>
    <style:style style:name="T5_1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5_2" style:family="text">
      <style:text-properties fo:letter-spacing="0.614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5_3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5_4" style:family="text">
      <style:text-properties fo:letter-spacing="0.833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T5_5" style:family="text">
      <style:text-properties fo:letter-spacing="0cm" style:text-line-through-style="none" fo:font-style="normal" style:font-style-asian="normal" style:font-style-complex="normal" fo:color="#000000" style:font-name="Times New Roman" fo:font-size="22pt" style:font-name-asian="Times New Roman" style:font-size-asian="22pt" style:font-name-complex="Times New Roman" style:font-size-complex="22pt" fo:font-weight="normal" style:font-weight-asian="normal" style:font-weight-complex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background" draw:auto-grow-height="false" draw:auto-grow-width="false"/>
    </style:style>
    <style:style style:name="P6" style:family="paragraph" style:parent-style-name="Normal">
      <style:paragraph-properties fo:text-align="justify" fo:text-indent="0cm" style:line-height-at-least="0.526cm" fo:margin-top="7.911cm" fo:margin-left="7.174cm" fo:margin-right="-0.353cm" style:writing-mode="lr-tb"/>
    </style:style>
    <style:style style:name="T6_1" style:family="text">
      <style:text-properties fo:letter-spacing="0.007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6_2" style:family="text">
      <style:text-properties fo:letter-spacing="0.007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6_3" style:family="text">
      <style:text-properties fo:letter-spacing="0.12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6_4" style:family="text">
      <style:text-properties fo:letter-spacing="0.007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6_5" style:family="text">
      <style:text-properties fo:letter-spacing="0.007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P7" style:family="paragraph" style:parent-style-name="Normal">
      <style:paragraph-properties fo:text-align="justify" fo:text-indent="0cm" style:line-height-at-least="0.676cm" fo:margin-top="1.963cm" fo:margin-bottom="0.326cm" fo:margin-left="7.174cm" fo:margin-right="-0.353cm" style:writing-mode="lr-tb"/>
    </style:style>
    <style:style style:name="T7_1" style:family="text">
      <style:text-properties fo:letter-spacing="0cm" style:text-line-through-style="none" fo:font-style="normal" style:font-style-asian="normal" style:font-style-complex="normal" fo:color="#000000" style:font-name="Times New Roman" fo:font-size="17.5pt" style:font-name-asian="Times New Roman" style:font-size-asian="17.5pt" style:font-name-complex="Times New Roman" style:font-size-complex="17.5pt" fo:font-weight="normal" style:font-weight-asian="normal" style:font-weight-complex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foreground" draw:auto-grow-height="false" draw:auto-grow-width="false"/>
    </style:style>
    <style:style style:name="S2" style:family="section">
      <style:section-properties text:dont-balance-text-columns="false">
        <style:columns fo:column-count="2">
          <style:column style:rel-width="2520*" fo:end-indent="0.492cm"/>
          <style:column style:rel-width="3279*" fo:start-indent="0.492cm"/>
        </style:columns>
      </style:section-properties>
    </style:style>
    <style:style style:name="P8" style:family="paragraph" style:parent-style-name="Normal">
      <style:paragraph-properties fo:text-align="justify" fo:text-indent="0cm" style:line-height-at-least="0.847cm" fo:margin-top="0.004cm" fo:margin-left="0.988cm" fo:margin-right="-0.353cm" style:writing-mode="lr-tb"/>
    </style:style>
    <style:style style:name="T8_1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2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3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4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5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6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7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8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_9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9" style:family="paragraph" style:parent-style-name="Normal">
      <style:paragraph-properties fo:text-align="left" fo:break-before="column" fo:text-indent="0cm" style:line-height-at-least="0.847cm" fo:margin-top="0.002cm" fo:margin-bottom="0cm" fo:margin-left="0cm" fo:margin-right="2.037cm" style:writing-mode="lr-tb"/>
    </style:style>
    <style:style style:name="T9_1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2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3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4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5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6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7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9_8" style:family="text">
      <style:text-properties fo:letter-spacing="0cm"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S3" style:family="section" style:master-page-name="MasterPage2">
      <style:section-properties text:dont-balance-text-columns="false">
        <style:columns fo:column-count="0" fo:column-gap="1.27cm"/>
      </style:section-properties>
    </style:style>
    <style:style style:name="P10" style:family="paragraph" style:parent-style-name="Normal" style:master-page-name="MasterPage2">
      <style:paragraph-properties fo:text-align="justify" fo:text-indent="0cm" style:line-height-at-least="0.628cm" fo:margin-top="2.286cm" fo:margin-left="6.609cm" fo:margin-right="-0.353cm" style:writing-mode="lr-tb"/>
    </style:style>
    <style:style style:name="T10_1" style:family="text">
      <style:text-properties fo:letter-spacing="0.048cm" style:text-line-through-style="none" fo:font-style="normal" style:font-style-asian="normal" style:font-style-complex="normal" fo:color="#000000" style:font-name="Times New Roman" fo:font-size="15.5pt" style:font-name-asian="Times New Roman" style:font-size-asian="15.5pt" style:font-name-complex="Times New Roman" style:font-size-complex="15.5pt" fo:font-weight="normal" style:font-weight-asian="normal" style:font-weight-complex="normal" style:text-underline-style="none"/>
    </style:style>
    <style:style style:name="T10_2" style:family="text">
      <style:text-properties fo:letter-spacing="0.048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10_3" style:family="text">
      <style:text-properties fo:letter-spacing="0.827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10_4" style:family="text">
      <style:text-properties fo:letter-spacing="0.011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10_5" style:family="text">
      <style:text-properties fo:letter-spacing="0.011cm" style:text-line-through-style="none" fo:font-style="normal" style:font-style-asian="normal" style:font-style-complex="normal" fo:color="#000000" style:font-name="Times New Roman" fo:font-size="15.5pt" style:font-name-asian="Times New Roman" style:font-size-asian="15.5pt" style:font-name-complex="Times New Roman" style:font-size-complex="15.5pt" fo:font-weight="normal" style:font-weight-asian="normal" style:font-weight-complex="normal" style:text-underline-style="none"/>
    </style:style>
    <style:style style:name="P11" style:family="paragraph" style:parent-style-name="Normal">
      <style:paragraph-properties fo:text-align="justify" fo:text-indent="0cm" style:line-height-at-least="0.448cm" fo:margin-top="1.422cm" fo:margin-bottom="1.139cm" fo:margin-left="0cm" fo:margin-right="-0.353cm" style:writing-mode="lr-tb"/>
    </style:style>
    <style:style style:name="T11_1" style:family="text">
      <style:text-properties fo:letter-spacing="0.021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1_2" style:family="text">
      <style:text-properties fo:letter-spacing="0.02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_3" style:family="text">
      <style:text-properties fo:letter-spacing="0.17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_5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1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_7" style:family="text">
      <style:text-properties fo:letter-spacing="0.007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1_8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12" style:family="paragraph" style:parent-style-name="Normal">
      <style:paragraph-properties fo:text-align="justify" style:line-height-at-least="0.448cm" fo:margin-top="0.813cm" fo:margin-right="-0.353cm" style:writing-mode="lr-tb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12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_3" style:family="text">
      <style:text-properties fo:letter-spacing="0.032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2_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13" style:family="paragraph" style:parent-style-name="Normal">
      <style:paragraph-properties fo:text-align="justify" style:line-height-at-least="0.774cm" fo:margin-top="0.813cm" fo:margin-right="-0.009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3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3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3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5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3_6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9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11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3_12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1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1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3_15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" style:family="paragraph" style:parent-style-name="Normal">
      <style:paragraph-properties fo:text-align="justify" style:line-height-at-least="0.81cm" fo:margin-top="0.778cm" fo:margin-right="-0.342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4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2" style:family="text">
      <style:text-properties fo:letter-spacing="0.3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4" style:family="text">
      <style:text-properties fo:letter-spacing="0.24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4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8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4_9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11" style:family="text">
      <style:text-properties fo:letter-spacing="0.26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1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_14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_15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5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2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5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5_7" style:family="text">
      <style:text-properties fo:letter-spacing="0.2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5_9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6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2" style:family="text">
      <style:text-properties fo:letter-spacing="0.50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4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6" style:family="text">
      <style:text-properties fo:letter-spacing="0.31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6_9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" style:family="paragraph" style:parent-style-name="Normal">
      <style:paragraph-properties fo:text-align="justify" style:line-height-at-least="0.448cm" fo:margin-top="0.363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7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4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6" style:family="text">
      <style:text-properties fo:letter-spacing="0.14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8" style:family="text">
      <style:text-properties fo:letter-spacing="0.52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7_10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" style:family="paragraph" style:parent-style-name="Normal">
      <style:paragraph-properties fo:text-align="justify" fo:text-indent="0cm" style:line-height-at-least="0.448cm" fo:margin-top="0.328cm" fo:margin-bottom="0.363cm" fo:margin-left="0cm" fo:margin-right="-0.353cm" style:writing-mode="lr-tb"/>
    </style:style>
    <style:style style:name="T18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2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8_3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5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8_8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9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4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6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8" style:family="text">
      <style:text-properties fo:letter-spacing="0.43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9_11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2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0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4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6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8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0_11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12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1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1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4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6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8" style:family="text">
      <style:text-properties fo:letter-spacing="0.43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1_11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12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" style:family="paragraph" style:parent-style-name="Normal">
      <style:paragraph-properties fo:text-align="justify" style:line-height-at-least="0.448cm" fo:margin-top="0.363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2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2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4" style:family="text">
      <style:text-properties fo:letter-spacing="0.43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2_7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" style:family="paragraph" style:parent-style-name="Normal">
      <style:paragraph-properties fo:text-align="justify" fo:text-indent="0cm" style:line-height-at-least="0.448cm" fo:margin-top="0.328cm" fo:margin-left="0cm" fo:margin-right="-0.353cm" style:writing-mode="lr-tb"/>
    </style:style>
    <style:style style:name="T23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2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3_3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5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7" style:family="text">
      <style:text-properties fo:letter-spacing="0.26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3_9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0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" style:family="paragraph" style:parent-style-name="Normal">
      <style:paragraph-properties fo:text-align="justify" style:line-height-at-least="0.774cm" fo:margin-top="0.813cm" fo:margin-right="-0.175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4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" style:family="text">
      <style:text-properties fo:letter-spacing="0.3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" style:family="text">
      <style:text-properties fo:letter-spacing="0.007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4_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4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8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4_9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1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3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6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1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18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4_19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1" style:family="text">
      <style:text-properties fo:letter-spacing="0.50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3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5" style:family="text">
      <style:text-properties fo:letter-spacing="0.17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28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9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1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4_32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4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4_3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8" style:family="text">
      <style:text-properties fo:letter-spacing="0.26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3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0" style:family="text">
      <style:text-properties fo:letter-spacing="0.14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3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4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6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4_47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49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1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3" style:family="text">
      <style:text-properties fo:letter-spacing="0.26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6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7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59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4_60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6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6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6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6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4_65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66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" style:family="paragraph" style:parent-style-name="Normal">
      <style:paragraph-properties fo:text-align="justify" style:line-height-at-least="0.448cm" fo:margin-top="0.328cm" fo:margin-bottom="0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5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5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5_3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4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S4" style:family="section" style:master-page-name="MasterPage3">
      <style:section-properties text:dont-balance-text-columns="false">
        <style:columns fo:column-count="0" fo:column-gap="1.27cm"/>
      </style:section-properties>
    </style:style>
    <style:style style:name="P26" style:family="paragraph" style:parent-style-name="Normal" style:master-page-name="MasterPage3">
      <style:paragraph-properties fo:text-align="justify" style:line-height-at-least="0.448cm" fo:margin-top="1.861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6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6_3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" style:family="paragraph" style:parent-style-name="Normal">
      <style:paragraph-properties fo:text-align="justify" style:line-height-at-least="0.448cm" fo:margin-top="0.328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7_2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7_4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7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7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7_7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8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" style:family="paragraph" style:parent-style-name="Normal">
      <style:paragraph-properties fo:text-align="justify" style:line-height-at-least="0.448cm" fo:margin-top="0.363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8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2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4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6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8" style:family="text">
      <style:text-properties fo:letter-spacing="0.17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8_11" style:family="text">
      <style:text-properties fo:letter-spacing="0.028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12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13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" style:family="paragraph" style:parent-style-name="Normal">
      <style:paragraph-properties fo:text-align="justify" style:line-height-at-least="0.774cm" fo:margin-top="0.813cm" fo:margin-right="-0.353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" style:family="text">
      <style:text-properties fo:letter-spacing="0.24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9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1" style:family="text">
      <style:text-properties fo:letter-spacing="0.43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3" style:family="text">
      <style:text-properties fo:letter-spacing="0.31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5" style:family="text">
      <style:text-properties fo:letter-spacing="0.26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7" style:family="text">
      <style:text-properties fo:letter-spacing="0.24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9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0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2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23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5" style:family="text">
      <style:text-properties fo:letter-spacing="0.60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7" style:family="text">
      <style:text-properties fo:letter-spacing="0.31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29" style:family="text">
      <style:text-properties fo:letter-spacing="0.50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2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3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4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6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37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39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1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3" style:family="text">
      <style:text-properties fo:letter-spacing="0.17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5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7" style:family="text">
      <style:text-properties fo:letter-spacing="0.5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49" style:family="text">
      <style:text-properties fo:letter-spacing="0.24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1" style:family="text">
      <style:text-properties fo:letter-spacing="0.45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3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4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6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57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59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1" style:family="text">
      <style:text-properties fo:letter-spacing="0.41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3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66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67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68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69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0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71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3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5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7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79" style:family="text">
      <style:text-properties fo:letter-spacing="0.252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80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8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2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8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4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8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6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29_87" style:family="text">
      <style:text-properties fo:letter-spacing="0.09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89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1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3" style:family="text">
      <style:text-properties fo:letter-spacing="0.33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5" style:family="text">
      <style:text-properties fo:letter-spacing="0.252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9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9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98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29_99" style:family="text">
      <style:text-properties fo:letter-spacing="0.10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0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29_101" style:family="text">
      <style:text-properties fo:letter-spacing="0.005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02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103" style:family="text">
      <style:text-properties fo:letter-spacing="0.016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0" style:family="paragraph" style:parent-style-name="Normal">
      <style:paragraph-properties fo:text-align="justify" style:line-height-at-least="1.588cm" fo:margin-top="0.002cm" fo:margin-bottom="0cm" fo:margin-right="-0.185cm" style:writing-mode="lr-tb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30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3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8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9" style:family="text">
      <style:text-properties fo:letter-spacing="0.005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10" style:family="text">
      <style:text-properties fo:letter-spacing="0.00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11" style:family="text">
      <style:text-properties fo:letter-spacing="0.25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12" style:family="text">
      <style:text-properties fo:letter-spacing="0.023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13" style:family="text">
      <style:text-properties fo:letter-spacing="0.023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14" style:family="text">
      <style:text-properties fo:letter-spacing="0.10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1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1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30_17" style:family="text">
      <style:text-properties fo:letter-spacing="0.032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30_18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S5" style:family="section" style:master-page-name="MasterPage4">
      <style:section-properties text:dont-balance-text-columns="false">
        <style:columns fo:column-count="0" fo:column-gap="1.27cm"/>
      </style:section-properties>
    </style:style>
    <style:style style:name="P31" style:family="paragraph" style:parent-style-name="Normal" style:master-page-name="MasterPage4">
      <style:paragraph-properties fo:text-align="justify" fo:text-indent="0cm" style:line-height-at-least="0.616cm" fo:margin-top="1.025cm" fo:margin-left="6.985cm" fo:margin-right="-0.353cm" style:writing-mode="lr-tb" style:page-number="1"/>
    </style:style>
    <style:style style:name="T31_1" style:family="text">
      <style:text-properties fo:letter-spacing="0cm" style:text-line-through-style="none" fo:font-style="normal" style:font-style-asian="normal" style:font-style-complex="normal" fo:color="#000000" style:font-name="Times New Roman" fo:font-size="15.5pt" style:font-name-asian="Times New Roman" style:font-size-asian="15.5pt" style:font-name-complex="Times New Roman" style:font-size-complex="15.5pt" fo:font-weight="bold" style:font-weight-asian="bold" style:font-weight-complex="bold" style:text-underline-style="none"/>
    </style:style>
    <style:style style:name="T31_2" style:family="text">
      <style:text-properties fo:letter-spacing="0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31_3" style:family="text">
      <style:text-properties fo:letter-spacing="0.228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31_4" style:family="text">
      <style:text-properties fo:letter-spacing="0.016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T31_5" style:family="text">
      <style:text-properties fo:letter-spacing="0.016cm" style:text-line-through-style="none" fo:font-style="normal" style:font-style-asian="normal" style:font-style-complex="normal" fo:color="#000000" style:font-name="Times New Roman" fo:font-size="15.5pt" style:font-name-asian="Times New Roman" style:font-size-asian="15.5pt" style:font-name-complex="Times New Roman" style:font-size-complex="15.5pt" fo:font-weight="bold" style:font-weight-asian="bold" style:font-weight-complex="bold" style:text-underline-style="none"/>
    </style:style>
    <style:style style:name="P32" style:family="paragraph" style:parent-style-name="Normal">
      <style:paragraph-properties fo:text-align="justify" style:line-height-at-least="0.774cm" fo:margin-top="0.078cm" fo:margin-right="0.3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6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8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11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3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5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7" style:family="text">
      <style:text-properties fo:letter-spacing="0.51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9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22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8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3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32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6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8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_41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3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5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7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Normal">
      <style:paragraph-properties fo:text-align="justify" fo:text-indent="0cm" style:line-height-at-least="0.473cm" fo:margin-top="0.27cm" fo:margin-bottom="0.307cm" fo:margin-left="0.776cm" fo:margin-right="-0.353cm" style:writing-mode="lr-tb"/>
    </style:style>
    <style:style style:name="T3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Normal">
      <style:paragraph-properties fo:text-align="justify" style:line-height-at-least="0.467cm" fo:margin-top="0.035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fo:letter-spacing="0.7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8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2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4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6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Normal">
      <style:paragraph-properties fo:text-align="left" style:line-height-at-least="0.741cm" fo:margin-top="0.035cm" fo:margin-right="-0.16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0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5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9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" style:family="paragraph" style:parent-style-name="Normal">
      <style:paragraph-properties fo:text-align="justify" style:line-height-at-least="0.467cm" fo:margin-top="0.309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fo:letter-spacing="0.2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Normal">
      <style:paragraph-properties fo:text-align="left" style:line-height-at-least="0.806cm" fo:margin-top="0.002cm" fo:margin-right="-0.018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" style:family="text">
      <style:text-properties fo:letter-spacing="0.3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6" style:family="text">
      <style:text-properties fo:letter-spacing="0.6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8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0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6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37_1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1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19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37_20" style:family="text">
      <style:text-properties fo:letter-spacing="0.198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2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2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2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24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37_2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7_26" style:family="text">
      <style:text-properties fo:letter-spacing="0.17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28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7_2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3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37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7" style:family="text">
      <style:text-properties fo:letter-spacing="0.1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37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4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" style:family="paragraph" style:parent-style-name="Normal">
      <style:paragraph-properties fo:text-align="justify" style:line-height-at-least="0.473cm" fo:margin-top="1.044cm" fo:margin-bottom="0.305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4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3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4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6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" style:family="paragraph" style:parent-style-name="Normal">
      <style:paragraph-properties fo:text-align="justify" style:line-height-at-least="0.469cm" fo:margin-top="0.002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Normal">
      <style:paragraph-properties fo:text-align="left" style:line-height-at-least="0.776cm" fo:margin-top="0.002cm" fo:margin-right="1.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4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1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4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7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0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4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6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5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" style:family="paragraph" style:parent-style-name="Normal">
      <style:paragraph-properties fo:text-align="justify" style:line-height-at-least="0.473cm" fo:margin-top="1.046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fo:letter-spacing="0.28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6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8" style:family="text">
      <style:text-properties fo:letter-spacing="0.2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0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4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6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8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Normal">
      <style:paragraph-properties fo:text-align="left" style:line-height-at-least="0.75cm" fo:margin-top="0.028cm" fo:margin-right="0.64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5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7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0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2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5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7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9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42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7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9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" style:family="paragraph" style:parent-style-name="Normal">
      <style:paragraph-properties fo:text-align="justify" fo:text-indent="0cm" style:line-height-at-least="0.473cm" fo:margin-top="0.975cm" fo:margin-left="0cm" fo:margin-right="-0.353cm" style:writing-mode="lr-tb"/>
    </style:style>
    <style:style style:name="T4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2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43_5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7" style:family="text">
      <style:text-properties fo:letter-spacing="0.1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44" style:family="paragraph" style:parent-style-name="Normal">
      <style:paragraph-properties fo:text-align="left" style:line-height-at-least="0.776cm" fo:margin-top="0.459cm" fo:margin-right="0.18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_7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9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1" style:family="text">
      <style:text-properties fo:letter-spacing="0.3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3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5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7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9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1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3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5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Normal">
      <style:paragraph-properties fo:text-align="left" style:line-height-at-least="0.774cm" fo:margin-top="0cm" fo:margin-right="-0.16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" style:family="text">
      <style:text-properties fo:letter-spacing="0.3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6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8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0" style:family="text">
      <style:text-properties fo:letter-spacing="0.3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2" style:family="text">
      <style:text-properties fo:letter-spacing="0.49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4" style:family="text">
      <style:text-properties fo:letter-spacing="0.4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6" style:family="text">
      <style:text-properties fo:letter-spacing="0.3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8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0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7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0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4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6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" style:family="paragraph" style:parent-style-name="Normal">
      <style:paragraph-properties fo:text-align="left" style:line-height-at-least="0.776cm" fo:margin-top="0cm" fo:margin-right="-0.19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1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7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9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5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7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9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1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3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5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7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9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1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Normal">
      <style:paragraph-properties fo:text-align="justify" style:line-height-at-least="0.467cm" fo:margin-top="0.30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9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1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3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5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7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Normal">
      <style:paragraph-properties fo:text-align="left" style:line-height-at-least="0.741cm" fo:margin-top="0.778cm" fo:margin-right="-0.27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>
      <style:text-properties fo:letter-spacing="0.51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0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2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6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8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0" style:family="text">
      <style:text-properties fo:letter-spacing="0.1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2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Normal">
      <style:paragraph-properties fo:text-align="left" style:line-height-at-least="0.776cm" fo:margin-top="0.691cm" fo:margin-right="-0.27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0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2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4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8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0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0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2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4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7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9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Normal">
      <style:paragraph-properties fo:text-align="left" style:line-height-at-least="0.741cm" fo:margin-top="0.035cm" fo:margin-right="-0.19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6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8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0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4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7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9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1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3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5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2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6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8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0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Normal">
      <style:paragraph-properties fo:text-align="justify" style:line-height-at-least="0.741cm" fo:margin-top="0.035cm" fo:margin-right="-0.16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0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4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3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7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9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1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3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9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1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3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9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1" style:family="text">
      <style:text-properties fo:letter-spacing="0.56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5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7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Normal">
      <style:paragraph-properties fo:text-align="left" style:line-height-at-least="0.741cm" fo:margin-top="0.035cm" fo:margin-right="0.07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7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9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1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3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5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7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9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1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4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0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0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" style:family="paragraph" style:parent-style-name="Normal">
      <style:paragraph-properties fo:text-align="left" style:line-height-at-least="0.741cm" fo:margin-top="0.035cm" fo:margin-right="-0.08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2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6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8" style:family="text">
      <style:text-properties fo:letter-spacing="0.4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0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Normal">
      <style:paragraph-properties fo:text-align="justify" style:line-height-at-least="0.473cm" fo:margin-top="1.08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fo:letter-spacing="0.28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8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2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4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6" style:family="text">
      <style:text-properties fo:letter-spacing="0.46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8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Normal">
      <style:paragraph-properties fo:text-align="justify" style:line-height-at-least="0.776cm" fo:margin-top="0cm" fo:margin-right="-0.108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1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5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7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9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1" style:family="text">
      <style:text-properties fo:letter-spacing="0.6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3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6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8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0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8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4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4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48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4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2" style:family="text">
      <style:text-properties fo:letter-spacing="0.046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5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57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5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60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5_61" style:family="text">
      <style:text-properties fo:letter-spacing="0.099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62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6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64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65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5_6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6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6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69" style:family="text">
      <style:text-properties fo:letter-spacing="0.044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70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7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72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5_7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7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75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7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5_7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8" style:family="text">
      <style:text-properties fo:letter-spacing="0.0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Normal">
      <style:paragraph-properties fo:text-align="justify" style:line-height-at-least="0.776cm" fo:margin-top="0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0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8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1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3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5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7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9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1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3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5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7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9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1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7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48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6_4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2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5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5" style:family="text">
      <style:text-properties fo:letter-spacing="0.071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7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5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6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6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6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64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65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66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6_67" style:family="text">
      <style:text-properties fo:letter-spacing="0.099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68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6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0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6_7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5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6_7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7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9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Normal">
      <style:paragraph-properties fo:text-align="justify" style:line-height-at-least="0.741cm" fo:margin-top="0.025cm" fo:margin-right="-0.19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8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1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3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9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1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3" style:family="text">
      <style:text-properties fo:letter-spacing="0.7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5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9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1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4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6" style:family="text">
      <style:text-properties fo:letter-spacing="0.19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8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2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7_5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5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59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7_6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61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7_6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4" style:family="text">
      <style:text-properties fo:letter-spacing="0.14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6" style:family="text">
      <style:text-properties fo:letter-spacing="0.19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8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57_73" style:family="text">
      <style:text-properties fo:letter-spacing="0.1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7" style:family="text">
      <style:text-properties fo:letter-spacing="0.3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9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57_8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5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7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1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3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7" style:family="text">
      <style:text-properties fo:letter-spacing="0.275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7_98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7_9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100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57_101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57_10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10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10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57_105" style:family="text">
      <style:text-properties fo:letter-spacing="0.09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7" style:family="text">
      <style:text-properties fo:letter-spacing="0.19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9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2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6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8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0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4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0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4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6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0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4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Normal">
      <style:paragraph-properties fo:text-align="justify" style:line-height-at-least="0.776cm" fo:margin-top="0cm" fo:margin-right="-0.08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2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8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2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4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6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8" style:family="text">
      <style:text-properties fo:letter-spacing="0.4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0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2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6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8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0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" style:family="paragraph" style:parent-style-name="Normal">
      <style:paragraph-properties fo:text-align="justify" style:line-height-at-least="0.741cm" fo:margin-top="0.035cm" fo:margin-right="-0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1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5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7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9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3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9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1" style:family="text">
      <style:text-properties fo:letter-spacing="0.5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3" style:family="text">
      <style:text-properties fo:letter-spacing="0.6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5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7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9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1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3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7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9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Normal">
      <style:paragraph-properties fo:text-align="justify" style:line-height-at-least="0.467cm" fo:margin-top="0.998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6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8" style:family="text">
      <style:text-properties fo:letter-spacing="0.7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Normal">
      <style:paragraph-properties fo:text-align="left" style:line-height-at-least="0.741cm" fo:margin-top="0.813cm" fo:margin-bottom="0.034cm" fo:margin-right="0.42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" style:family="text">
      <style:text-properties fo:letter-spacing="0.46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15" style:family="text">
      <style:text-properties fo:letter-spacing="0.0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19" style:family="text">
      <style:text-properties fo:letter-spacing="0.0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2" style:family="text">
      <style:text-properties fo:letter-spacing="0.0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6" style:family="text">
      <style:text-properties fo:letter-spacing="0.0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29" style:family="text">
      <style:text-properties fo:letter-spacing="0.0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3" style:family="text">
      <style:text-properties fo:letter-spacing="0.0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5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39" style:family="text">
      <style:text-properties fo:letter-spacing="0.0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1" style:family="text">
      <style:text-properties fo:letter-spacing="0.4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4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6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8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0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Normal">
      <style:paragraph-properties fo:text-align="left" style:line-height-at-least="0.741cm" fo:margin-top="0cm" fo:margin-right="-0.27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8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0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2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4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6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8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0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4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Normal">
      <style:paragraph-properties fo:text-align="left" style:line-height-at-least="0.776cm" fo:margin-top="0cm" fo:margin-right="-0.27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6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8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0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4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2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5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9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1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Normal">
      <style:paragraph-properties fo:text-align="left" style:line-height-at-least="0.774cm" fo:margin-top="0cm" fo:margin-right="-0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4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6" style:family="text">
      <style:text-properties fo:letter-spacing="0.6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8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0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2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8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0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6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2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" style:family="paragraph" style:parent-style-name="Normal">
      <style:paragraph-properties fo:text-align="left" style:line-height-at-least="0.776cm" fo:margin-top="0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8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2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8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4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8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0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8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0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2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" style:family="paragraph" style:parent-style-name="Normal">
      <style:paragraph-properties fo:text-align="justify" fo:text-indent="0cm" style:line-height-at-least="0.473cm" fo:margin-top="0.974cm" fo:margin-left="0cm" fo:margin-right="-0.353cm" style:writing-mode="lr-tb"/>
    </style:style>
    <style:style style:name="T6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fo:letter-spacing="0.1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fo:letter-spacing="0.44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6" style:family="text">
      <style:text-properties fo:letter-spacing="0.21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8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0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2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66_13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5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7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67" style:family="paragraph" style:parent-style-name="Normal">
      <style:paragraph-properties fo:text-align="justify" style:line-height-at-least="0.773cm" fo:margin-top="0.566cm" fo:margin-bottom="0.002cm" fo:margin-right="0.16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6" style:family="text">
      <style:text-properties fo:letter-spacing="0.1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0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15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7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9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1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3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26" style:family="text">
      <style:text-properties fo:letter-spacing="0.1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8" style:family="text">
      <style:text-properties fo:letter-spacing="0.4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0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3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67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7_38" style:family="text">
      <style:text-properties fo:letter-spacing="0.14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0" style:family="text">
      <style:text-properties fo:letter-spacing="0cm" style:text-line-through-style="none" fo:font-style="normal" style:font-style-asian="normal" style:font-style-complex="normal" fo:color="#000000" style:font-name="Times New Roman" fo:font-size="6.5pt" style:font-name-asian="Times New Roman" style:font-size-asian="6.5pt" style:font-name-complex="Times New Roman" style:font-size-complex="6.5pt" fo:font-weight="normal" style:font-weight-asian="normal" style:font-weight-complex="normal" style:text-underline-style="none"/>
    </style:style>
    <style:style style:name="T67_41" style:family="text">
      <style:text-properties fo:letter-spacing="0cm" style:text-line-through-style="none" fo:font-style="normal" style:font-style-asian="normal" style:font-style-complex="normal" fo:color="#000000" style:font-name="Times New Roman" fo:font-size="6pt" style:font-name-asian="Times New Roman" style:font-size-asian="6pt" style:font-name-complex="Times New Roman" style:font-size-complex="6pt" fo:font-weight="normal" style:font-weight-asian="normal" style:font-weight-complex="normal" style:text-underline-style="none"/>
    </style:style>
    <style:style style:name="T67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3" style:family="text">
      <style:text-properties fo:letter-spacing="0.1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5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7" style:family="text">
      <style:text-properties fo:letter-spacing="0.51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9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1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Normal">
      <style:paragraph-properties fo:text-align="left" style:line-height-at-least="0.776cm" fo:margin-top="0cm" fo:margin-right="0.21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8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0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1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3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9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1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3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7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9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1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3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Normal">
      <style:paragraph-properties fo:text-align="left" style:line-height-at-least="0.774cm" fo:margin-top="0cm" fo:margin-right="0.08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7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9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2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4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6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8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0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2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3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5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4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6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0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60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6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" style:family="paragraph" style:parent-style-name="Normal">
      <style:paragraph-properties fo:text-align="justify" style:line-height-at-least="0.467cm" fo:margin-top="0.273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" style:family="paragraph" style:parent-style-name="Normal">
      <style:paragraph-properties fo:text-align="justify" style:line-height-at-least="0.467cm" fo:margin-top="0.309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fo:letter-spacing="0.7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8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2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4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Normal">
      <style:paragraph-properties fo:text-align="left" style:line-height-at-least="0.739cm" fo:margin-top="0.037cm" fo:margin-right="-0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8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6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6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9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1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5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7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Normal">
      <style:paragraph-properties fo:text-align="justify" style:line-height-at-least="0.776cm" fo:margin-top="0.672cm" fo:margin-right="-0.01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2" style:family="text">
      <style:text-properties fo:letter-spacing="0.5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7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73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7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6" style:family="text">
      <style:text-properties fo:letter-spacing="0.08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6" style:family="text">
      <style:text-properties fo:letter-spacing="0.1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9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1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3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6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39" style:family="text">
      <style:text-properties fo:letter-spacing="0.1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1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3" style:family="text">
      <style:text-properties fo:letter-spacing="0.5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5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7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9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1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bold" style:font-weight-asian="bold" style:font-weight-complex="bold" style:text-underline-style="none"/>
    </style:style>
    <style:style style:name="T73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9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1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3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5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7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9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7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Normal">
      <style:paragraph-properties fo:text-align="justify" style:line-height-at-least="0.469cm" fo:margin-top="0.305cm" fo:margin-right="-0.353cm" style:writing-mode="lr-tb"/>
    </style:style>
    <style:style style:name="T7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0" style:family="text">
      <style:text-properties fo:letter-spacing="0.0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2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4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2" style:family="text">
      <style:text-properties fo:letter-spacing="0.08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background" draw:auto-grow-height="false" draw:auto-grow-width="false"/>
    </style:style>
    <style:style style:name="P75" style:family="paragraph" style:parent-style-name="Normal">
      <style:paragraph-properties fo:text-align="justify" fo:text-indent="0cm" style:line-height-at-least="0.363cm" fo:margin-top="0.85cm" fo:margin-bottom="0cm" fo:margin-left="0cm" fo:margin-right="-0.353cm" style:writing-mode="lr-tb"/>
    </style:style>
    <style:style style:name="T75_1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" style:family="text">
      <style:text-properties fo:letter-spacing="0.115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4" style:family="text">
      <style:text-properties fo:letter-spacing="0.28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5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6" style:family="text">
      <style:text-properties fo:letter-spacing="0.27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7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8" style:family="text">
      <style:text-properties fo:letter-spacing="0.363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9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0" style:family="text">
      <style:text-properties fo:letter-spacing="0.194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1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2" style:family="text">
      <style:text-properties fo:letter-spacing="0.217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4" style:family="text">
      <style:text-properties fo:letter-spacing="0.27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5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6" style:family="text">
      <style:text-properties fo:letter-spacing="0.302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7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8" style:family="text">
      <style:text-properties fo:letter-spacing="0.194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19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0" style:family="text">
      <style:text-properties fo:letter-spacing="0.302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1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2" style:family="text">
      <style:text-properties fo:letter-spacing="0.27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4" style:family="text">
      <style:text-properties fo:letter-spacing="0.132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5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6" style:family="text">
      <style:text-properties fo:letter-spacing="0.27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75_27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S6" style:family="section" style:master-page-name="MasterPage5">
      <style:section-properties text:dont-balance-text-columns="false">
        <style:columns fo:column-count="0" fo:column-gap="1.27cm"/>
      </style:section-properties>
    </style:style>
    <style:style style:name="P76" style:family="paragraph" style:parent-style-name="Normal" style:master-page-name="MasterPage5">
      <style:paragraph-properties fo:text-align="left" style:line-height-at-least="0.547cm" fo:margin-top="0cm" fo:margin-right="-0.08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7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0" style:family="text">
      <style:text-properties fo:letter-spacing="0.1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2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5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Normal">
      <style:paragraph-properties fo:text-align="justify" fo:text-indent="0cm" style:line-height-at-least="0.473cm" fo:margin-top="0.94cm" fo:margin-left="0cm" fo:margin-right="-0.353cm" style:writing-mode="lr-tb"/>
    </style:style>
    <style:style style:name="T7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2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" style:family="text">
      <style:text-properties fo:letter-spacing="0.44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6" style:family="text">
      <style:text-properties fo:letter-spacing="0.2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8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0" style:family="text">
      <style:text-properties fo:letter-spacing="0.21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2" style:family="text">
      <style:text-properties fo:letter-spacing="0.53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77_15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7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9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78" style:family="paragraph" style:parent-style-name="Normal">
      <style:paragraph-properties fo:text-align="justify" style:line-height-at-least="0.741cm" fo:margin-top="0.635cm" fo:margin-right="-0.27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" style:family="text">
      <style:text-properties fo:letter-spacing="0.51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0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2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4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17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9" style:family="text">
      <style:text-properties fo:letter-spacing="0.3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1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3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5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7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9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1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3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5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7" style:family="text">
      <style:text-properties fo:letter-spacing="0.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9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42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8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2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4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" style:family="paragraph" style:parent-style-name="Normal">
      <style:paragraph-properties fo:text-align="left" style:line-height-at-least="0.741cm" fo:margin-top="0.034cm" fo:margin-right="-0.01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4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8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0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4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9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1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3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7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9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1" style:family="text">
      <style:text-properties fo:letter-spacing="0.7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3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7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" style:family="paragraph" style:parent-style-name="Normal">
      <style:paragraph-properties fo:text-align="left" style:line-height-at-least="0.741cm" fo:margin-top="0.035cm" fo:margin-right="0.08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3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6" style:family="text">
      <style:text-properties fo:letter-spacing="0.0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0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6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0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4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1" style:family="paragraph" style:parent-style-name="Normal">
      <style:paragraph-properties fo:text-align="justify" style:line-height-at-least="0.776cm" fo:margin-top="0.672cm" fo:margin-bottom="0.307cm" fo:margin-right="-0.19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8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11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3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5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7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9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1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3" style:family="text">
      <style:text-properties fo:letter-spacing="0.5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5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7" style:family="text">
      <style:text-properties fo:letter-spacing="0.1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9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1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3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5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7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40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4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6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8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0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2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4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0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4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2" style:family="paragraph" style:parent-style-name="Normal">
      <style:paragraph-properties fo:text-align="justify" style:line-height-at-least="0.467cm" fo:margin-top="0.03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2" style:family="text">
      <style:text-properties fo:letter-spacing="0.56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3" style:family="paragraph" style:parent-style-name="Normal">
      <style:paragraph-properties fo:text-align="left" style:line-height-at-least="0.741cm" fo:margin-top="0.037cm" fo:margin-right="-0.26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8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2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6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8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0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6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4" style:family="paragraph" style:parent-style-name="Normal">
      <style:paragraph-properties fo:text-align="left" style:line-height-at-least="0.776cm" fo:margin-top="0.743cm" fo:margin-right="0.04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4_5" style:family="text">
      <style:text-properties fo:letter-spacing="0.0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7" style:family="text">
      <style:text-properties fo:letter-spacing="0.5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9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4_12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4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6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8" style:family="text">
      <style:text-properties fo:letter-spacing="0.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0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6" style:family="text">
      <style:text-properties fo:letter-spacing="0.4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8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0" style:family="text">
      <style:text-properties fo:letter-spacing="0.4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6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8" style:family="text">
      <style:text-properties fo:letter-spacing="0.28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40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5" style:family="paragraph" style:parent-style-name="Normal">
      <style:paragraph-properties fo:text-align="left" style:line-height-at-least="0.741cm" fo:margin-top="0.034cm" fo:margin-right="-0.00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6" style:family="text">
      <style:text-properties fo:letter-spacing="0.61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0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2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4" style:family="text">
      <style:text-properties fo:letter-spacing="0.4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7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19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3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7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9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" style:family="paragraph" style:parent-style-name="Normal">
      <style:paragraph-properties fo:text-align="left" style:line-height-at-least="0.776cm" fo:margin-top="0.743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" style:family="text">
      <style:text-properties fo:letter-spacing="0.4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6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8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0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2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4" style:family="text">
      <style:text-properties fo:letter-spacing="0.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6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8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0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2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4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6" style:family="text">
      <style:text-properties fo:letter-spacing="0.2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2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7" style:family="paragraph" style:parent-style-name="Normal">
      <style:paragraph-properties fo:text-align="left" style:line-height-at-least="0.741cm" fo:margin-top="0.034cm" fo:margin-right="-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5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7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9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1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3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5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7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19" style:family="text">
      <style:text-properties fo:letter-spacing="0.4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1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3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5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7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2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3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5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7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39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1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3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7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8" style:family="paragraph" style:parent-style-name="Normal">
      <style:paragraph-properties fo:text-align="justify" fo:text-indent="0cm" style:line-height-at-least="0.473cm" fo:margin-top="1.044cm" fo:margin-bottom="0cm" fo:margin-left="0cm" fo:margin-right="-0.353cm" style:writing-mode="lr-tb"/>
    </style:style>
    <style:style style:name="T8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2" style:family="text">
      <style:text-properties fo:letter-spacing="0.44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4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6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10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88_11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13" style:family="text">
      <style:text-properties fo:letter-spacing="0.17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15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S7" style:family="section" style:master-page-name="MasterPage6">
      <style:section-properties text:dont-balance-text-columns="false">
        <style:columns fo:column-count="0" fo:column-gap="1.27cm"/>
      </style:section-properties>
    </style:style>
    <style:style style:name="P89" style:family="paragraph" style:parent-style-name="Normal" style:master-page-name="MasterPage6">
      <style:paragraph-properties fo:text-align="left" style:line-height-at-least="0.741cm" fo:margin-top="1.822cm" fo:margin-right="0.08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6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8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0" style:family="text">
      <style:text-properties fo:letter-spacing="0.25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2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4" style:family="text">
      <style:text-properties fo:letter-spacing="0.27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6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8" style:family="text">
      <style:text-properties fo:letter-spacing="0.3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9_21" style:family="text">
      <style:text-properties fo:letter-spacing="0.11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3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5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7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9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1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3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5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7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9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1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0" style:family="paragraph" style:parent-style-name="Normal">
      <style:paragraph-properties fo:text-align="left" style:line-height-at-least="0.741cm" fo:margin-top="0.034cm" fo:margin-right="-0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8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0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2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6" style:family="text">
      <style:text-properties fo:letter-spacing="0.42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2" style:family="text">
      <style:text-properties fo:letter-spacing="0.08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1" style:family="paragraph" style:parent-style-name="Normal">
      <style:paragraph-properties fo:text-align="justify" style:line-height-at-least="0.469cm" fo:margin-top="0.307cm" fo:margin-bottom="0.03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8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0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8" style:family="text">
      <style:text-properties fo:letter-spacing="0.0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" style:family="paragraph" style:parent-style-name="Normal">
      <style:paragraph-properties fo:text-align="left" style:line-height-at-least="0.741cm" fo:margin-top="0.035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8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0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3" style:family="text">
      <style:text-properties fo:letter-spacing="0.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5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7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4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6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8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2" style:family="text">
      <style:text-properties fo:letter-spacing="0.07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4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3" style:family="paragraph" style:parent-style-name="Normal">
      <style:paragraph-properties fo:text-align="left" style:line-height-at-least="0.741cm" fo:margin-top="0.035cm" fo:margin-right="-0.18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4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8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4" style:family="paragraph" style:parent-style-name="Normal">
      <style:paragraph-properties fo:text-align="left" style:line-height-at-least="0.741cm" fo:margin-top="0.813cm" fo:margin-right="0.08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6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8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0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4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4_21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3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5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7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9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1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3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5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7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9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1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5" style:family="paragraph" style:parent-style-name="Normal">
      <style:paragraph-properties fo:text-align="left" style:line-height-at-least="0.741cm" fo:margin-top="0.034cm" fo:margin-right="-0.27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6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8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0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6" style:family="text">
      <style:text-properties fo:letter-spacing="0.42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2" style:family="text">
      <style:text-properties fo:letter-spacing="0.08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6" style:family="paragraph" style:parent-style-name="Normal">
      <style:paragraph-properties fo:text-align="justify" style:line-height-at-least="0.469cm" fo:margin-top="0.307cm" fo:margin-bottom="0.03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8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0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8" style:family="text">
      <style:text-properties fo:letter-spacing="0.0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7" style:family="paragraph" style:parent-style-name="Normal">
      <style:paragraph-properties fo:text-align="left" style:line-height-at-least="0.741cm" fo:margin-top="0.035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6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8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0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3" style:family="text">
      <style:text-properties fo:letter-spacing="0.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5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7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4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6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8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3" style:family="text">
      <style:text-properties fo:letter-spacing="0.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5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7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8" style:family="paragraph" style:parent-style-name="Normal">
      <style:paragraph-properties fo:text-align="left" style:line-height-at-least="0.741cm" fo:margin-top="0.035cm" fo:margin-right="-0.18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6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0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4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8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9" style:family="paragraph" style:parent-style-name="Normal">
      <style:paragraph-properties fo:text-align="justify" fo:text-indent="0cm" style:line-height-at-least="0.473cm" fo:margin-top="0.974cm" fo:margin-left="0cm" fo:margin-right="-0.353cm" style:writing-mode="lr-tb"/>
    </style:style>
    <style:style style:name="T9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6" style:family="text">
      <style:text-properties fo:letter-spacing="0.44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8" style:family="text">
      <style:text-properties fo:letter-spacing="0.2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0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2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3" style:family="text">
      <style:text-properties fo:letter-spacing="0.00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4" style:family="text">
      <style:text-properties fo:letter-spacing="0.004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99_15" style:family="text">
      <style:text-properties fo:letter-spacing="0.004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6" style:family="text">
      <style:text-properties fo:letter-spacing="0.00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7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9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100" style:family="paragraph" style:parent-style-name="Normal">
      <style:paragraph-properties fo:text-align="justify" style:line-height-at-least="0.741cm" fo:margin-top="0.635cm" fo:margin-right="-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" style:family="text">
      <style:text-properties fo:letter-spacing="0.5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6" style:family="text">
      <style:text-properties fo:letter-spacing="0.37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8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0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2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4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6" style:family="text">
      <style:text-properties fo:letter-spacing="0.5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0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2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4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6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8" style:family="text">
      <style:text-properties fo:letter-spacing="0.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0_31" style:family="text">
      <style:text-properties fo:letter-spacing="0.0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3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5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7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9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1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3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5" style:family="text">
      <style:text-properties fo:letter-spacing="0.5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7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9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1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3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1" style:family="paragraph" style:parent-style-name="Normal">
      <style:paragraph-properties fo:text-align="justify" style:line-height-at-least="0.774cm" fo:margin-top="0cm" fo:margin-right="0.05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7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9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1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4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6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0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2" style:family="text">
      <style:text-properties fo:letter-spacing="0.19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4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6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8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0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4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8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6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9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1" style:family="text">
      <style:text-properties fo:letter-spacing="0.7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2" style:family="paragraph" style:parent-style-name="Normal">
      <style:paragraph-properties fo:text-align="justify" style:line-height-at-least="0.467cm" fo:margin-top="0.273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6" style:family="text">
      <style:text-properties fo:letter-spacing="0.6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8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3" style:family="paragraph" style:parent-style-name="Normal">
      <style:paragraph-properties fo:text-align="justify" style:line-height-at-least="0.741cm" fo:margin-top="0.037cm" fo:margin-bottom="0cm" fo:margin-right="0.24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1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3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6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0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2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6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8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0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2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9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S8" style:family="section" style:master-page-name="MasterPage7">
      <style:section-properties text:dont-balance-text-columns="false">
        <style:columns fo:column-count="0" fo:column-gap="1.27cm"/>
      </style:section-properties>
    </style:style>
    <style:style style:name="P104" style:family="paragraph" style:parent-style-name="Normal" style:master-page-name="MasterPage7">
      <style:paragraph-properties fo:text-align="justify" fo:text-indent="0cm" style:line-height-at-least="0.467cm" fo:margin-top="1.004cm" fo:margin-left="1.152cm" fo:margin-right="-0.353cm" style:writing-mode="lr-tb"/>
    </style:style>
    <style:style style:name="T10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6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8" style:family="text">
      <style:text-properties fo:letter-spacing="0.64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0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5" style:family="paragraph" style:parent-style-name="Normal">
      <style:paragraph-properties fo:text-align="justify" style:line-height-at-least="0.467cm" fo:margin-top="0.309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5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7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6" style:family="paragraph" style:parent-style-name="Normal">
      <style:paragraph-properties fo:text-align="left" style:line-height-at-least="0.741cm" fo:margin-top="0.707cm" fo:margin-bottom="0.307cm" fo:margin-right="0.138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>
      <style:text-properties fo:letter-spacing="0.43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>
      <style:text-properties fo:letter-spacing="0.1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>
      <style:text-properties fo:letter-spacing="0.53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>
      <style:text-properties fo:letter-spacing="0.53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" style:family="text">
      <style:text-properties fo:letter-spacing="0.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" style:family="text">
      <style:text-properties fo:letter-spacing="0.53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" style:family="text">
      <style:text-properties fo:letter-spacing="0.27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0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2" style:family="text">
      <style:text-properties fo:letter-spacing="0.2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8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7" style:family="paragraph" style:parent-style-name="Normal">
      <style:paragraph-properties fo:text-align="justify" style:line-height-at-least="0.467cm" fo:margin-top="0.03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2" style:family="text">
      <style:text-properties fo:letter-spacing="0.4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8" style:family="paragraph" style:parent-style-name="Normal">
      <style:paragraph-properties fo:text-align="left" style:line-height-at-least="0.741cm" fo:margin-top="0.037cm" fo:margin-right="0.75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>
      <style:text-properties fo:letter-spacing="0.61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" style:family="text">
      <style:text-properties fo:letter-spacing="0.0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1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3" style:family="text">
      <style:text-properties fo:letter-spacing="0.6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9" style:family="paragraph" style:parent-style-name="Normal">
      <style:paragraph-properties fo:text-align="justify" style:line-height-at-least="0.467cm" fo:margin-top="0.307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5" style:family="text">
      <style:text-properties fo:letter-spacing="0.6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7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9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1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3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5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0" style:family="paragraph" style:parent-style-name="Normal">
      <style:paragraph-properties fo:text-align="justify" style:line-height-at-least="0.741cm" fo:margin-top="0.707cm" fo:margin-right="-0.10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>
      <style:text-properties fo:letter-spacing="0.41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8" style:family="text">
      <style:text-properties fo:letter-spacing="0.49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0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0_17" style:family="text">
      <style:text-properties fo:letter-spacing="0.0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9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1" style:family="text">
      <style:text-properties fo:letter-spacing="0.27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3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5" style:family="text">
      <style:text-properties fo:letter-spacing="0.53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7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9" style:family="text">
      <style:text-properties fo:letter-spacing="0.27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1" style:family="text">
      <style:text-properties fo:letter-spacing="0.27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3" style:family="text">
      <style:text-properties fo:letter-spacing="0.4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5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7" style:family="text">
      <style:text-properties fo:letter-spacing="0.19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9" style:family="text">
      <style:text-properties fo:letter-spacing="0.35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1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1" style:family="paragraph" style:parent-style-name="Normal">
      <style:paragraph-properties fo:text-align="justify" fo:text-indent="0cm" style:line-height-at-least="0.443cm" fo:margin-top="0.998cm" fo:margin-left="4.468cm" fo:margin-right="-0.353cm" style:writing-mode="lr-tb"/>
    </style:style>
    <style:style style:name="T111_1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3" style:family="text">
      <style:text-properties fo:letter-spacing="0.15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5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11_6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fo:letter-spacing="0.04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9" style:family="text">
      <style:text-properties fo:letter-spacing="0.40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11" style:family="text">
      <style:text-properties fo:letter-spacing="0.38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11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P112" style:family="paragraph" style:parent-style-name="Normal">
      <style:paragraph-properties fo:text-align="justify" fo:text-indent="0cm" style:line-height-at-least="0.039cm" fo:margin-top="0.185cm" fo:margin-bottom="0cm" fo:margin-left="0cm" fo:margin-right="0cm" style:writing-mode="lr-tb"/>
    </style:style>
    <style:style style:name="T112_1" style:family="text">
      <style:text-properties fo:letter-spacing="0cm" style:text-line-through-style="none" fo:font-style="normal" style:font-style-asian="normal" style:font-style-complex="normal" fo:color="#000000" style:font-name="Arial" fo:font-size="1pt" style:font-name-asian="Arial" style:font-size-asian="1pt" style:font-name-complex="Arial" style:font-size-complex="1pt" fo:font-weight="normal" style:font-weight-asian="normal" style:font-weight-complex="normal" style:text-underline-style="none"/>
    </style:style>
    <style:style style:name="Table1" style:family="table">
      <style:table-properties table:align="left" style:width="15.709cm" fo:margin-left="0.658cm"/>
    </style:style>
    <style:style style:name="Column1" style:family="table-column">
      <style:table-column-properties style:column-width="2.54cm" style:use-optimal-column-width="false"/>
    </style:style>
    <style:style style:name="Column2" style:family="table-column">
      <style:table-column-properties style:column-width="6.585cm" style:use-optimal-column-width="false"/>
    </style:style>
    <style:style style:name="Column3" style:family="table-column">
      <style:table-column-properties style:column-width="6.585cm" style:use-optimal-column-width="false"/>
    </style:style>
    <style:style style:name="Row1" style:family="table-row">
      <style:table-row-properties style:row-height="0.494cm" style:use-optimal-row-height="false"/>
    </style:style>
    <style:style style:name="Cell1" style:family="table-cell">
      <style:table-cell-properties fo:background-color="#e5e5e5" style:vertical-align="middle" fo:border-top="#000000 0.018cm solid" fo:border-bottom="#000000 0.018cm solid" fo:padding-left="0.658cm" fo:border-left="#e5e5e5 0.018cm solid" fo:padding-right="0.418cm" fo:border-right="#000000 0.018cm solid" fo:wrap-option="wrap"/>
    </style:style>
    <style:style style:name="P113" style:family="paragraph" style:parent-style-name="Normal">
      <style:paragraph-properties fo:text-align="justify" fo:text-indent="0cm" style:line-height-at-least="0.459cm" fo:margin-top="0cm" fo:margin-bottom="0cm" fo:margin-left="0cm" fo:margin-right="0cm" style:writing-mode="lr-tb"/>
    </style:style>
    <style:style style:name="T113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3_2" style:family="text">
      <style:text-properties fo:letter-spacing="0.19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3_3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3_4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" style:family="table-cell">
      <style:table-cell-properties fo:background-color="#e5e5e5" style:vertical-align="middle" fo:border-top="#000000 0.018cm solid" fo:border-bottom="#000000 0.018cm solid" fo:padding-left="2.775cm" fo:border-left="#000000 0.018cm solid" fo:padding-right="2.789cm" fo:border-right="#000000 0.018cm solid" fo:wrap-option="wrap"/>
    </style:style>
    <style:style style:name="P114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14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3" style:family="table-cell">
      <style:table-cell-properties fo:background-color="#e5e5e5" style:vertical-align="middle" fo:border-top="#000000 0.018cm solid" fo:border-bottom="#000000 0.018cm solid" fo:padding-left="2.611cm" fo:border-left="#000000 0.018cm solid" fo:padding-right="2.685cm" fo:border-right="#e5e5e5 0.018cm solid" fo:wrap-option="wrap"/>
    </style:style>
    <style:style style:name="P115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15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2" style:family="table-row">
      <style:table-row-properties style:row-height="0.464cm" style:use-optimal-row-height="false"/>
    </style:style>
    <style:style style:name="Cell4" style:family="table-cell">
      <style:table-cell-properties style:vertical-align="middle" fo:border-top="#000000 0.018cm solid" fo:border-bottom="#000000 0.018cm solid" fo:padding-left="1.081cm" fo:border-left="transparent 0.018cm solid" fo:padding-right="0.87cm" fo:border-right="#000000 0.018cm solid" fo:wrap-option="wrap"/>
    </style:style>
    <style:style style:name="P116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16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6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18cm solid" fo:border-bottom="#000000 0.018cm solid" fo:padding-left="1.646cm" fo:border-left="#000000 0.018cm solid" fo:padding-right="1.635cm" fo:border-right="#000000 0.018cm solid" fo:wrap-option="wrap"/>
    </style:style>
    <style:style style:name="P117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17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7_2" style:family="text">
      <style:text-properties fo:letter-spacing="0.53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7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18cm solid" fo:border-bottom="#000000 0.018cm solid" fo:padding-left="2.258cm" fo:border-left="#000000 0.018cm solid" fo:padding-right="2.503cm" fo:border-right="transparent 0.018cm solid" fo:wrap-option="wrap"/>
    </style:style>
    <style:style style:name="P118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18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3" style:family="table-row">
      <style:table-row-properties style:row-height="0.494cm" style:use-optimal-row-height="false"/>
    </style:style>
    <style:style style:name="Cell7" style:family="table-cell">
      <style:table-cell-properties style:vertical-align="middle" fo:border-top="#000000 0.018cm solid" fo:border-bottom="#000000 0.018cm solid" fo:padding-left="1.081cm" fo:border-left="transparent 0.018cm solid" fo:padding-right="0.87cm" fo:border-right="#000000 0.018cm solid" fo:wrap-option="wrap"/>
    </style:style>
    <style:style style:name="P119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19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19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1.646cm" fo:border-left="#000000 0.018cm solid" fo:padding-right="1.635cm" fo:border-right="#000000 0.018cm solid" fo:wrap-option="wrap"/>
    </style:style>
    <style:style style:name="P120" style:family="paragraph" style:parent-style-name="Normal">
      <style:paragraph-properties fo:text-align="justify" fo:text-indent="0cm" style:line-height-at-least="0.443cm" fo:margin-top="0.049cm" fo:margin-bottom="0cm" fo:margin-left="0cm" fo:margin-right="0cm" style:writing-mode="lr-tb"/>
    </style:style>
    <style:style style:name="T120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0_2" style:family="text">
      <style:text-properties fo:letter-spacing="0.53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0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18cm solid" fo:border-bottom="#000000 0.018cm solid" fo:padding-left="2.258cm" fo:border-left="#000000 0.018cm solid" fo:padding-right="2.503cm" fo:border-right="transparent 0.018cm solid" fo:wrap-option="wrap"/>
    </style:style>
    <style:style style:name="P121" style:family="paragraph" style:parent-style-name="Normal">
      <style:paragraph-properties fo:text-align="justify" fo:text-indent="0cm" style:line-height-at-least="0.443cm" fo:margin-top="0.049cm" fo:margin-bottom="0cm" fo:margin-left="0cm" fo:margin-right="0cm" style:writing-mode="lr-tb"/>
    </style:style>
    <style:style style:name="T121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4" style:family="table-row">
      <style:table-row-properties style:row-height="0.494cm" style:use-optimal-row-height="false"/>
    </style:style>
    <style:style style:name="Cell10" style:family="table-cell">
      <style:table-cell-properties style:vertical-align="middle" fo:border-top="#000000 0.018cm solid" fo:border-bottom="#000000 0.018cm solid" fo:padding-left="1.081cm" fo:border-left="transparent 0.018cm solid" fo:padding-right="0.87cm" fo:border-right="#000000 0.018cm solid" fo:wrap-option="wrap"/>
    </style:style>
    <style:style style:name="P122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22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2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18cm solid" fo:border-bottom="#000000 0.018cm solid" fo:padding-left="1.646cm" fo:border-left="#000000 0.018cm solid" fo:padding-right="1.635cm" fo:border-right="#000000 0.018cm solid" fo:wrap-option="wrap"/>
    </style:style>
    <style:style style:name="P123" style:family="paragraph" style:parent-style-name="Normal">
      <style:paragraph-properties fo:text-align="justify" fo:text-indent="0cm" style:line-height-at-least="0.443cm" fo:margin-top="0.049cm" fo:margin-bottom="0cm" fo:margin-left="0cm" fo:margin-right="0cm" style:writing-mode="lr-tb"/>
    </style:style>
    <style:style style:name="T123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3_2" style:family="text">
      <style:text-properties fo:letter-spacing="0.53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3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2.611cm" fo:border-left="#000000 0.018cm solid" fo:padding-right="2.685cm" fo:border-right="transparent 0.018cm solid" fo:wrap-option="wrap"/>
    </style:style>
    <style:style style:name="P124" style:family="paragraph" style:parent-style-name="Normal">
      <style:paragraph-properties fo:text-align="justify" fo:text-indent="0cm" style:line-height-at-least="0.443cm" fo:margin-top="0.049cm" fo:margin-bottom="0cm" fo:margin-left="0cm" fo:margin-right="0cm" style:writing-mode="lr-tb"/>
    </style:style>
    <style:style style:name="T124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5" style:family="table-row">
      <style:table-row-properties style:row-height="0.508cm" style:use-optimal-row-height="false"/>
    </style:style>
    <style:style style:name="Cell13" style:family="table-cell">
      <style:table-cell-properties style:vertical-align="middle" fo:border-top="#000000 0.018cm solid" fo:border-bottom="#000000 0.018cm solid" fo:padding-left="1.081cm" fo:border-left="transparent 0.018cm solid" fo:padding-right="0.871cm" fo:border-right="#000000 0.018cm solid" fo:wrap-option="wrap"/>
    </style:style>
    <style:style style:name="P125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25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5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18cm solid" fo:border-bottom="#000000 0.018cm solid" fo:padding-left="1.482cm" fo:border-left="#000000 0.018cm solid" fo:padding-right="1.471cm" fo:border-right="#000000 0.018cm solid" fo:wrap-option="wrap"/>
    </style:style>
    <style:style style:name="P126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26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6_2" style:family="text">
      <style:text-properties fo:letter-spacing="0.59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26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18cm solid" fo:border-bottom="#000000 0.018cm solid" fo:padding-left="2.258cm" fo:border-left="#000000 0.018cm solid" fo:padding-right="2.503cm" fo:border-right="transparent 0.018cm solid" fo:wrap-option="wrap"/>
    </style:style>
    <style:style style:name="P127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27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P128" style:family="paragraph" style:parent-style-name="Normal">
      <style:paragraph-properties fo:text-align="justify" fo:text-indent="0cm" style:line-height-at-least="0.443cm" fo:margin-top="0.67cm" fo:margin-left="1.905cm" fo:margin-right="-0.353cm" style:writing-mode="lr-tb"/>
    </style:style>
    <style:style style:name="T128_1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3" style:family="text">
      <style:text-properties fo:letter-spacing="0.153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5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28_6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7" style:family="text">
      <style:text-properties fo:letter-spacing="0.07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9" style:family="text">
      <style:text-properties fo:letter-spacing="0.63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1" style:family="text">
      <style:text-properties fo:letter-spacing="0.40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3" style:family="text">
      <style:text-properties fo:letter-spacing="0.564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5" style:family="text">
      <style:text-properties fo:letter-spacing="0.381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28_1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P129" style:family="paragraph" style:parent-style-name="Normal">
      <style:paragraph-properties fo:text-align="justify" fo:text-indent="0cm" style:line-height-at-least="0.039cm" fo:margin-top="0.208cm" fo:margin-bottom="0cm" fo:margin-left="0cm" fo:margin-right="0cm" style:writing-mode="lr-tb"/>
    </style:style>
    <style:style style:name="T129_1" style:family="text">
      <style:text-properties fo:letter-spacing="0cm" style:text-line-through-style="none" fo:font-style="normal" style:font-style-asian="normal" style:font-style-complex="normal" fo:color="#000000" style:font-name="Arial" fo:font-size="1pt" style:font-name-asian="Arial" style:font-size-asian="1pt" style:font-name-complex="Arial" style:font-size-complex="1pt" fo:font-weight="normal" style:font-weight-asian="normal" style:font-weight-complex="normal" style:text-underline-style="none"/>
    </style:style>
    <style:style style:name="Table2" style:family="table">
      <style:table-properties table:align="left" style:width="15.709cm" fo:margin-left="0.376cm"/>
    </style:style>
    <style:style style:name="Column4" style:family="table-column">
      <style:table-column-properties style:column-width="2.54cm" style:use-optimal-column-width="false"/>
    </style:style>
    <style:style style:name="Column5" style:family="table-column">
      <style:table-column-properties style:column-width="6.585cm" style:use-optimal-column-width="false"/>
    </style:style>
    <style:style style:name="Column6" style:family="table-column">
      <style:table-column-properties style:column-width="6.585cm" style:use-optimal-column-width="false"/>
    </style:style>
    <style:style style:name="Row6" style:family="table-row">
      <style:table-row-properties style:row-height="0.494cm" style:use-optimal-row-height="false"/>
    </style:style>
    <style:style style:name="Cell16" style:family="table-cell">
      <style:table-cell-properties fo:background-color="#e5e5e5" style:vertical-align="middle" fo:border-top="#000000 0.018cm solid" fo:border-bottom="#000000 0.018cm solid" fo:padding-left="0.376cm" fo:border-left="#e5e5e5 0.018cm solid" fo:padding-right="0.143cm" fo:border-right="#000000 0.018cm solid" fo:wrap-option="wrap"/>
    </style:style>
    <style:style style:name="P130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30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2" style:family="text">
      <style:text-properties fo:letter-spacing="0.19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3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4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5" style:family="text">
      <style:text-properties fo:letter-spacing="0.037cm" fo:background-color="#e5e5e5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6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0_7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7" style:family="table-cell">
      <style:table-cell-properties fo:background-color="#e5e5e5" style:vertical-align="middle" fo:border-top="#000000 0.018cm solid" fo:border-bottom="#000000 0.018cm solid" fo:padding-left="1.482cm" fo:border-left="#000000 0.018cm solid" fo:padding-right="1.471cm" fo:border-right="#000000 0.018cm solid" fo:wrap-option="wrap"/>
    </style:style>
    <style:style style:name="P131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31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1_2" style:family="text">
      <style:text-properties fo:letter-spacing="0.596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1_3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18" style:family="table-cell">
      <style:table-cell-properties fo:background-color="#e5e5e5" style:vertical-align="middle" fo:border-top="#000000 0.018cm solid" fo:border-bottom="#000000 0.018cm solid" fo:padding-left="1.905cm" fo:border-left="#000000 0.018cm solid" fo:padding-right="2.321cm" fo:border-right="#e5e5e5 0.018cm solid" fo:wrap-option="wrap"/>
    </style:style>
    <style:style style:name="P132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32_1" style:family="text">
      <style:text-properties fo:letter-spacing="0cm" fo:background-color="#e5e5e5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7" style:family="table-row">
      <style:table-row-properties style:row-height="0.464cm" style:use-optimal-row-height="false"/>
    </style:style>
    <style:style style:name="Cell19" style:family="table-cell">
      <style:table-cell-properties style:vertical-align="middle" fo:border-top="#000000 0.018cm solid" fo:border-bottom="#000000 0.018cm solid" fo:padding-left="0.94cm" fo:border-left="transparent 0.018cm solid" fo:padding-right="0.728cm" fo:border-right="#000000 0.018cm solid" fo:wrap-option="wrap"/>
    </style:style>
    <style:style style:name="P133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33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3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3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3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1.905cm" fo:border-left="#000000 0.018cm solid" fo:padding-right="1.894cm" fo:border-right="#000000 0.018cm solid" fo:wrap-option="wrap"/>
    </style:style>
    <style:style style:name="P134" style:family="paragraph" style:parent-style-name="Normal">
      <style:paragraph-properties fo:text-align="justify" fo:text-indent="0cm" style:line-height-at-least="0.443cm" fo:margin-top="0.032cm" fo:margin-bottom="0cm" fo:margin-left="0cm" fo:margin-right="0cm" style:writing-mode="lr-tb"/>
    </style:style>
    <style:style style:name="T134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4_2" style:family="text">
      <style:text-properties fo:letter-spacing="0.1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4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4_4" style:family="text">
      <style:text-properties fo:letter-spacing="0.21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4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1" style:family="table-cell">
      <style:table-cell-properties style:vertical-align="top" fo:border-top="#000000 0.018cm solid" fo:border-bottom="#000000 0.018cm solid" fo:padding-left="2.258cm" fo:border-left="#000000 0.018cm solid" fo:padding-right="2.503cm" fo:border-right="transparent 0.018cm solid" fo:wrap-option="wrap"/>
    </style:style>
    <style:style style:name="P135" style:family="paragraph" style:parent-style-name="Normal">
      <style:paragraph-properties fo:text-align="justify" fo:text-indent="0cm" style:line-height-at-least="0.443cm" fo:margin-top="0.032cm" fo:margin-bottom="0cm" fo:margin-left="0cm" fo:margin-right="0cm" style:writing-mode="lr-tb"/>
    </style:style>
    <style:style style:name="T135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8" style:family="table-row">
      <style:table-row-properties style:row-height="0.494cm" style:use-optimal-row-height="false"/>
    </style:style>
    <style:style style:name="Cell22" style:family="table-cell">
      <style:table-cell-properties style:vertical-align="middle" fo:border-top="#000000 0.018cm solid" fo:border-bottom="#000000 0.018cm solid" fo:padding-left="0.94cm" fo:border-left="transparent 0.018cm solid" fo:padding-right="0.728cm" fo:border-right="#000000 0.018cm solid" fo:wrap-option="wrap"/>
    </style:style>
    <style:style style:name="P136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36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6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6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6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000000 0.018cm solid" fo:border-bottom="#000000 0.018cm solid" fo:padding-left="1.905cm" fo:border-left="#000000 0.018cm solid" fo:padding-right="1.894cm" fo:border-right="#000000 0.018cm solid" fo:wrap-option="wrap"/>
    </style:style>
    <style:style style:name="P137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37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7_2" style:family="text">
      <style:text-properties fo:letter-spacing="0.1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7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7_4" style:family="text">
      <style:text-properties fo:letter-spacing="0.21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7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18cm solid" fo:border-bottom="#000000 0.018cm solid" fo:padding-left="2.258cm" fo:border-left="#000000 0.018cm solid" fo:padding-right="2.503cm" fo:border-right="transparent 0.018cm solid" fo:wrap-option="wrap"/>
    </style:style>
    <style:style style:name="P138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38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9" style:family="table-row">
      <style:table-row-properties style:row-height="0.494cm" style:use-optimal-row-height="false"/>
    </style:style>
    <style:style style:name="Cell25" style:family="table-cell">
      <style:table-cell-properties style:vertical-align="middle" fo:border-top="#000000 0.018cm solid" fo:border-bottom="#000000 0.018cm solid" fo:padding-left="0.94cm" fo:border-left="transparent 0.018cm solid" fo:padding-right="0.728cm" fo:border-right="#000000 0.018cm solid" fo:wrap-option="wrap"/>
    </style:style>
    <style:style style:name="P139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39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9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9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39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000000 0.018cm solid" fo:border-bottom="#000000 0.018cm solid" fo:padding-left="1.552cm" fo:border-left="#000000 0.018cm solid" fo:padding-right="1.542cm" fo:border-right="#000000 0.018cm solid" fo:wrap-option="wrap"/>
    </style:style>
    <style:style style:name="P140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40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0_2" style:family="text">
      <style:text-properties fo:letter-spacing="0.362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0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0_4" style:family="text">
      <style:text-properties fo:letter-spacing="0.21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0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18cm solid" fo:border-bottom="#000000 0.018cm solid" fo:padding-left="2.376cm" fo:border-left="#000000 0.018cm solid" fo:padding-right="2.115cm" fo:border-right="transparent 0.018cm solid" fo:wrap-option="wrap"/>
    </style:style>
    <style:style style:name="P141" style:family="paragraph" style:parent-style-name="Normal">
      <style:paragraph-properties fo:text-align="justify" fo:text-indent="0cm" style:line-height-at-least="0.443cm" fo:margin-top="0cm" fo:margin-left="0cm" fo:margin-right="0cm" style:writing-mode="lr-tb"/>
    </style:style>
    <style:style style:name="T141_1" style:family="text">
      <style:text-properties fo:letter-spacing="0cm" style:text-line-through-style="none" fo:font-style="normal" style:font-style-asian="normal" style:font-style-complex="normal" fo:color="#7f7f7f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P142" style:family="paragraph" style:parent-style-name="Normal">
      <style:paragraph-properties fo:text-align="justify" fo:text-indent="0cm" style:line-height-at-least="0.393cm" fo:margin-top="0cm" fo:margin-bottom="0cm" fo:margin-left="1.741cm" fo:margin-right="0cm" style:writing-mode="lr-tb"/>
    </style:style>
    <style:style style:name="T142_1" style:family="text">
      <style:text-properties fo:letter-spacing="0cm" style:text-line-through-style="none" fo:font-style="normal" style:font-style-asian="normal" style:font-style-complex="normal" fo:color="#7f7f7f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Row10" style:family="table-row">
      <style:table-row-properties style:row-height="0.494cm" style:use-optimal-row-height="false"/>
    </style:style>
    <style:style style:name="Cell28" style:family="table-cell">
      <style:table-cell-properties style:vertical-align="middle" fo:border-top="#000000 0.018cm solid" fo:border-bottom="#000000 0.018cm solid" fo:padding-left="0.94cm" fo:border-left="transparent 0.018cm solid" fo:padding-right="0.73cm" fo:border-right="#000000 0.018cm solid" fo:wrap-option="wrap"/>
    </style:style>
    <style:style style:name="P143" style:family="paragraph" style:parent-style-name="Normal">
      <style:paragraph-properties fo:text-align="justify" fo:text-indent="0cm" style:line-height-at-least="0.489cm" fo:margin-top="0cm" fo:margin-bottom="0cm" fo:margin-left="0cm" fo:margin-right="0cm" style:writing-mode="lr-tb"/>
    </style:style>
    <style:style style:name="T143_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3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3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3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border-top="#000000 0.018cm solid" fo:border-bottom="#000000 0.018cm solid" fo:padding-left="1.552cm" fo:border-left="#000000 0.018cm solid" fo:padding-right="1.542cm" fo:border-right="#000000 0.018cm solid" fo:wrap-option="wrap"/>
    </style:style>
    <style:style style:name="P144" style:family="paragraph" style:parent-style-name="Normal">
      <style:paragraph-properties fo:text-align="justify" fo:text-indent="0cm" style:line-height-at-least="0.443cm" fo:margin-top="0cm" fo:margin-bottom="0cm" fo:margin-left="0cm" fo:margin-right="0cm" style:writing-mode="lr-tb"/>
    </style:style>
    <style:style style:name="T144_1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4_2" style:family="text">
      <style:text-properties fo:letter-spacing="0.362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4_3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4_4" style:family="text">
      <style:text-properties fo:letter-spacing="0.21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T144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border-top="#000000 0.018cm solid" fo:border-bottom="#000000 0.018cm solid" fo:padding-left="2.187cm" fo:border-left="#000000 0.018cm solid" fo:padding-right="1.926cm" fo:border-right="transparent 0.018cm solid" fo:wrap-option="wrap"/>
    </style:style>
    <style:style style:name="P145" style:family="paragraph" style:parent-style-name="Normal">
      <style:paragraph-properties fo:text-align="justify" fo:text-indent="0cm" style:line-height-at-least="0.443cm" fo:margin-top="0cm" fo:margin-left="0cm" fo:margin-right="0cm" style:writing-mode="lr-tb"/>
    </style:style>
    <style:style style:name="T145_1" style:family="text">
      <style:text-properties fo:letter-spacing="0cm" style:text-line-through-style="none" fo:font-style="normal" style:font-style-asian="normal" style:font-style-complex="normal" fo:color="#7f7f7f" style:font-name="Times New Roman" fo:font-size="11.5pt" style:font-name-asian="Times New Roman" style:font-size-asian="11.5pt" style:font-name-complex="Times New Roman" style:font-size-complex="11.5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P146" style:family="paragraph" style:parent-style-name="Normal">
      <style:paragraph-properties fo:text-align="justify" fo:text-indent="0cm" style:line-height-at-least="0.393cm" fo:margin-top="0cm" fo:margin-bottom="0cm" fo:margin-left="2.117cm" fo:margin-right="0cm" style:writing-mode="lr-tb"/>
    </style:style>
    <style:style style:name="T146_1" style:family="text">
      <style:text-properties fo:letter-spacing="0cm" style:text-line-through-style="none" fo:font-style="normal" style:font-style-asian="normal" style:font-style-complex="normal" fo:color="#7f7f7f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P147" style:family="paragraph" style:parent-style-name="Normal">
      <style:paragraph-properties fo:text-align="justify" fo:text-indent="0cm" style:line-height-at-least="0.443cm" fo:margin-top="0.021cm" fo:margin-left="0.212cm" fo:margin-right="-0.353cm" style:writing-mode="lr-tb"/>
    </style:style>
    <style:style style:name="T147_1" style:family="text">
      <style:text-properties fo:letter-spacing="0cm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3" style:family="text">
      <style:text-properties fo:letter-spacing="0.106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5" style:family="text">
      <style:text-properties fo:letter-spacing="0.27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7" style:family="text">
      <style:text-properties fo:letter-spacing="0.27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9" style:family="text">
      <style:text-properties fo:letter-spacing="0.1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1" style:family="text">
      <style:text-properties fo:letter-spacing="0.362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3" style:family="text">
      <style:text-properties fo:letter-spacing="0.19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5" style:family="text">
      <style:text-properties fo:letter-spacing="0.21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7" style:family="text">
      <style:text-properties fo:letter-spacing="0.42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8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19" style:family="text">
      <style:text-properties fo:letter-spacing="0.215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0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1" style:family="text">
      <style:text-properties fo:letter-spacing="0.277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2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3" style:family="text">
      <style:text-properties fo:letter-spacing="0.192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4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5" style:family="text">
      <style:text-properties fo:letter-spacing="0.448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7_26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P148" style:family="paragraph" style:parent-style-name="Normal">
      <style:paragraph-properties fo:text-align="justify" fo:text-indent="0cm" style:line-height-at-least="0.473cm" fo:margin-top="0.998cm" fo:margin-left="0.023cm" fo:margin-right="-0.353cm" style:writing-mode="lr-tb"/>
    </style:style>
    <style:style style:name="T14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2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4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48_5" style:family="text">
      <style:text-properties fo:letter-spacing="0cm" style:text-line-through-style="none" fo:font-style="normal" style:font-style-asian="normal" style:font-style-complex="normal" fo:color="#000000" style:font-name="Times New Roman" fo:font-size="11.5pt" style:font-name-asian="Times New Roman" style:font-size-asian="11.5pt" style:font-name-complex="Times New Roman" style:font-size-complex="11.5pt" fo:font-weight="normal" style:font-weight-asian="normal" style:font-weight-complex="normal" style:text-underline-style="none"/>
    </style:style>
    <style:style style:name="T148_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7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48_8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4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0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2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4" style:family="text">
      <style:text-properties fo:letter-spacing="0.37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6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T148_17" style:family="text">
      <style:text-properties fo:letter-spacing="0cm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9" style:family="text">
      <style:text-properties fo:letter-spacing="0.1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21" style:family="text">
      <style:text-properties fo:letter-spacing="0cm" style:text-line-through-style="none" fo:font-style="normal" style:font-style-asian="normal" style:font-style-complex="normal" fo:color="#000000" style:font-name="Times New Roman" fo:font-size="10.5pt" style:font-name-asian="Times New Roman" style:font-size-asian="10.5pt" style:font-name-complex="Times New Roman" style:font-size-complex="10.5pt" fo:font-weight="normal" style:font-weight-asian="normal" style:font-weight-complex="normal" style:text-underline-style="none"/>
    </style:style>
    <style:style style:name="P149" style:family="paragraph" style:parent-style-name="Normal">
      <style:paragraph-properties fo:text-align="left" style:line-height-at-least="0.774cm" fo:margin-top="0.67cm" fo:margin-right="-0.28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6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8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0" style:family="text">
      <style:text-properties fo:letter-spacing="0.3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2" style:family="text">
      <style:text-properties fo:letter-spacing="0.35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4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6" style:family="text">
      <style:text-properties fo:letter-spacing="0.2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8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0" style:family="text">
      <style:text-properties fo:letter-spacing="0.4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2" style:family="text">
      <style:text-properties fo:letter-spacing="0.33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4" style:family="text">
      <style:text-properties fo:letter-spacing="0.1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6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8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4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6" style:family="text">
      <style:text-properties fo:letter-spacing="0.20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0" style:family="paragraph" style:parent-style-name="Normal">
      <style:paragraph-properties fo:text-align="left" style:line-height-at-least="0.776cm" fo:margin-top="0.002cm" fo:margin-right="-0.20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" style:family="text">
      <style:text-properties fo:letter-spacing="0.5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6" style:family="text">
      <style:text-properties fo:letter-spacing="0.4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8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0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4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8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0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2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4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6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8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0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6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1" style:family="paragraph" style:parent-style-name="Normal">
      <style:paragraph-properties fo:text-align="left" style:line-height-at-least="0.741cm" fo:margin-top="0.035cm" fo:margin-right="-0.28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4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8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0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2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4" style:family="text">
      <style:text-properties fo:letter-spacing="0.61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8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0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4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8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2" style:family="paragraph" style:parent-style-name="Normal">
      <style:paragraph-properties fo:text-align="justify" style:line-height-at-least="0.473cm" fo:margin-top="0.974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2" style:family="text">
      <style:text-properties fo:letter-spacing="0.54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4" style:family="text">
      <style:text-properties fo:letter-spacing="0.2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6" style:family="text">
      <style:text-properties fo:letter-spacing="0.46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8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0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2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4" style:family="text">
      <style:text-properties fo:letter-spacing="0.30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3" style:family="paragraph" style:parent-style-name="Normal">
      <style:paragraph-properties fo:text-align="left" style:line-height-at-least="0.741cm" fo:margin-top="0.035cm" fo:margin-right="-0.20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4" style:family="text">
      <style:text-properties fo:letter-spacing="0.69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6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0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2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4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6" style:family="text">
      <style:text-properties fo:letter-spacing="0.25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8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20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4" style:family="paragraph" style:parent-style-name="Normal">
      <style:paragraph-properties fo:text-align="left" style:line-height-at-least="0.741cm" fo:margin-top="0.035cm" fo:margin-right="-0.28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" style:family="text">
      <style:text-properties fo:letter-spacing="0.44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" style:family="text">
      <style:text-properties fo:letter-spacing="0.25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2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4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6" style:family="text">
      <style:text-properties fo:letter-spacing="0.6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8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6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8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0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2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5" style:family="paragraph" style:parent-style-name="Normal">
      <style:paragraph-properties fo:text-align="left" style:line-height-at-least="0.776cm" fo:margin-top="0cm" fo:margin-right="-0.118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5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2" style:family="text">
      <style:text-properties fo:letter-spacing="0.21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8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0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4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6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8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6" style:family="paragraph" style:parent-style-name="Normal">
      <style:paragraph-properties fo:text-align="justify" fo:break-before="page" style:line-height-at-least="0.616cm" fo:margin-top="1.014cm" fo:margin-right="-0.353cm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T156_1" style:family="text">
      <style:text-properties fo:letter-spacing="0cm"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P157" style:family="paragraph" style:parent-style-name="Normal">
      <style:paragraph-properties fo:text-align="left" style:line-height-at-least="0.776cm" fo:margin-top="0.746cm" fo:margin-right="-0.201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7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" style:family="text">
      <style:text-properties fo:letter-spacing="0.17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4" style:family="text">
      <style:text-properties fo:letter-spacing="0.36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6" style:family="text">
      <style:text-properties fo:letter-spacing="0.2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8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0" style:family="text">
      <style:text-properties fo:letter-spacing="0.5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2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4" style:family="text">
      <style:text-properties fo:letter-spacing="0.53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6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8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0" style:family="text">
      <style:text-properties fo:letter-spacing="0.36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2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4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8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0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4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6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8" style:family="paragraph" style:parent-style-name="Normal">
      <style:paragraph-properties fo:text-align="left" style:line-height-at-least="0.741cm" fo:margin-top="0.035cm" fo:margin-right="-0.28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8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2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4" style:family="text">
      <style:text-properties fo:letter-spacing="0.77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6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8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2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4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6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20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9" style:family="paragraph" style:parent-style-name="Normal">
      <style:paragraph-properties fo:text-align="left" style:line-height-at-least="0.741cm" fo:margin-top="0.035cm" fo:margin-right="-0.09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9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4" style:family="text">
      <style:text-properties fo:letter-spacing="0.48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6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8" style:family="text">
      <style:text-properties fo:letter-spacing="0.40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0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1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3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5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7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9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0" style:family="paragraph" style:parent-style-name="Normal">
      <style:paragraph-properties fo:text-align="justify" style:line-height-at-least="0.467cm" fo:margin-top="0.309cm" fo:margin-right="-0.3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4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6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8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2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6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1" style:family="paragraph" style:parent-style-name="Normal">
      <style:paragraph-properties fo:text-align="left" style:line-height-at-least="0.771cm" fo:margin-top="0.016cm" fo:margin-right="0.053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2" style:family="text">
      <style:text-properties fo:letter-spacing="0.3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" style:family="text">
      <style:text-properties fo:letter-spacing="0.32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6" style:family="text">
      <style:text-properties fo:letter-spacing="0.68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8" style:family="text">
      <style:text-properties fo:letter-spacing="0.4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0" style:family="text">
      <style:text-properties fo:letter-spacing="0.307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6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161_1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1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19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161_20" style:family="text">
      <style:text-properties fo:letter-spacing="0.198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2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2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2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24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161_2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1_26" style:family="text">
      <style:text-properties fo:letter-spacing="0.17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2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28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1_2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3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1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7" style:family="text">
      <style:text-properties fo:letter-spacing="0.1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1_4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4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6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8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0" style:family="text">
      <style:text-properties fo:letter-spacing="0.42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2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6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2" style:family="paragraph" style:parent-style-name="Normal">
      <style:paragraph-properties fo:text-align="left" style:line-height-at-least="0.776cm" fo:margin-top="0.741cm" fo:margin-right="-0.28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2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6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8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2" style:family="text">
      <style:text-properties fo:letter-spacing="0.3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6" style:family="text">
      <style:text-properties fo:letter-spacing="0.50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8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0" style:family="text">
      <style:text-properties fo:letter-spacing="0.42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3" style:family="text">
      <style:text-properties fo:letter-spacing="0.07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5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7" style:family="text">
      <style:text-properties fo:letter-spacing="0.50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9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3" style:family="text">
      <style:text-properties fo:letter-spacing="0.29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5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7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9" style:family="text">
      <style:text-properties fo:letter-spacing="0.29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41" style:family="text">
      <style:text-properties fo:letter-spacing="0.3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3" style:family="paragraph" style:parent-style-name="Normal">
      <style:paragraph-properties fo:text-align="justify" style:line-height-at-least="0.781cm" fo:margin-top="0.004cm" fo:margin-right="0.058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2" style:family="text">
      <style:text-properties fo:letter-spacing="0.58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163_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3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T163_14" style:family="text">
      <style:text-properties fo:letter-spacing="0.095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1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1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7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1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2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1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3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4" style:family="text">
      <style:text-properties fo:letter-spacing="0.09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25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26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7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28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29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30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31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32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33" style:family="text">
      <style:text-properties fo:letter-spacing="0cm" style:text-line-through-style="none" fo:font-style="normal" style:font-style-asian="normal" style:font-style-complex="normal" fo:color="#000000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163_34" style:family="text">
      <style:text-properties fo:letter-spacing="0cm" style:text-line-through-style="none" fo:font-style="normal" style:font-style-asian="normal" style:font-style-complex="normal" fo:color="#000000" style:font-name="Times New Roman" fo:font-size="12.5pt" style:font-name-asian="Times New Roman" style:font-size-asian="12.5pt" style:font-name-complex="Times New Roman" style:font-size-complex="12.5pt" fo:font-weight="normal" style:font-weight-asian="normal" style:font-weight-complex="normal" style:text-underline-style="none"/>
    </style:style>
    <style:style style:name="T163_3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7" style:family="text">
      <style:text-properties fo:letter-spacing="0.15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9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1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2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3" style:family="text">
      <style:text-properties fo:letter-spacing="0.34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4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5" style:family="text">
      <style:text-properties fo:letter-spacing="0.282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6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7" style:family="text">
      <style:text-properties fo:letter-spacing="0.38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8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9" style:family="text">
      <style:text-properties fo:letter-spacing="0.4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0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2" style:family="text">
      <style:text-properties fo:letter-spacing="0.118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4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6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8" style:family="text">
      <style:text-properties fo:letter-spacing="0.471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4" style:family="paragraph" style:parent-style-name="Normal">
      <style:paragraph-properties fo:text-align="justify" fo:text-indent="0cm" style:line-height-at-least="0.467cm" fo:margin-top="0.309cm" fo:margin-bottom="0cm" fo:margin-left="1.152cm" fo:margin-right="-0.353cm" style:writing-mode="lr-tb"/>
    </style:style>
    <style:style style:name="T164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2" style:family="text">
      <style:text-properties fo:letter-spacing="0.12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4" style:family="text">
      <style:text-properties fo:letter-spacing="0.236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6" style:family="text">
      <style:text-properties fo:letter-spacing="0.4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8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9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0" style:family="text">
      <style:text-properties fo:letter-spacing="0.235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2" style:family="text">
      <style:text-properties fo:letter-spacing="0.213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3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4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5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6" style:family="text">
      <style:text-properties fo:letter-spacing="0.319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7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5" style:family="paragraph" style:parent-style-name="Normal"/>
    <style:style style:name="T165_1" style:family="text">
      <style:text-properties fo:color="#ff0000" fo:font-size="12pt" style:font-size-asian="12pt" fo:font-weight="bold" style:font-weight-asian="bold"/>
    </style:style>
  </office:automatic-styles>
  <office:body>
    <office:text>
      <text:section text:style-name="S1" text:name="S1">
        <text:p text:style-name="P1"><text:span text:style-name="T1_1">Evaluation<text:s/>Only.<text:s/>Created<text:s/>with<text:s/>Aspose.Words.<text:s/>Copyright<text:s/>2003-2022<text:s/>Aspose<text:s/>Pty<text:s/>Ltd.</text:span></text:p>
        <text:p text:style-name="P2"><text:span text:style-name="T2_1">『연기금</text:span><text:span text:style-name="T2_2"><text:s/></text:span><text:span text:style-name="T2_3">운용분석과</text:span><text:span text:style-name="T2_4"><text:s/></text:span><text:span text:style-name="T2_5">개선방안』</text:span><draw:frame svg:x="2.54cm" svg:y="4.273cm" svg:width="15.946cm" svg:height="0.176cm" draw:style-name="FR1" text:anchor-type="char" draw:z-index="0"><draw:image xlink:href="Pictures/image1.png" xlink:type="simple" xlink:show="embed" xlink:actuate="onLoad"/></draw:frame></text:p>
        <text:p text:style-name="P3"><text:span text:style-name="T3_1">2016</text:span><text:span text:style-name="T3_2">.</text:span><text:span text:style-name="T3_3"><text:s/></text:span><text:span text:style-name="T3_4">6</text:span><text:span text:style-name="T3_5">.</text:span></text:p>
        <text:p text:style-name="P4"><text:span text:style-name="T4_1">기획재정부<text:s text:c="13"/>재정관리국</text:span><text:span text:style-name="T4_2"><text:s/></text:span><text:span text:style-name="T4_3">재정관리총괄과</text:span></text:p>
        <text:p text:style-name="P5"><text:span text:style-name="T5_1">『연기금</text:span><text:span text:style-name="T5_2"><text:s/></text:span><text:span text:style-name="T5_3">운용분석과</text:span><text:span text:style-name="T5_4"><text:s/></text:span><text:span text:style-name="T5_5">개선방안』</text:span><draw:frame svg:x="2.54cm" svg:y="4.273cm" svg:width="15.946cm" svg:height="0.176cm" draw:style-name="FR2" text:anchor-type="char" draw:z-index="0"><draw:image xlink:href="Pictures/image2.png" xlink:type="simple" xlink:show="embed" xlink:actuate="onLoad"/></draw:frame></text:p>
        <text:p text:style-name="P6"><text:span text:style-name="T6_1">2016</text:span><text:span text:style-name="T6_2">.</text:span><text:span text:style-name="T6_3"><text:s/></text:span><text:span text:style-name="T6_4">6</text:span><text:span text:style-name="T6_5">.</text:span></text:p>
        <text:p text:style-name="P7"><text:span text:style-name="T7_1">연구진</text:span><draw:frame svg:x="3.563cm" svg:y="1.626cm" svg:width="13.864cm" svg:height="1.305cm" draw:style-name="FR3" text:anchor-type="char" draw:z-index="0"><draw:image xlink:href="Pictures/image3.png" xlink:type="simple" xlink:show="embed" xlink:actuate="onLoad"/></draw:frame></text:p>
      </text:section>
      <text:section text:style-name="S2" text:name="S2">
        <text:p text:style-name="P8"><text:span text:style-name="T8_1">전상경</text:span><text:span text:style-name="T8_2">(</text:span><text:span text:style-name="T8_3">한양대학교<text:s/>강형구</text:span><text:span text:style-name="T8_4">(</text:span><text:span text:style-name="T8_5">한양대학교<text:s/>이창민</text:span><text:span text:style-name="T8_6">(</text:span><text:span text:style-name="T8_7">한양대학교<text:s/>오지열</text:span><text:span text:style-name="T8_8">(</text:span><text:span text:style-name="T8_9">한양대학교</text:span></text:p>
        <text:p text:style-name="P9"><text:span text:style-name="T9_1">파이낸스경영학과</text:span><text:span text:style-name="T9_2">)<text:s/></text:span><text:span text:style-name="T9_3">파이낸스경영학과</text:span><text:span text:style-name="T9_4">)<text:s/></text:span><text:span text:style-name="T9_5">경영학과</text:span><text:span text:style-name="T9_6">)<text:s/></text:span><text:span text:style-name="T9_7">파이낸스경영학과</text:span><text:span text:style-name="T9_8">)</text:span></text:p>
      </text:section>
      <text:section text:style-name="S3" text:name="S3">
        <text:p text:style-name="P10"><text:span text:style-name="T10_1">&lt;</text:span><text:span text:style-name="T10_2">차</text:span><text:span text:style-name="T10_3"><text:s/></text:span><text:span text:style-name="T10_4">례</text:span><text:span text:style-name="T10_5">&gt;</text:span></text:p>
        <text:p text:style-name="P11"><text:span text:style-name="T11_1">&lt;</text:span><text:span text:style-name="T11_2">요</text:span><text:span text:style-name="T11_3"><text:s/></text:span><text:span text:style-name="T11_4">약</text:span><text:span text:style-name="T11_5">&gt;</text:span><text:span text:style-name="T11_6">··············································································································</text:span><text:span text:style-name="T11_7"><text:s/></text:span><text:span text:style-name="T11_8">1</text:span></text:p>
        <text:list text:style-name="LS1" xml:id="list0">
          <text:list-item>
            <text:p text:style-name="P12"><text:span text:style-name="T12_1">서론</text:span><text:span text:style-name="T12_2">···············································································································</text:span><text:span text:style-name="T12_3"><text:s/></text:span><text:span text:style-name="T12_4">8</text:span></text:p>
          </text:list-item>
          <text:list-item>
            <text:p text:style-name="P13"><text:span text:style-name="T13_1">문헌연구</text:span><text:span text:style-name="T13_2">········································································································</text:span><text:span text:style-name="T13_3">10<text:s/></text:span><text:span text:style-name="T13_4">가</text:span><text:span text:style-name="T13_5">.</text:span><text:span text:style-name="T13_6"><text:s/></text:span><text:span text:style-name="T13_7">해외연구</text:span><text:span text:style-name="T13_8">·····································································································</text:span><text:span text:style-name="T13_9">10<text:s/></text:span><text:span text:style-name="T13_10">나</text:span><text:span text:style-name="T13_11">.</text:span><text:span text:style-name="T13_12"><text:s/></text:span><text:span text:style-name="T13_13">국내연구</text:span><text:span text:style-name="T13_14">·····································································································</text:span><text:span text:style-name="T13_15">16</text:span></text:p>
          </text:list-item>
          <text:list-item>
            <text:p text:style-name="P14"><text:span text:style-name="T14_1">정량적</text:span><text:span text:style-name="T14_2"><text:s/></text:span><text:span text:style-name="T14_3">분석</text:span><text:span text:style-name="T14_4"><text:s/></text:span><text:span text:style-name="T14_5">··································································································</text:span><text:span text:style-name="T14_6">22<text:s/></text:span><text:span text:style-name="T14_7">가</text:span><text:span text:style-name="T14_8">.</text:span><text:span text:style-name="T14_9"><text:s/></text:span><text:span text:style-name="T14_10">요약</text:span><text:span text:style-name="T14_11"><text:s/></text:span><text:span text:style-name="T14_12">통계량</text:span><text:span text:style-name="T14_13">································································································</text:span><text:span text:style-name="T14_14"><text:s/></text:span><text:span text:style-name="T14_15">28</text:span></text:p>
          </text:list-item>
        </text:list>
        <text:list text:style-name="LS2" xml:id="list3">
          <text:list-item>
            <text:p text:style-name="P15"><text:span text:style-name="T15_1">기금</text:span><text:span text:style-name="T15_2"><text:s/></text:span><text:span text:style-name="T15_3">평가액</text:span><text:span text:style-name="T15_4">(</text:span><text:span text:style-name="T15_5">자산운용규모</text:span><text:span text:style-name="T15_6">)</text:span><text:span text:style-name="T15_7"><text:s/></text:span><text:span text:style-name="T15_8">·········································································</text:span><text:span text:style-name="T15_9">28</text:span></text:p>
          </text:list-item>
          <text:list-item>
            <text:p text:style-name="P16"><text:span text:style-name="T16_1">기회비용을</text:span><text:span text:style-name="T16_2"><text:s/></text:span><text:span text:style-name="T16_3">고려한</text:span><text:span text:style-name="T16_4"><text:s/></text:span><text:span text:style-name="T16_5">기금별</text:span><text:span text:style-name="T16_6"><text:s/></text:span><text:span text:style-name="T16_7">수익률</text:span><text:span text:style-name="T16_8">··································································</text:span><text:span text:style-name="T16_9">34</text:span></text:p>
          </text:list-item>
          <text:list-item>
            <text:p text:style-name="P17"><text:span text:style-name="T17_1">투자풀</text:span><text:span text:style-name="T17_2"><text:s/></text:span><text:span text:style-name="T17_3">수익률</text:span><text:span text:style-name="T17_4"><text:s/></text:span><text:span text:style-name="T17_5">및</text:span><text:span text:style-name="T17_6"><text:s/></text:span><text:span text:style-name="T17_7">평가액</text:span><text:span text:style-name="T17_8"><text:s/></text:span><text:span text:style-name="T17_9">···········································································</text:span><text:span text:style-name="T17_10">39</text:span></text:p>
          </text:list-item>
        </text:list>
        <text:p text:style-name="P18"><text:span text:style-name="T18_1">나</text:span><text:span text:style-name="T18_2">.</text:span><text:span text:style-name="T18_3"><text:s/></text:span><text:span text:style-name="T18_4">부표본</text:span><text:span text:style-name="T18_5"><text:s/></text:span><text:span text:style-name="T18_6">분석</text:span><text:span text:style-name="T18_7">··································································································</text:span><text:span text:style-name="T18_8">42</text:span></text:p>
        <text:list text:style-name="LS3" xml:id="list6">
          <text:list-item>
            <text:p text:style-name="P19"><text:span text:style-name="T19_1">연기금</text:span><text:span text:style-name="T19_2"><text:s/></text:span><text:span text:style-name="T19_3">수준</text:span><text:span text:style-name="T19_4"><text:s/></text:span><text:span text:style-name="T19_5">위탁펀드</text:span><text:span text:style-name="T19_6"><text:s/></text:span><text:span text:style-name="T19_7">자금배정</text:span><text:span text:style-name="T19_8"><text:s/></text:span><text:span text:style-name="T19_9">관련</text:span><text:span text:style-name="T19_10">·····························································</text:span><text:span text:style-name="T19_11"><text:s/></text:span><text:span text:style-name="T19_12">42</text:span></text:p>
          </text:list-item>
          <text:list-item>
            <text:p text:style-name="P20"><text:span text:style-name="T20_1">연기금</text:span><text:span text:style-name="T20_2"><text:s/></text:span><text:span text:style-name="T20_3">수준</text:span><text:span text:style-name="T20_4"><text:s/></text:span><text:span text:style-name="T20_5">투자풀</text:span><text:span text:style-name="T20_6"><text:s/></text:span><text:span text:style-name="T20_7">자금배정</text:span><text:span text:style-name="T20_8"><text:s/></text:span><text:span text:style-name="T20_9">관련</text:span><text:span text:style-name="T20_10">································································</text:span><text:span text:style-name="T20_11"><text:s/></text:span><text:span text:style-name="T20_12">44</text:span></text:p>
          </text:list-item>
          <text:list-item>
            <text:p text:style-name="P21"><text:span text:style-name="T21_1">투자풀</text:span><text:span text:style-name="T21_2"><text:s/></text:span><text:span text:style-name="T21_3">수준</text:span><text:span text:style-name="T21_4"><text:s/></text:span><text:span text:style-name="T21_5">하위펀드</text:span><text:span text:style-name="T21_6"><text:s/></text:span><text:span text:style-name="T21_7">자금배정</text:span><text:span text:style-name="T21_8"><text:s/></text:span><text:span text:style-name="T21_9">관련</text:span><text:span text:style-name="T21_10">·····························································</text:span><text:span text:style-name="T21_11"><text:s/></text:span><text:span text:style-name="T21_12">45</text:span></text:p>
          </text:list-item>
          <text:list-item>
            <text:p text:style-name="P22"><text:span text:style-name="T22_1">위탁펀드</text:span><text:span text:style-name="T22_2"><text:s/></text:span><text:span text:style-name="T22_3">보수체계</text:span><text:span text:style-name="T22_4"><text:s/></text:span><text:span text:style-name="T22_5">관련</text:span><text:span text:style-name="T22_6">················································································</text:span><text:span text:style-name="T22_7">48</text:span></text:p>
          </text:list-item>
        </text:list>
        <text:p text:style-name="P23"><text:span text:style-name="T23_1">다</text:span><text:span text:style-name="T23_2">.</text:span><text:span text:style-name="T23_3"><text:s/></text:span><text:span text:style-name="T23_4">회귀</text:span><text:span text:style-name="T23_5"><text:s/></text:span><text:span text:style-name="T23_6">분석</text:span><text:span text:style-name="T23_7"><text:s/></text:span><text:span text:style-name="T23_8">···································································································</text:span><text:span text:style-name="T23_9"><text:s/></text:span><text:span text:style-name="T23_10">49</text:span></text:p>
        <text:list text:style-name="LS4" xml:id="list10">
          <text:list-item>
            <text:p text:style-name="P24"><text:span text:style-name="T24_1">정성적</text:span><text:span text:style-name="T24_2"><text:s/></text:span><text:span text:style-name="T24_3">분석</text:span><text:span text:style-name="T24_4">···································································································</text:span><text:span text:style-name="T24_5"><text:s/></text:span><text:span text:style-name="T24_6">54<text:s/></text:span><text:span text:style-name="T24_7">가</text:span><text:span text:style-name="T24_8">.</text:span><text:span text:style-name="T24_9"><text:s/></text:span><text:span text:style-name="T24_10">연기금</text:span><text:span text:style-name="T24_11"><text:s/></text:span><text:span text:style-name="T24_12">운용방식</text:span><text:span text:style-name="T24_13"><text:s/></text:span><text:span text:style-name="T24_14">개괄</text:span><text:span text:style-name="T24_15">···················································································</text:span><text:span text:style-name="T24_16">54<text:s/></text:span><text:span text:style-name="T24_17">나</text:span><text:span text:style-name="T24_18">.</text:span><text:span text:style-name="T24_19"><text:s/></text:span><text:span text:style-name="T24_20">운용방식별</text:span><text:span text:style-name="T24_21"><text:s/></text:span><text:span text:style-name="T24_22">특성</text:span><text:span text:style-name="T24_23"><text:s/></text:span><text:span text:style-name="T24_24">및</text:span><text:span text:style-name="T24_25"><text:s/></text:span><text:span text:style-name="T24_26">분류</text:span><text:span text:style-name="T24_27">··············································································</text:span><text:span text:style-name="T24_28"><text:s/></text:span><text:span text:style-name="T24_29">55<text:s/></text:span><text:span text:style-name="T24_30">다</text:span><text:span text:style-name="T24_31">.</text:span><text:span text:style-name="T24_32"><text:s/></text:span><text:span text:style-name="T24_33">기금의</text:span><text:span text:style-name="T24_34"><text:s/></text:span><text:span text:style-name="T24_35">특성</text:span><text:span text:style-name="T24_36">/</text:span><text:span text:style-name="T24_37">역량</text:span><text:span text:style-name="T24_38"><text:s/></text:span><text:span text:style-name="T24_39">및</text:span><text:span text:style-name="T24_40"><text:s/></text:span><text:span text:style-name="T24_41">분류</text:span><text:span text:style-name="T24_42">·············································································</text:span><text:span text:style-name="T24_43"><text:s/></text:span><text:span text:style-name="T24_44">63<text:s/></text:span><text:span text:style-name="T24_45">라</text:span><text:span text:style-name="T24_46">.</text:span><text:span text:style-name="T24_47"><text:s/></text:span><text:span text:style-name="T24_48">연기금</text:span><text:span text:style-name="T24_49"><text:s/></text:span><text:span text:style-name="T24_50">운용방식</text:span><text:span text:style-name="T24_51"><text:s/></text:span><text:span text:style-name="T24_52">매칭</text:span><text:span text:style-name="T24_53"><text:s/></text:span><text:span text:style-name="T24_54">메커니즘</text:span><text:span text:style-name="T24_55">·····································································</text:span><text:span text:style-name="T24_56"><text:s/></text:span><text:span text:style-name="T24_57">64<text:s/></text:span><text:span text:style-name="T24_58">마</text:span><text:span text:style-name="T24_59">.</text:span><text:span text:style-name="T24_60"><text:s/></text:span><text:span text:style-name="T24_61">연기금</text:span><text:span text:style-name="T24_62"><text:s/></text:span><text:span text:style-name="T24_63">진단방식</text:span><text:span text:style-name="T24_64">··························································································</text:span><text:span text:style-name="T24_65"><text:s/></text:span><text:span text:style-name="T24_66">66</text:span></text:p>
          </text:list-item>
        </text:list>
        <text:list text:style-name="LS5" xml:id="list11">
          <text:list-item>
            <text:p text:style-name="P25"><text:span text:style-name="T25_1">금융역량</text:span><text:span text:style-name="T25_2">·····································································································</text:span><text:span text:style-name="T25_3">6</text:span><text:span text:style-name="T25_4">7</text:span></text:p>
          </text:list-item>
        </text:list>
      </text:section>
      <text:section text:style-name="S4" text:name="S4">
        <text:list text:style-name="LS6" xml:id="list12">
          <text:list-item>
            <text:list>
              <text:list-item>
                <text:p text:style-name="P26"><text:span text:style-name="T26_1">시장실패</text:span><text:span text:style-name="T26_2">·····································································································</text:span><text:span text:style-name="T26_3">69</text:span></text:p>
              </text:list-item>
              <text:list-item>
                <text:p text:style-name="P27"><text:span text:style-name="T27_1">금융</text:span><text:span text:style-name="T27_2">-</text:span><text:span text:style-name="T27_3">핵심업무</text:span><text:span text:style-name="T27_4"><text:s/></text:span><text:span text:style-name="T27_5">여부</text:span><text:span text:style-name="T27_6">······················································································</text:span><text:span text:style-name="T27_7">7</text:span><text:span text:style-name="T27_8">1</text:span></text:p>
              </text:list-item>
              <text:list-item>
                <text:p text:style-name="P28"><text:span text:style-name="T28_1">규모와</text:span><text:span text:style-name="T28_2"><text:s/></text:span><text:span text:style-name="T28_3">규모의</text:span><text:span text:style-name="T28_4"><text:s/></text:span><text:span text:style-name="T28_5">경제</text:span><text:span text:style-name="T28_6"><text:s/></text:span><text:span text:style-name="T28_7">및</text:span><text:span text:style-name="T28_8"><text:s/></text:span><text:span text:style-name="T28_9">비경제</text:span><text:span text:style-name="T28_10">······································································</text:span><text:span text:style-name="T28_11"><text:s/></text:span><text:span text:style-name="T28_12">7</text:span><text:span text:style-name="T28_13">2</text:span></text:p>
              </text:list-item>
            </text:list>
          </text:list-item>
          <text:list-item>
            <text:p text:style-name="P29"><text:span text:style-name="T29_1">정책</text:span><text:span text:style-name="T29_2"><text:s/></text:span><text:span text:style-name="T29_3">제언</text:span><text:span text:style-name="T29_4"><text:s/></text:span><text:span text:style-name="T29_5">·····································································································</text:span><text:span text:style-name="T29_6">73<text:s/></text:span><text:span text:style-name="T29_7">가</text:span><text:span text:style-name="T29_8">.</text:span><text:span text:style-name="T29_9"><text:s/></text:span><text:span text:style-name="T29_10">운용방식</text:span><text:span text:style-name="T29_11"><text:s/></text:span><text:span text:style-name="T29_12">결정의</text:span><text:span text:style-name="T29_13"><text:s/></text:span><text:span text:style-name="T29_14">기준</text:span><text:span text:style-name="T29_15"><text:s/></text:span><text:span text:style-name="T29_16">마련</text:span><text:span text:style-name="T29_17"><text:s/></text:span><text:span text:style-name="T29_18">··········································································</text:span><text:span text:style-name="T29_19">7</text:span><text:span text:style-name="T29_20">3<text:s/></text:span><text:span text:style-name="T29_21">나</text:span><text:span text:style-name="T29_22">.</text:span><text:span text:style-name="T29_23"><text:s/></text:span><text:span text:style-name="T29_24">위탁운용에서</text:span><text:span text:style-name="T29_25"><text:s/></text:span><text:span text:style-name="T29_26">연기금</text:span><text:span text:style-name="T29_27"><text:s/></text:span><text:span text:style-name="T29_28">투자풀로의</text:span><text:span text:style-name="T29_29"><text:s/></text:span><text:span text:style-name="T29_30">전환</text:span><text:span text:style-name="T29_31">····························································</text:span><text:span text:style-name="T29_32"><text:s/></text:span><text:span text:style-name="T29_33">7</text:span><text:span text:style-name="T29_34">4<text:s/></text:span><text:span text:style-name="T29_35">다</text:span><text:span text:style-name="T29_36">.</text:span><text:span text:style-name="T29_37"><text:s/></text:span><text:span text:style-name="T29_38">연기금</text:span><text:span text:style-name="T29_39"><text:s/></text:span><text:span text:style-name="T29_40">투자풀</text:span><text:span text:style-name="T29_41"><text:s/></text:span><text:span text:style-name="T29_42">내</text:span><text:span text:style-name="T29_43"><text:s/></text:span><text:span text:style-name="T29_44">다수</text:span><text:span text:style-name="T29_45"><text:s/></text:span><text:span text:style-name="T29_46">하위펀드로의</text:span><text:span text:style-name="T29_47"><text:s/></text:span><text:span text:style-name="T29_48">자금</text:span><text:span text:style-name="T29_49"><text:s/></text:span><text:span text:style-name="T29_50">분산</text:span><text:span text:style-name="T29_51"><text:s/></text:span><text:span text:style-name="T29_52">············································</text:span><text:span text:style-name="T29_53">7</text:span><text:span text:style-name="T29_54">5<text:s/></text:span><text:span text:style-name="T29_55">라</text:span><text:span text:style-name="T29_56">.</text:span><text:span text:style-name="T29_57"><text:s/></text:span><text:span text:style-name="T29_58">연기금</text:span><text:span text:style-name="T29_59"><text:s/></text:span><text:span text:style-name="T29_60">운용방식</text:span><text:span text:style-name="T29_61"><text:s/></text:span><text:span text:style-name="T29_62">정성적</text:span><text:span text:style-name="T29_63"><text:s/></text:span><text:span text:style-name="T29_64">결정방법</text:span><text:span text:style-name="T29_65">··································································</text:span><text:span text:style-name="T29_66"><text:s/></text:span><text:span text:style-name="T29_67">7</text:span><text:span text:style-name="T29_68">5<text:s/></text:span><text:span text:style-name="T29_69">마</text:span><text:span text:style-name="T29_70">.</text:span><text:span text:style-name="T29_71"><text:s/></text:span><text:span text:style-name="T29_72">연기금</text:span><text:span text:style-name="T29_73"><text:s/></text:span><text:span text:style-name="T29_74">투자풀</text:span><text:span text:style-name="T29_75"><text:s/></text:span><text:span text:style-name="T29_76">활성화</text:span><text:span text:style-name="T29_77"><text:s/></text:span><text:span text:style-name="T29_78">방안</text:span><text:span text:style-name="T29_79"><text:s/></text:span><text:span text:style-name="T29_80">(</text:span><text:span text:style-name="T29_81">공급측면</text:span><text:span text:style-name="T29_82">)</text:span><text:span text:style-name="T29_83">····························································</text:span><text:span text:style-name="T29_84">77<text:s/></text:span><text:span text:style-name="T29_85">바</text:span><text:span text:style-name="T29_86">.</text:span><text:span text:style-name="T29_87"><text:s/></text:span><text:span text:style-name="T29_88">연기금</text:span><text:span text:style-name="T29_89"><text:s/></text:span><text:span text:style-name="T29_90">투자풀</text:span><text:span text:style-name="T29_91"><text:s/></text:span><text:span text:style-name="T29_92">활성화</text:span><text:span text:style-name="T29_93"><text:s/></text:span><text:span text:style-name="T29_94">방안</text:span><text:span text:style-name="T29_95"><text:s/></text:span><text:span text:style-name="T29_96">(</text:span><text:span text:style-name="T29_97">수요측면</text:span><text:span text:style-name="T29_98">)</text:span><text:span text:style-name="T29_99"><text:s/></text:span><text:span text:style-name="T29_100">··························································</text:span><text:span text:style-name="T29_101"><text:s/></text:span><text:span text:style-name="T29_102">7</text:span><text:span text:style-name="T29_103">9</text:span></text:p>
          </text:list-item>
          <text:list-item>
            <text:p text:style-name="P30"><text:span text:style-name="T30_1">결론</text:span><text:span text:style-name="T30_2">··············································································································</text:span><text:span text:style-name="T30_3">81<text:s/></text:span><text:span text:style-name="T30_4">&lt;</text:span><text:span text:style-name="T30_5">참고문헌</text:span><text:span text:style-name="T30_6">&gt;</text:span><text:span text:style-name="T30_7">········································································································</text:span><text:span text:style-name="T30_8">83<text:s/></text:span><text:span text:style-name="T30_9">&lt;</text:span><text:span text:style-name="T30_10">부록</text:span><text:span text:style-name="T30_11"><text:s/></text:span><text:span text:style-name="T30_12">1</text:span><text:span text:style-name="T30_13">&gt;</text:span><text:span text:style-name="T30_14"><text:s/></text:span><text:span text:style-name="T30_15">설문지</text:span><text:span text:style-name="T30_16">································································································</text:span><text:span text:style-name="T30_17"><text:s/></text:span><text:span text:style-name="T30_18">85</text:span></text:p>
          </text:list-item>
        </text:list>
      </text:section>
      <text:section text:style-name="S5" text:name="S5">
        <text:p text:style-name="P31"><text:span text:style-name="T31_1">&lt;</text:span><text:span text:style-name="T31_2">요</text:span><text:span text:style-name="T31_3"><text:s/></text:span><text:span text:style-name="T31_4">약</text:span><text:span text:style-name="T31_5">&gt;</text:span></text:p>
        <text:list text:style-name="LS7" xml:id="list17">
          <text:list-item>
            <text:p text:style-name="P32"><text:span text:style-name="T32_1">본</text:span><text:span text:style-name="T32_2"><text:s/></text:span><text:span text:style-name="T32_3">보고서는</text:span><text:span text:style-name="T32_4"><text:s/></text:span><text:span text:style-name="T32_5">국내외</text:span><text:span text:style-name="T32_6"><text:s/></text:span><text:span text:style-name="T32_7">선행연구</text:span><text:span text:style-name="T32_8"><text:s/></text:span><text:span text:style-name="T32_9">분석</text:span><text:span text:style-name="T32_10">,</text:span><text:span text:style-name="T32_11"><text:s/></text:span><text:span text:style-name="T32_12">국내</text:span><text:span text:style-name="T32_13"><text:s/></text:span><text:span text:style-name="T32_14">연기금</text:span><text:span text:style-name="T32_15"><text:s/></text:span><text:span text:style-name="T32_16">운용성과에</text:span><text:span text:style-name="T32_17"><text:s/></text:span><text:span text:style-name="T32_18">대한</text:span><text:span text:style-name="T32_19"><text:s/></text:span><text:span text:style-name="T32_20">실증분석</text:span><text:span text:style-name="T32_21">,</text:span><text:span text:style-name="T32_22"><text:s/></text:span><text:span text:style-name="T32_23">정성적<text:s/>분석과</text:span><text:span text:style-name="T32_24"><text:s/></text:span><text:span text:style-name="T32_25">전문가</text:span><text:span text:style-name="T32_26"><text:s/></text:span><text:span text:style-name="T32_27">그룹</text:span><text:span text:style-name="T32_28"><text:s/></text:span><text:span text:style-name="T32_29">인터뷰</text:span><text:span text:style-name="T32_30">(</text:span><text:span text:style-name="T32_31">F</text:span><text:span text:style-name="T32_32">G</text:span><text:span text:style-name="T32_33">I</text:span><text:span text:style-name="T32_34">)</text:span><text:span text:style-name="T32_35">를</text:span><text:span text:style-name="T32_36"><text:s/></text:span><text:span text:style-name="T32_37">병행</text:span><text:span text:style-name="T32_38"><text:s/></text:span><text:span text:style-name="T32_39">수행함으로써</text:span><text:span text:style-name="T32_40">,</text:span><text:span text:style-name="T32_41"><text:s/></text:span><text:span text:style-name="T32_42">연기금의</text:span><text:span text:style-name="T32_43"><text:s/></text:span><text:span text:style-name="T32_44">운용에</text:span><text:span text:style-name="T32_45"><text:s/></text:span><text:span text:style-name="T32_46">대한</text:span><text:span text:style-name="T32_47"><text:s/></text:span><text:span text:style-name="T32_48">개선점</text:span></text:p>
          </text:list-item>
        </text:list>
        <text:p text:style-name="P33"><text:span text:style-name="T33_1">을</text:span><text:span text:style-name="T33_2"><text:s/></text:span><text:span text:style-name="T33_3">도출</text:span></text:p>
        <text:list text:style-name="LS8" xml:id="list18">
          <text:list-item>
            <text:p text:style-name="P34"><text:span text:style-name="T34_1">해외</text:span><text:span text:style-name="T34_2"><text:s/></text:span><text:span text:style-name="T34_3">금융선진국에서의</text:span><text:span text:style-name="T34_4"><text:s/></text:span><text:span text:style-name="T34_5">연기금</text:span><text:span text:style-name="T34_6"><text:s/></text:span><text:span text:style-name="T34_7">운용방식에</text:span><text:span text:style-name="T34_8"><text:s/></text:span><text:span text:style-name="T34_9">대한</text:span><text:span text:style-name="T34_10"><text:s/></text:span><text:span text:style-name="T34_11">선행연구를</text:span><text:span text:style-name="T34_12"><text:s/></text:span><text:span text:style-name="T34_13">분석하여</text:span><text:span text:style-name="T34_14"><text:s/></text:span><text:span text:style-name="T34_15">시사점</text:span><text:span text:style-name="T34_16"><text:s/></text:span><text:span text:style-name="T34_17">도출</text:span></text:p>
          </text:list-item>
          <text:list-item>
            <text:p text:style-name="P35"><text:span text:style-name="T35_1">운용성과</text:span><text:span text:style-name="T35_2"><text:s/></text:span><text:span text:style-name="T35_3">평가대상인</text:span><text:span text:style-name="T35_4"><text:s/></text:span><text:span text:style-name="T35_5">국내</text:span><text:span text:style-name="T35_6"><text:s/></text:span><text:span text:style-name="T35_7">연기금을</text:span><text:span text:style-name="T35_8"><text:s/></text:span><text:span text:style-name="T35_9">대상으로</text:span><text:span text:style-name="T35_10"><text:s/></text:span><text:span text:style-name="T35_11">2</text:span><text:span text:style-name="T35_12">0</text:span><text:span text:style-name="T35_13">1</text:span><text:span text:style-name="T35_14">0</text:span><text:span text:style-name="T35_15">-</text:span><text:span text:style-name="T35_16">2</text:span><text:span text:style-name="T35_17">0</text:span><text:span text:style-name="T35_18">1</text:span><text:span text:style-name="T35_19">5</text:span><text:span text:style-name="T35_20">년</text:span><text:span text:style-name="T35_21"><text:s/></text:span><text:span text:style-name="T35_22">동안의</text:span><text:span text:style-name="T35_23"><text:s/></text:span><text:span text:style-name="T35_24">운용대상</text:span><text:span text:style-name="T35_25"><text:s/></text:span><text:span text:style-name="T35_26">자산군<text:s/>성과를</text:span><text:span text:style-name="T35_27"><text:s/></text:span><text:span text:style-name="T35_28">실증</text:span><text:span text:style-name="T35_29"><text:s/></text:span><text:span text:style-name="T35_30">분석함</text:span></text:p>
          </text:list-item>
          <text:list-item>
            <text:p text:style-name="P36"><text:span text:style-name="T36_1">운용방식의</text:span><text:span text:style-name="T36_2"><text:s/></text:span><text:span text:style-name="T36_3">결정</text:span><text:span text:style-name="T36_4"><text:s/></text:span><text:span text:style-name="T36_5">및</text:span><text:span text:style-name="T36_6"><text:s/></text:span><text:span text:style-name="T36_7">평가에</text:span><text:span text:style-name="T36_8"><text:s/></text:span><text:span text:style-name="T36_9">기준이</text:span><text:span text:style-name="T36_10"><text:s/></text:span><text:span text:style-name="T36_11">될</text:span><text:span text:style-name="T36_12"><text:s/></text:span><text:span text:style-name="T36_13">만한</text:span><text:span text:style-name="T36_14"><text:s/></text:span><text:span text:style-name="T36_15">정성적</text:span><text:span text:style-name="T36_16"><text:s/></text:span><text:span text:style-name="T36_17">알고리듬</text:span><text:span text:style-name="T36_18"><text:s/></text:span><text:span text:style-name="T36_19">제안</text:span></text:p>
          </text:list-item>
          <text:list-item>
            <text:p text:style-name="P37"><text:span text:style-name="T37_1">연기금</text:span><text:span text:style-name="T37_2"><text:s/></text:span><text:span text:style-name="T37_3">운용</text:span><text:span text:style-name="T37_4"><text:s/></text:span><text:span text:style-name="T37_5">담당자들과의</text:span><text:span text:style-name="T37_6"><text:s/></text:span><text:span text:style-name="T37_7">전문가</text:span><text:span text:style-name="T37_8"><text:s/></text:span><text:span text:style-name="T37_9">그룹</text:span><text:span text:style-name="T37_10"><text:s/></text:span><text:span text:style-name="T37_11">인터뷰</text:span><text:span text:style-name="T37_12">(</text:span><text:span text:style-name="T37_13">F</text:span><text:span text:style-name="T37_14">o</text:span><text:span text:style-name="T37_15">c</text:span><text:span text:style-name="T37_16">u</text:span><text:span text:style-name="T37_17">s</text:span><text:span text:style-name="T37_18">e</text:span><text:span text:style-name="T37_19">d</text:span><text:span text:style-name="T37_20"><text:s/></text:span><text:span text:style-name="T37_21">G</text:span><text:span text:style-name="T37_22">r</text:span><text:span text:style-name="T37_23">o</text:span><text:span text:style-name="T37_24">u</text:span><text:span text:style-name="T37_25">p</text:span><text:span text:style-name="T37_26"><text:s/></text:span><text:span text:style-name="T37_27">I</text:span><text:span text:style-name="T37_28">n</text:span><text:span text:style-name="T37_29">t</text:span><text:span text:style-name="T37_30">e</text:span><text:span text:style-name="T37_31">r</text:span><text:span text:style-name="T37_32">v</text:span><text:span text:style-name="T37_33">i</text:span><text:span text:style-name="T37_34">e</text:span><text:span text:style-name="T37_35">w</text:span><text:span text:style-name="T37_36">,</text:span><text:span text:style-name="T37_37"><text:s/></text:span><text:span text:style-name="T37_38">이하<text:s/></text:span><text:span text:style-name="T37_39">F</text:span><text:span text:style-name="T37_40">G</text:span><text:span text:style-name="T37_41">I</text:span><text:span text:style-name="T37_42">)</text:span><text:span text:style-name="T37_43">를</text:span><text:span text:style-name="T37_44"><text:s/></text:span><text:span text:style-name="T37_45">수행</text:span></text:p>
          </text:list-item>
        </text:list>
        <text:list text:style-name="LS9" xml:id="list22">
          <text:list-item>
            <text:p text:style-name="P38"><text:span text:style-name="T38_1">본</text:span><text:span text:style-name="T38_2"><text:s/></text:span><text:span text:style-name="T38_3">보고서의</text:span><text:span text:style-name="T38_4"><text:s/></text:span><text:span text:style-name="T38_5">분석대상</text:span><text:span text:style-name="T38_6"><text:s/></text:span><text:span text:style-name="T38_7">기금의</text:span><text:span text:style-name="T38_8"><text:s/></text:span><text:span text:style-name="T38_9">운용방식별</text:span><text:span text:style-name="T38_10">/</text:span><text:span text:style-name="T38_11">자산군별</text:span><text:span text:style-name="T38_12"><text:s/></text:span><text:span text:style-name="T38_13">분류는</text:span><text:span text:style-name="T38_14"><text:s/></text:span><text:span text:style-name="T38_15">아래와</text:span><text:span text:style-name="T38_16"><text:s/></text:span><text:span text:style-name="T38_17">같음</text:span></text:p>
          </text:list-item>
        </text:list>
        <text:list text:style-name="LS10" xml:id="list23">
          <text:list-item>
            <text:p text:style-name="P39"><text:span text:style-name="T39_1">운용방식은</text:span><text:span text:style-name="T39_2"><text:s/></text:span><text:span text:style-name="T39_3">크게</text:span><text:span text:style-name="T39_4"><text:s/></text:span><text:span text:style-name="T39_5">세</text:span><text:span text:style-name="T39_6"><text:s/></text:span><text:span text:style-name="T39_7">가지</text:span><text:span text:style-name="T39_8">(</text:span><text:span text:style-name="T39_9">직접</text:span><text:span text:style-name="T39_10"><text:s/></text:span><text:span text:style-name="T39_11">운용</text:span><text:span text:style-name="T39_12">,</text:span><text:span text:style-name="T39_13"><text:s/></text:span><text:span text:style-name="T39_14">위탁</text:span><text:span text:style-name="T39_15"><text:s/></text:span><text:span text:style-name="T39_16">운용</text:span><text:span text:style-name="T39_17">,</text:span><text:span text:style-name="T39_18"><text:s/></text:span><text:span text:style-name="T39_19">투자풀</text:span><text:span text:style-name="T39_20"><text:s/></text:span><text:span text:style-name="T39_21">운용</text:span><text:span text:style-name="T39_22">)</text:span><text:span text:style-name="T39_23">로</text:span><text:span text:style-name="T39_24"><text:s/></text:span><text:span text:style-name="T39_25">분류</text:span></text:p>
          </text:list-item>
          <text:list-item>
            <text:p text:style-name="P40"><text:span text:style-name="T40_1">자산은</text:span><text:span text:style-name="T40_2"><text:s/></text:span><text:span text:style-name="T40_3">크게</text:span><text:span text:style-name="T40_4"><text:s/></text:span><text:span text:style-name="T40_5">다섯</text:span><text:span text:style-name="T40_6"><text:s/></text:span><text:span text:style-name="T40_7">가지</text:span><text:span text:style-name="T40_8">(</text:span><text:span text:style-name="T40_9">국내채권</text:span><text:span text:style-name="T40_10">,</text:span><text:span text:style-name="T40_11"><text:s/></text:span><text:span text:style-name="T40_12">국내주식</text:span><text:span text:style-name="T40_13">,</text:span><text:span text:style-name="T40_14"><text:s/></text:span><text:span text:style-name="T40_15">기타</text:span><text:span text:style-name="T40_16">,</text:span><text:span text:style-name="T40_17"><text:s/></text:span><text:span text:style-name="T40_18">혼합형</text:span><text:span text:style-name="T40_19">,</text:span><text:span text:style-name="T40_20"><text:s/></text:span><text:span text:style-name="T40_21">단기자산</text:span><text:span text:style-name="T40_22">)</text:span><text:span text:style-name="T40_23">로</text:span><text:span text:style-name="T40_24"><text:s/></text:span><text:span text:style-name="T40_25">분류하였으<text:s/>나</text:span><text:span text:style-name="T40_26"><text:s/></text:span><text:span text:style-name="T40_27">주요</text:span><text:span text:style-name="T40_28"><text:s/></text:span><text:span text:style-name="T40_29">분석</text:span><text:span text:style-name="T40_30"><text:s/></text:span><text:span text:style-name="T40_31">대상은</text:span><text:span text:style-name="T40_32"><text:s/></text:span><text:span text:style-name="T40_33">국내채권</text:span><text:span text:style-name="T40_34">,</text:span><text:span text:style-name="T40_35"><text:s/></text:span><text:span text:style-name="T40_36">국내주식임</text:span></text:p>
          </text:list-item>
        </text:list>
        <text:list text:style-name="LS11" xml:id="list25">
          <text:list-item>
            <text:p text:style-name="P41"><text:span text:style-name="T41_1">요약은</text:span><text:span text:style-name="T41_2"><text:s/></text:span><text:span text:style-name="T41_3">보고서</text:span><text:span text:style-name="T41_4"><text:s/></text:span><text:span text:style-name="T41_5">각</text:span><text:span text:style-name="T41_6"><text:s/></text:span><text:span text:style-name="T41_7">장의</text:span><text:span text:style-name="T41_8"><text:s/></text:span><text:span text:style-name="T41_9">주요</text:span><text:span text:style-name="T41_10"><text:s/></text:span><text:span text:style-name="T41_11">내용을</text:span><text:span text:style-name="T41_12"><text:s/></text:span><text:span text:style-name="T41_13">정책제언</text:span><text:span text:style-name="T41_14"><text:s/></text:span><text:span text:style-name="T41_15">위주로</text:span><text:span text:style-name="T41_16"><text:s/></text:span><text:span text:style-name="T41_17">재구성한</text:span><text:span text:style-name="T41_18"><text:s/></text:span><text:span text:style-name="T41_19">것임</text:span></text:p>
          </text:list-item>
        </text:list>
        <text:list text:style-name="LS12" xml:id="list26">
          <text:list-item>
            <text:p text:style-name="P42"><text:span text:style-name="T42_1">정책제언은</text:span><text:span text:style-name="T42_2"><text:s/></text:span><text:span text:style-name="T42_3">선행연구</text:span><text:span text:style-name="T42_4">,</text:span><text:span text:style-name="T42_5"><text:s/></text:span><text:span text:style-name="T42_6">정량적</text:span><text:span text:style-name="T42_7"><text:s/></text:span><text:span text:style-name="T42_8">분석</text:span><text:span text:style-name="T42_9">,</text:span><text:span text:style-name="T42_10"><text:s/></text:span><text:span text:style-name="T42_11">정성적</text:span><text:span text:style-name="T42_12"><text:s/></text:span><text:span text:style-name="T42_13">분석</text:span><text:span text:style-name="T42_14">,</text:span><text:span text:style-name="T42_15"><text:s/></text:span><text:span text:style-name="T42_16">전문가</text:span><text:span text:style-name="T42_17"><text:s/></text:span><text:span text:style-name="T42_18">집중</text:span><text:span text:style-name="T42_19"><text:s/></text:span><text:span text:style-name="T42_20">인터뷰</text:span><text:span text:style-name="T42_21">(</text:span><text:span text:style-name="T42_22">F</text:span><text:span text:style-name="T42_23">G</text:span><text:span text:style-name="T42_24">I</text:span><text:span text:style-name="T42_25">)</text:span><text:span text:style-name="T42_26">를</text:span><text:span text:style-name="T42_27"><text:s/></text:span><text:span text:style-name="T42_28">기반<text:s/>으로</text:span><text:span text:style-name="T42_29"><text:s/></text:span><text:span text:style-name="T42_30">도출</text:span></text:p>
          </text:list-item>
        </text:list>
        <text:p text:style-name="P43"><text:span text:style-name="T43_1">선행연구</text:span><text:span text:style-name="T43_2"><text:s/></text:span><text:span text:style-name="T43_3">시사점</text:span><text:span text:style-name="T43_4">(</text:span><text:span text:style-name="T43_5">2</text:span><text:span text:style-name="T43_6">장</text:span><text:span text:style-name="T43_7"><text:s/></text:span><text:span text:style-name="T43_8">참조</text:span><text:span text:style-name="T43_9">)</text:span></text:p>
        <text:list text:style-name="LS13" xml:id="list27">
          <text:list-item>
            <text:p text:style-name="P44"><text:span text:style-name="T44_1">직접운용</text:span><text:span text:style-name="T44_2"><text:s/></text:span><text:span text:style-name="T44_3">방식이</text:span><text:span text:style-name="T44_4"><text:s/></text:span><text:span text:style-name="T44_5">위탁운용</text:span><text:span text:style-name="T44_6">,</text:span><text:span text:style-name="T44_7"><text:s/></text:span><text:span text:style-name="T44_8">투자풀</text:span><text:span text:style-name="T44_9"><text:s/></text:span><text:span text:style-name="T44_10">운용에</text:span><text:span text:style-name="T44_11"><text:s/></text:span><text:span text:style-name="T44_12">비해</text:span><text:span text:style-name="T44_13"><text:s/></text:span><text:span text:style-name="T44_14">정당화되기</text:span><text:span text:style-name="T44_15"><text:s/></text:span><text:span text:style-name="T44_16">위해서는</text:span><text:span text:style-name="T44_17"><text:s/></text:span><text:span text:style-name="T44_18">연기금</text:span><text:span text:style-name="T44_19"><text:s/></text:span><text:span text:style-name="T44_20">규모가<text:s/>일정</text:span><text:span text:style-name="T44_21"><text:s/></text:span><text:span text:style-name="T44_22">수준</text:span><text:span text:style-name="T44_23"><text:s/></text:span><text:span text:style-name="T44_24">이상이어야</text:span><text:span text:style-name="T44_25"><text:s/></text:span><text:span text:style-name="T44_26">함</text:span></text:p>
          </text:list-item>
        </text:list>
        <text:list text:style-name="LS14" xml:id="list28">
          <text:list-item>
            <text:p text:style-name="P45"><text:span text:style-name="T45_1">호주</text:span><text:span text:style-name="T45_2"><text:s/></text:span><text:span text:style-name="T45_3">연기금</text:span><text:span text:style-name="T45_4"><text:s/></text:span><text:span text:style-name="T45_5">표본에</text:span><text:span text:style-name="T45_6"><text:s/></text:span><text:span text:style-name="T45_7">대한</text:span><text:span text:style-name="T45_8"><text:s/></text:span><text:span text:style-name="T45_9">심층</text:span><text:span text:style-name="T45_10"><text:s/></text:span><text:span text:style-name="T45_11">인터뷰를</text:span><text:span text:style-name="T45_12"><text:s/></text:span><text:span text:style-name="T45_13">바탕으로</text:span><text:span text:style-name="T45_14"><text:s/></text:span><text:span text:style-name="T45_15">보면</text:span><text:span text:style-name="T45_16"><text:s/></text:span><text:span text:style-name="T45_17">연기금</text:span><text:span text:style-name="T45_18"><text:s/></text:span><text:span text:style-name="T45_19">규모가</text:span><text:span text:style-name="T45_20"><text:s/></text:span><text:span text:style-name="T45_21">최소한<text:s/></text:span><text:span text:style-name="T45_22">50</text:span><text:span text:style-name="T45_23">-</text:span><text:span text:style-name="T45_24">1</text:span><text:span text:style-name="T45_25">00</text:span><text:span text:style-name="T45_26">억</text:span><text:span text:style-name="T45_27"><text:s/></text:span><text:span text:style-name="T45_28">호주달러</text:span><text:span text:style-name="T45_29">(</text:span><text:span text:style-name="T45_30">4</text:span><text:span text:style-name="T45_31">.</text:span><text:span text:style-name="T45_32">3조</text:span><text:span text:style-name="T45_33">-</text:span><text:span text:style-name="T45_34">8</text:span><text:span text:style-name="T45_35">.</text:span><text:span text:style-name="T45_36">5</text:span><text:span text:style-name="T45_37">조원</text:span><text:span text:style-name="T45_38">)</text:span><text:span text:style-name="T45_39">는</text:span><text:span text:style-name="T45_40"><text:s/></text:span><text:span text:style-name="T45_41">되어야</text:span><text:span text:style-name="T45_42"><text:s/></text:span><text:span text:style-name="T45_43">직접운용</text:span><text:span text:style-name="T45_44"><text:s/></text:span><text:span text:style-name="T45_45">방식이</text:span><text:span text:style-name="T45_46"><text:s/></text:span><text:span text:style-name="T45_47">정당화됨</text:span></text:p>
          </text:list-item>
        </text:list>
        <text:list text:style-name="LS15" xml:id="list29">
          <text:list-item>
            <text:p text:style-name="P46"><text:span text:style-name="T46_1">연기금</text:span><text:span text:style-name="T46_2"><text:s/></text:span><text:span text:style-name="T46_3">내의</text:span><text:span text:style-name="T46_4"><text:s/></text:span><text:span text:style-name="T46_5">기업문화와</text:span><text:span text:style-name="T46_6"><text:s/></text:span><text:span text:style-name="T46_7">이사진</text:span><text:span text:style-name="T46_8"><text:s/></text:span><text:span text:style-name="T46_9">구성</text:span><text:span text:style-name="T46_10">,</text:span><text:span text:style-name="T46_11"><text:s/></text:span><text:span text:style-name="T46_12">그리고</text:span><text:span text:style-name="T46_13"><text:s/></text:span><text:span text:style-name="T46_14">역량이</text:span><text:span text:style-name="T46_15"><text:s/></text:span><text:span text:style-name="T46_16">충분하여</text:span><text:span text:style-name="T46_17"><text:s/></text:span><text:span text:style-name="T46_18">연기금</text:span><text:span text:style-name="T46_19"><text:s/></text:span><text:span text:style-name="T46_20">내에서</text:span><text:span text:style-name="T46_21"><text:s/></text:span><text:span text:style-name="T46_22">직<text:s/>접운용</text:span><text:span text:style-name="T46_23"><text:s/></text:span><text:span text:style-name="T46_24">관련</text:span><text:span text:style-name="T46_25"><text:s/></text:span><text:span text:style-name="T46_26">인력과</text:span><text:span text:style-name="T46_27"><text:s/></text:span><text:span text:style-name="T46_28">조직을</text:span><text:span text:style-name="T46_29"><text:s/></text:span><text:span text:style-name="T46_30">긍정적으로</text:span><text:span text:style-name="T46_31"><text:s/></text:span><text:span text:style-name="T46_32">받아들일</text:span><text:span text:style-name="T46_33"><text:s/></text:span><text:span text:style-name="T46_34">수</text:span><text:span text:style-name="T46_35"><text:s/></text:span><text:span text:style-name="T46_36">있는</text:span><text:span text:style-name="T46_37"><text:s/></text:span><text:span text:style-name="T46_38">환경이</text:span><text:span text:style-name="T46_39"><text:s/></text:span><text:span text:style-name="T46_40">조성되어야</text:span><text:span text:style-name="T46_41"><text:s/></text:span><text:span text:style-name="T46_42">함</text:span></text:p>
          </text:list-item>
          <text:list-item>
            <text:p text:style-name="P47"><text:span text:style-name="T47_1">특히</text:span><text:span text:style-name="T47_2">,</text:span><text:span text:style-name="T47_3"><text:s/></text:span><text:span text:style-name="T47_4">역량이</text:span><text:span text:style-name="T47_5"><text:s/></text:span><text:span text:style-name="T47_6">부족할</text:span><text:span text:style-name="T47_7"><text:s/></text:span><text:span text:style-name="T47_8">경우</text:span><text:span text:style-name="T47_9"><text:s/></text:span><text:span text:style-name="T47_10">직접운용은</text:span><text:span text:style-name="T47_11"><text:s/></text:span><text:span text:style-name="T47_12">고려</text:span><text:span text:style-name="T47_13"><text:s/></text:span><text:span text:style-name="T47_14">대상조차</text:span><text:span text:style-name="T47_15"><text:s/></text:span><text:span text:style-name="T47_16">아님을</text:span><text:span text:style-name="T47_17"><text:s/></text:span><text:span text:style-name="T47_18">강조</text:span></text:p>
          </text:list-item>
        </text:list>
        <text:list text:style-name="LS16" xml:id="list31">
          <text:list-item>
            <text:p text:style-name="P48"><text:span text:style-name="T48_1">연기금</text:span><text:span text:style-name="T48_2"><text:s/></text:span><text:span text:style-name="T48_3">및</text:span><text:span text:style-name="T48_4"><text:s/></text:span><text:span text:style-name="T48_5">운용주체</text:span><text:span text:style-name="T48_6"><text:s/></text:span><text:span text:style-name="T48_7">자산규모의</text:span><text:span text:style-name="T48_8"><text:s/></text:span><text:span text:style-name="T48_9">비대화에</text:span><text:span text:style-name="T48_10"><text:s/></text:span><text:span text:style-name="T48_11">따른</text:span><text:span text:style-name="T48_12"><text:s/></text:span><text:span text:style-name="T48_13">규모의</text:span><text:span text:style-name="T48_14"><text:s/></text:span><text:span text:style-name="T48_15">비경제를</text:span><text:span text:style-name="T48_16"><text:s/></text:span><text:span text:style-name="T48_17">줄일</text:span><text:span text:style-name="T48_18"><text:s/></text:span><text:span text:style-name="T48_19">수</text:span><text:span text:style-name="T48_20"><text:s/></text:span><text:span text:style-name="T48_21">있는</text:span><text:span text:style-name="T48_22"><text:s/></text:span><text:span text:style-name="T48_23">방안<text:s/>마련</text:span><text:span text:style-name="T48_24"><text:s/></text:span><text:span text:style-name="T48_25">시급</text:span></text:p>
          </text:list-item>
        </text:list>
        <text:list text:style-name="LS17" xml:id="list32">
          <text:list-item>
            <text:p text:style-name="P49"><text:span text:style-name="T49_1">연기금</text:span><text:span text:style-name="T49_2"><text:s/></text:span><text:span text:style-name="T49_3">규모가</text:span><text:span text:style-name="T49_4"><text:s/></text:span><text:span text:style-name="T49_5">비대해질</text:span><text:span text:style-name="T49_6"><text:s/></text:span><text:span text:style-name="T49_7">경우</text:span><text:span text:style-name="T49_8"><text:s/></text:span><text:span text:style-name="T49_9">시장</text:span><text:span text:style-name="T49_10"><text:s/></text:span><text:span text:style-name="T49_11">내에서의</text:span><text:span text:style-name="T49_12"><text:s/></text:span><text:span text:style-name="T49_13">거래</text:span><text:span text:style-name="T49_14"><text:s/></text:span><text:span text:style-name="T49_15">및</text:span><text:span text:style-name="T49_16"><text:s/></text:span><text:span text:style-name="T49_17">유동성</text:span><text:span text:style-name="T49_18"><text:s/></text:span><text:span text:style-name="T49_19">제약으로</text:span><text:span text:style-name="T49_20"><text:s/></text:span><text:span text:style-name="T49_21">인해</text:span><text:span text:style-name="T49_22"><text:s/></text:span><text:span text:style-name="T49_23">운용<text:s/>성과를</text:span><text:span text:style-name="T49_24"><text:s/></text:span><text:span text:style-name="T49_25">내는</text:span><text:span text:style-name="T49_26"><text:s/></text:span><text:span text:style-name="T49_27">데</text:span><text:span text:style-name="T49_28"><text:s/></text:span><text:span text:style-name="T49_29">있어</text:span><text:span text:style-name="T49_30"><text:s/></text:span><text:span text:style-name="T49_31">추가적인</text:span><text:span text:style-name="T49_32"><text:s/></text:span><text:span text:style-name="T49_33">애로사항이</text:span><text:span text:style-name="T49_34"><text:s/></text:span><text:span text:style-name="T49_35">따르며</text:span><text:span text:style-name="T49_36">,</text:span><text:span text:style-name="T49_37"><text:s/></text:span><text:span text:style-name="T49_38">이는</text:span><text:span text:style-name="T49_39"><text:s/></text:span><text:span text:style-name="T49_40">저조한</text:span><text:span text:style-name="T49_41"><text:s/></text:span><text:span text:style-name="T49_42">성과로</text:span><text:span text:style-name="T49_43"><text:s/></text:span><text:span text:style-name="T49_44">이어짐</text:span></text:p>
          </text:list-item>
          <text:list-item>
            <text:p text:style-name="P50"><text:span text:style-name="T50_1">전문성을</text:span><text:span text:style-name="T50_2"><text:s/></text:span><text:span text:style-name="T50_3">갖춘</text:span><text:span text:style-name="T50_4"><text:s/></text:span><text:span text:style-name="T50_5">운용</text:span><text:span text:style-name="T50_6"><text:s/></text:span><text:span text:style-name="T50_7">인력풀이</text:span><text:span text:style-name="T50_8"><text:s/></text:span><text:span text:style-name="T50_9">확대됨에</text:span><text:span text:style-name="T50_10"><text:s/></text:span><text:span text:style-name="T50_11">따라</text:span><text:span text:style-name="T50_12"><text:s/></text:span><text:span text:style-name="T50_13">운용인력의</text:span><text:span text:style-name="T50_14"><text:s/></text:span><text:span text:style-name="T50_15">분업</text:span><text:span text:style-name="T50_16">,</text:span><text:span text:style-name="T50_17"><text:s/></text:span><text:span text:style-name="T50_18">전문화</text:span><text:span text:style-name="T50_19"><text:s/></text:span><text:span text:style-name="T50_20">및</text:span><text:span text:style-name="T50_21"><text:s/></text:span><text:span text:style-name="T50_22">경쟁</text:span><text:span text:style-name="T50_23"><text:s/></text:span><text:span text:style-name="T50_24">구<text:s/>조</text:span><text:span text:style-name="T50_25"><text:s/></text:span><text:span text:style-name="T50_26">도입이</text:span><text:span text:style-name="T50_27"><text:s/></text:span><text:span text:style-name="T50_28">용이해진</text:span><text:span text:style-name="T50_29"><text:s/></text:span><text:span text:style-name="T50_30">바</text:span><text:span text:style-name="T50_31">,</text:span><text:span text:style-name="T50_32"><text:s/></text:span><text:span text:style-name="T50_33">복수의</text:span><text:span text:style-name="T50_34"><text:s/></text:span><text:span text:style-name="T50_35">운용주체를</text:span><text:span text:style-name="T50_36"><text:s/></text:span><text:span text:style-name="T50_37">경쟁토록</text:span><text:span text:style-name="T50_38"><text:s/></text:span><text:span text:style-name="T50_39">할</text:span><text:span text:style-name="T50_40"><text:s/></text:span><text:span text:style-name="T50_41">필요가</text:span><text:span text:style-name="T50_42"><text:s/></text:span><text:span text:style-name="T50_43">있음</text:span></text:p>
          </text:list-item>
          <text:list-item>
            <text:p text:style-name="P51"><text:span text:style-name="T51_1">이는</text:span><text:span text:style-name="T51_2"><text:s/></text:span><text:span text:style-name="T51_3">소형</text:span><text:span text:style-name="T51_4"><text:s/></text:span><text:span text:style-name="T51_5">및</text:span><text:span text:style-name="T51_6"><text:s/></text:span><text:span text:style-name="T51_7">중형</text:span><text:span text:style-name="T51_8"><text:s/></text:span><text:span text:style-name="T51_9">기금들을</text:span><text:span text:style-name="T51_10"><text:s/></text:span><text:span text:style-name="T51_11">모은</text:span><text:span text:style-name="T51_12"><text:s/></text:span><text:span text:style-name="T51_13">투자풀에도</text:span><text:span text:style-name="T51_14"><text:s/></text:span><text:span text:style-name="T51_15">동일하게</text:span><text:span text:style-name="T51_16"><text:s/></text:span><text:span text:style-name="T51_17">적용</text:span><text:span text:style-name="T51_18"><text:s/></text:span><text:span text:style-name="T51_19">가능한</text:span><text:span text:style-name="T51_20"><text:s/></text:span><text:span text:style-name="T51_21">문제로</text:span><text:span text:style-name="T51_22">,</text:span><text:span text:style-name="T51_23"><text:s/></text:span><text:span text:style-name="T51_24">통합<text:s/>펀드와</text:span><text:span text:style-name="T51_25"><text:s/></text:span><text:span text:style-name="T51_26">하위펀드</text:span><text:span text:style-name="T51_27"><text:s/></text:span><text:span text:style-name="T51_28">수준에서</text:span><text:span text:style-name="T51_29"><text:s/></text:span><text:span text:style-name="T51_30">특정</text:span><text:span text:style-name="T51_31"><text:s/></text:span><text:span text:style-name="T51_32">펀드에</text:span><text:span text:style-name="T51_33"><text:s/></text:span><text:span text:style-name="T51_34">과도한</text:span><text:span text:style-name="T51_35"><text:s/></text:span><text:span text:style-name="T51_36">자금</text:span><text:span text:style-name="T51_37"><text:s/></text:span><text:span text:style-name="T51_38">배정보다는</text:span><text:span text:style-name="T51_39"><text:s/></text:span><text:span text:style-name="T51_40">적정</text:span><text:span text:style-name="T51_41"><text:s/></text:span><text:span text:style-name="T51_42">규모</text:span><text:span text:style-name="T51_43"><text:s/></text:span><text:span text:style-name="T51_44">수준의<text:s/>펀드를</text:span><text:span text:style-name="T51_45"><text:s/></text:span><text:span text:style-name="T51_46">동시에</text:span><text:span text:style-name="T51_47"><text:s/></text:span><text:span text:style-name="T51_48">복수로</text:span><text:span text:style-name="T51_49"><text:s/></text:span><text:span text:style-name="T51_50">관리함으로써</text:span><text:span text:style-name="T51_51"><text:s/></text:span><text:span text:style-name="T51_52">경쟁을</text:span><text:span text:style-name="T51_53"><text:s/></text:span><text:span text:style-name="T51_54">통한</text:span><text:span text:style-name="T51_55"><text:s/></text:span><text:span text:style-name="T51_56">성과</text:span><text:span text:style-name="T51_57"><text:s/></text:span><text:span text:style-name="T51_58">유도</text:span></text:p>
          </text:list-item>
          <text:list-item>
            <text:p text:style-name="P52"><text:span text:style-name="T52_1">단</text:span><text:span text:style-name="T52_2">,</text:span><text:span text:style-name="T52_3"><text:s/></text:span><text:span text:style-name="T52_4">이는</text:span><text:span text:style-name="T52_5"><text:s/></text:span><text:span text:style-name="T52_6">개별</text:span><text:span text:style-name="T52_7"><text:s/></text:span><text:span text:style-name="T52_8">주체의</text:span><text:span text:style-name="T52_9"><text:s/></text:span><text:span text:style-name="T52_10">과도한</text:span><text:span text:style-name="T52_11"><text:s/></text:span><text:span text:style-name="T52_12">리스크</text:span><text:span text:style-name="T52_13"><text:s/></text:span><text:span text:style-name="T52_14">추구</text:span><text:span text:style-name="T52_15"><text:s/></text:span><text:span text:style-name="T52_16">성향으로</text:span><text:span text:style-name="T52_17"><text:s/></text:span><text:span text:style-name="T52_18">연결될</text:span><text:span text:style-name="T52_19"><text:s/></text:span><text:span text:style-name="T52_20">수</text:span><text:span text:style-name="T52_21"><text:s/></text:span><text:span text:style-name="T52_22">있어</text:span><text:span text:style-name="T52_23">,</text:span><text:span text:style-name="T52_24"><text:s/></text:span><text:span text:style-name="T52_25">이를</text:span><text:span text:style-name="T52_26"><text:s/></text:span><text:span text:style-name="T52_27">중앙에<text:s/>서</text:span><text:span text:style-name="T52_28"><text:s/></text:span><text:span text:style-name="T52_29">관리</text:span><text:span text:style-name="T52_30"><text:s/></text:span><text:span text:style-name="T52_31">및</text:span><text:span text:style-name="T52_32"><text:s/></text:span><text:span text:style-name="T52_33">코디네이터</text:span><text:span text:style-name="T52_34"><text:s/></text:span><text:span text:style-name="T52_35">역할을</text:span><text:span text:style-name="T52_36"><text:s/></text:span><text:span text:style-name="T52_37">할</text:span><text:span text:style-name="T52_38"><text:s/></text:span><text:span text:style-name="T52_39">수</text:span><text:span text:style-name="T52_40"><text:s/></text:span><text:span text:style-name="T52_41">있는</text:span><text:span text:style-name="T52_42"><text:s/></text:span><text:span text:style-name="T52_43">지배구조</text:span><text:span text:style-name="T52_44"><text:s/></text:span><text:span text:style-name="T52_45">마련이</text:span><text:span text:style-name="T52_46"><text:s/></text:span><text:span text:style-name="T52_47">절실함</text:span></text:p>
          </text:list-item>
          <text:list-item>
            <text:p text:style-name="P53"><text:span text:style-name="T53_1">자산</text:span><text:span text:style-name="T53_2"><text:s/></text:span><text:span text:style-name="T53_3">규모의</text:span><text:span text:style-name="T53_4"><text:s/></text:span><text:span text:style-name="T53_5">증가에</text:span><text:span text:style-name="T53_6"><text:s/></text:span><text:span text:style-name="T53_7">따른</text:span><text:span text:style-name="T53_8"><text:s/></text:span><text:span text:style-name="T53_9">규모의</text:span><text:span text:style-name="T53_10"><text:s/></text:span><text:span text:style-name="T53_11">비경제</text:span><text:span text:style-name="T53_12"><text:s/></text:span><text:span text:style-name="T53_13">현상은</text:span><text:span text:style-name="T53_14"><text:s/></text:span><text:span text:style-name="T53_15">본</text:span><text:span text:style-name="T53_16"><text:s/></text:span><text:span text:style-name="T53_17">보고서의</text:span><text:span text:style-name="T53_18"><text:s/></text:span><text:span text:style-name="T53_19">실증분석</text:span><text:span text:style-name="T53_20"><text:s/></text:span><text:span text:style-name="T53_21">결과와도<text:s/>일치하는</text:span><text:span text:style-name="T53_22"><text:s/></text:span><text:span text:style-name="T53_23">경향이</text:span><text:span text:style-name="T53_24"><text:s/></text:span><text:span text:style-name="T53_25">있음</text:span></text:p>
          </text:list-item>
        </text:list>
        <text:list text:style-name="LS18" xml:id="list37">
          <text:list-item>
            <text:p text:style-name="P54"><text:span text:style-name="T54_1">연기금</text:span><text:span text:style-name="T54_2"><text:s/></text:span><text:span text:style-name="T54_3">운용자금</text:span><text:span text:style-name="T54_4"><text:s/></text:span><text:span text:style-name="T54_5">위탁</text:span><text:span text:style-name="T54_6"><text:s/></text:span><text:span text:style-name="T54_7">시</text:span><text:span text:style-name="T54_8"><text:s/></text:span><text:span text:style-name="T54_9">분권적</text:span><text:span text:style-name="T54_10"><text:s/></text:span><text:span text:style-name="T54_11">특화</text:span><text:span text:style-name="T54_12"><text:s/></text:span><text:span text:style-name="T54_13">모형을</text:span><text:span text:style-name="T54_14"><text:s/></text:span><text:span text:style-name="T54_15">고려해보는</text:span><text:span text:style-name="T54_16"><text:s/></text:span><text:span text:style-name="T54_17">것이</text:span><text:span text:style-name="T54_18"><text:s/></text:span><text:span text:style-name="T54_19">필요</text:span></text:p>
          </text:list-item>
        </text:list>
        <text:list text:style-name="LS19" xml:id="list38">
          <text:list-item>
            <text:p text:style-name="P55"><text:span text:style-name="T55_1">미국</text:span><text:span text:style-name="T55_2"><text:s/></text:span><text:span text:style-name="T55_3">및</text:span><text:span text:style-name="T55_4"><text:s/></text:span><text:span text:style-name="T55_5">영국</text:span><text:span text:style-name="T55_6"><text:s/></text:span><text:span text:style-name="T55_7">연금펀드의</text:span><text:span text:style-name="T55_8"><text:s/></text:span><text:span text:style-name="T55_9">경우</text:span><text:span text:style-name="T55_10">,</text:span><text:span text:style-name="T55_11"><text:s/></text:span><text:span text:style-name="T55_12">19</text:span><text:span text:style-name="T55_13">80</text:span><text:span text:style-name="T55_14">년대</text:span><text:span text:style-name="T55_15"><text:s/></text:span><text:span text:style-name="T55_16">초반까지는</text:span><text:span text:style-name="T55_17"><text:s/></text:span><text:span text:style-name="T55_18">소수의</text:span><text:span text:style-name="T55_19"><text:s/></text:span><text:span text:style-name="T55_20">펀드매니저에게</text:span><text:span text:style-name="T55_21"><text:s/></text:span><text:span text:style-name="T55_22">자금<text:s/>배정을</text:span><text:span text:style-name="T55_23"><text:s/></text:span><text:span text:style-name="T55_24">집중하고</text:span><text:span text:style-name="T55_25">,</text:span><text:span text:style-name="T55_26"><text:s/></text:span><text:span text:style-name="T55_27">각각의</text:span><text:span text:style-name="T55_28"><text:s/></text:span><text:span text:style-name="T55_29">매니저로</text:span><text:span text:style-name="T55_30"><text:s/></text:span><text:span text:style-name="T55_31">하여금</text:span><text:span text:style-name="T55_32"><text:s/></text:span><text:span text:style-name="T55_33">다양한</text:span><text:span text:style-name="T55_34"><text:s/></text:span><text:span text:style-name="T55_35">자산에</text:span><text:span text:style-name="T55_36"><text:s/></text:span><text:span text:style-name="T55_37">밸런스를</text:span><text:span text:style-name="T55_38"><text:s/></text:span><text:span text:style-name="T55_39">맞추어</text:span><text:span text:style-name="T55_40"><text:s/></text:span><text:span text:style-name="T55_41">투자하<text:s/>도록</text:span><text:span text:style-name="T55_42"><text:s/></text:span><text:span text:style-name="T55_43">하는</text:span><text:span text:style-name="T55_44"><text:s/></text:span><text:span text:style-name="T55_45">“</text:span><text:span text:style-name="T55_46">s</text:span><text:span text:style-name="T55_47">i</text:span><text:span text:style-name="T55_48">n</text:span><text:span text:style-name="T55_49">g</text:span><text:span text:style-name="T55_50">l</text:span><text:span text:style-name="T55_51">e</text:span><text:span text:style-name="T55_52"><text:s/></text:span><text:span text:style-name="T55_53">b</text:span><text:span text:style-name="T55_54">a</text:span><text:span text:style-name="T55_55">l</text:span><text:span text:style-name="T55_56">a</text:span><text:span text:style-name="T55_57">n</text:span><text:span text:style-name="T55_58">c</text:span><text:span text:style-name="T55_59">e</text:span><text:span text:style-name="T55_60">d</text:span><text:span text:style-name="T55_61"><text:s/></text:span><text:span text:style-name="T55_62">m</text:span><text:span text:style-name="T55_63">a</text:span><text:span text:style-name="T55_64">n</text:span><text:span text:style-name="T55_65">d</text:span><text:span text:style-name="T55_66">a</text:span><text:span text:style-name="T55_67">t</text:span><text:span text:style-name="T55_68">e</text:span><text:span text:style-name="T55_69"><text:s/></text:span><text:span text:style-name="T55_70">m</text:span><text:span text:style-name="T55_71">a</text:span><text:span text:style-name="T55_72">n</text:span><text:span text:style-name="T55_73">a</text:span><text:span text:style-name="T55_74">g</text:span><text:span text:style-name="T55_75">e</text:span><text:span text:style-name="T55_76">r</text:span><text:span text:style-name="T55_77">”</text:span><text:span text:style-name="T55_78"><text:s/></text:span><text:span text:style-name="T55_79">방식을</text:span><text:span text:style-name="T55_80"><text:s/></text:span><text:span text:style-name="T55_81">취함</text:span></text:p>
          </text:list-item>
          <text:list-item>
            <text:p text:style-name="P56"><text:span text:style-name="T56_1">그러나</text:span><text:span text:style-name="T56_2"><text:s/></text:span><text:span text:style-name="T56_3">19</text:span><text:span text:style-name="T56_4">80</text:span><text:span text:style-name="T56_5">년대</text:span><text:span text:style-name="T56_6"><text:s/></text:span><text:span text:style-name="T56_7">이후부터는</text:span><text:span text:style-name="T56_8"><text:s/></text:span><text:span text:style-name="T56_9">다수의</text:span><text:span text:style-name="T56_10"><text:s/></text:span><text:span text:style-name="T56_11">펀드매니저를</text:span><text:span text:style-name="T56_12"><text:s/></text:span><text:span text:style-name="T56_13">경쟁시키는</text:span><text:span text:style-name="T56_14"><text:s/></text:span><text:span text:style-name="T56_15">체제로</text:span><text:span text:style-name="T56_16"><text:s/></text:span><text:span text:style-name="T56_17">전환하는</text:span><text:span text:style-name="T56_18"><text:s/></text:span><text:span text:style-name="T56_19">한<text:s/>편</text:span><text:span text:style-name="T56_20">,</text:span><text:span text:style-name="T56_21"><text:s/></text:span><text:span text:style-name="T56_22">해당</text:span><text:span text:style-name="T56_23"><text:s/></text:span><text:span text:style-name="T56_24">매니저들의</text:span><text:span text:style-name="T56_25"><text:s/></text:span><text:span text:style-name="T56_26">자산</text:span><text:span text:style-name="T56_27"><text:s/></text:span><text:span text:style-name="T56_28">배분</text:span><text:span text:style-name="T56_29"><text:s/></text:span><text:span text:style-name="T56_30">등에</text:span><text:span text:style-name="T56_31"><text:s/></text:span><text:span text:style-name="T56_32">있어서도</text:span><text:span text:style-name="T56_33"><text:s/></text:span><text:span text:style-name="T56_34">협의적인</text:span><text:span text:style-name="T56_35"><text:s/></text:span><text:span text:style-name="T56_36">개념의</text:span><text:span text:style-name="T56_37"><text:s/></text:span><text:span text:style-name="T56_38">특정</text:span><text:span text:style-name="T56_39"><text:s/></text:span><text:span text:style-name="T56_40">자산군에</text:span><text:span text:style-name="T56_41"><text:s/></text:span><text:span text:style-name="T56_42">특<text:s/>화하는</text:span><text:span text:style-name="T56_43"><text:s/></text:span><text:span text:style-name="T56_44">형태의</text:span><text:span text:style-name="T56_45"><text:s/></text:span><text:span text:style-name="T56_46">“</text:span><text:span text:style-name="T56_47">m</text:span><text:span text:style-name="T56_48">u</text:span><text:span text:style-name="T56_49">l</text:span><text:span text:style-name="T56_50">t</text:span><text:span text:style-name="T56_51">i</text:span><text:span text:style-name="T56_52">p</text:span><text:span text:style-name="T56_53">l</text:span><text:span text:style-name="T56_54">e</text:span><text:span text:style-name="T56_55"><text:s/></text:span><text:span text:style-name="T56_56">s</text:span><text:span text:style-name="T56_57">p</text:span><text:span text:style-name="T56_58">e</text:span><text:span text:style-name="T56_59">c</text:span><text:span text:style-name="T56_60">i</text:span><text:span text:style-name="T56_61">a</text:span><text:span text:style-name="T56_62">l</text:span><text:span text:style-name="T56_63">i</text:span><text:span text:style-name="T56_64">z</text:span><text:span text:style-name="T56_65">e</text:span><text:span text:style-name="T56_66">d</text:span><text:span text:style-name="T56_67"><text:s/></text:span><text:span text:style-name="T56_68">m</text:span><text:span text:style-name="T56_69">a</text:span><text:span text:style-name="T56_70">n</text:span><text:span text:style-name="T56_71">a</text:span><text:span text:style-name="T56_72">g</text:span><text:span text:style-name="T56_73">e</text:span><text:span text:style-name="T56_74">r</text:span><text:span text:style-name="T56_75">s</text:span><text:span text:style-name="T56_76">”를</text:span><text:span text:style-name="T56_77"><text:s/></text:span><text:span text:style-name="T56_78">도입하기</text:span><text:span text:style-name="T56_79"><text:s/></text:span><text:span text:style-name="T56_80">시작</text:span></text:p>
          </text:list-item>
          <text:list-item>
            <text:p text:style-name="P57"><text:span text:style-name="T57_1">예를</text:span><text:span text:style-name="T57_2"><text:s/></text:span><text:span text:style-name="T57_3">들어</text:span><text:span text:style-name="T57_4">,</text:span><text:span text:style-name="T57_5"><text:s/></text:span><text:span text:style-name="T57_6">19</text:span><text:span text:style-name="T57_7">80</text:span><text:span text:style-name="T57_8">년대</text:span><text:span text:style-name="T57_9"><text:s/></text:span><text:span text:style-name="T57_10">초반</text:span><text:span text:style-name="T57_11"><text:s/></text:span><text:span text:style-name="T57_12">이전까지의</text:span><text:span text:style-name="T57_13"><text:s/></text:span><text:span text:style-name="T57_14">모델이</text:span><text:span text:style-name="T57_15"><text:s/></text:span><text:span text:style-name="T57_16">주식형</text:span><text:span text:style-name="T57_17">,</text:span><text:span text:style-name="T57_18"><text:s/></text:span><text:span text:style-name="T57_19">채권형</text:span><text:span text:style-name="T57_20">,</text:span><text:span text:style-name="T57_21"><text:s/></text:span><text:span text:style-name="T57_22">혼합형</text:span><text:span text:style-name="T57_23"><text:s/></text:span><text:span text:style-name="T57_24">정도의</text:span><text:span text:style-name="T57_25"><text:s/></text:span><text:span text:style-name="T57_26">광의<text:s/>적인</text:span><text:span text:style-name="T57_27"><text:s/></text:span><text:span text:style-name="T57_28">개념</text:span><text:span text:style-name="T57_29"><text:s/></text:span><text:span text:style-name="T57_30">하에서</text:span><text:span text:style-name="T57_31"><text:s/></text:span><text:span text:style-name="T57_32">펀드매니저에게</text:span><text:span text:style-name="T57_33"><text:s/></text:span><text:span text:style-name="T57_34">높은</text:span><text:span text:style-name="T57_35"><text:s/></text:span><text:span text:style-name="T57_36">자산</text:span><text:span text:style-name="T57_37"><text:s/></text:span><text:span text:style-name="T57_38">배분의</text:span><text:span text:style-name="T57_39"><text:s/></text:span><text:span text:style-name="T57_40">자유도를</text:span><text:span text:style-name="T57_41"><text:s/></text:span><text:span text:style-name="T57_42">부여하였다면</text:span><text:span text:style-name="T57_43">,</text:span><text:span text:style-name="T57_44"><text:s/></text:span><text:span text:style-name="T57_45">최근<text:s/>의</text:span><text:span text:style-name="T57_46"><text:s/></text:span><text:span text:style-name="T57_47">추세는</text:span><text:span text:style-name="T57_48"><text:s/></text:span><text:span text:style-name="T57_49">특화</text:span><text:span text:style-name="T57_50">(</text:span><text:span text:style-name="T57_51">s</text:span><text:span text:style-name="T57_52">p</text:span><text:span text:style-name="T57_53">e</text:span><text:span text:style-name="T57_54">c</text:span><text:span text:style-name="T57_55">i</text:span><text:span text:style-name="T57_56">a</text:span><text:span text:style-name="T57_57">l</text:span><text:span text:style-name="T57_58">i</text:span><text:span text:style-name="T57_59">z</text:span><text:span text:style-name="T57_60">e</text:span><text:span text:style-name="T57_61">d</text:span><text:span text:style-name="T57_62">)</text:span><text:span text:style-name="T57_63">,</text:span><text:span text:style-name="T57_64"><text:s/></text:span><text:span text:style-name="T57_65">즉</text:span><text:span text:style-name="T57_66"><text:s/></text:span><text:span text:style-name="T57_67">특정</text:span><text:span text:style-name="T57_68"><text:s/></text:span><text:span text:style-name="T57_69">스타일</text:span><text:span text:style-name="T57_70">(</text:span><text:span text:style-name="T57_71">예</text:span><text:span text:style-name="T57_72">:</text:span><text:span text:style-name="T57_73"><text:s/></text:span><text:span text:style-name="T57_74">소형가치주</text:span><text:span text:style-name="T57_75">)</text:span><text:span text:style-name="T57_76">이나</text:span><text:span text:style-name="T57_77"><text:s/></text:span><text:span text:style-name="T57_78">특정</text:span><text:span text:style-name="T57_79"><text:s/></text:span><text:span text:style-name="T57_80">산업군</text:span><text:span text:style-name="T57_81">(</text:span><text:span text:style-name="T57_82">예</text:span><text:span text:style-name="T57_83">:<text:s/></text:span><text:span text:style-name="T57_84">바이오</text:span><text:span text:style-name="T57_85"><text:s/></text:span><text:span text:style-name="T57_86">및</text:span><text:span text:style-name="T57_87"><text:s/></text:span><text:span text:style-name="T57_88">헬스케어주</text:span><text:span text:style-name="T57_89">)</text:span><text:span text:style-name="T57_90">에만</text:span><text:span text:style-name="T57_91"><text:s/></text:span><text:span text:style-name="T57_92">집중하도록</text:span><text:span text:style-name="T57_93"><text:s/></text:span><text:span text:style-name="T57_94">펀드의</text:span><text:span text:style-name="T57_95"><text:s/></text:span><text:span text:style-name="T57_96">운영</text:span><text:span text:style-name="T57_97"><text:s/></text:span><text:span text:style-name="T57_98">m</text:span><text:span text:style-name="T57_99">a</text:span><text:span text:style-name="T57_100">n</text:span><text:span text:style-name="T57_101">d</text:span><text:span text:style-name="T57_102">a</text:span><text:span text:style-name="T57_103">t</text:span><text:span text:style-name="T57_104">e</text:span><text:span text:style-name="T57_105"><text:s/></text:span><text:span text:style-name="T57_106">및</text:span><text:span text:style-name="T57_107"><text:s/></text:span><text:span text:style-name="T57_108">벤치마크를</text:span><text:span text:style-name="T57_109"><text:s/></text:span><text:span text:style-name="T57_110">정하<text:s/>고</text:span><text:span text:style-name="T57_111">,</text:span><text:span text:style-name="T57_112"><text:s/></text:span><text:span text:style-name="T57_113">여러</text:span><text:span text:style-name="T57_114"><text:s/></text:span><text:span text:style-name="T57_115">매니저들이</text:span><text:span text:style-name="T57_116"><text:s/></text:span><text:span text:style-name="T57_117">비슷한</text:span><text:span text:style-name="T57_118"><text:s/></text:span><text:span text:style-name="T57_119">투자기회를</text:span><text:span text:style-name="T57_120"><text:s/></text:span><text:span text:style-name="T57_121">놓고</text:span><text:span text:style-name="T57_122"><text:s/></text:span><text:span text:style-name="T57_123">경쟁토록</text:span><text:span text:style-name="T57_124"><text:s/></text:span><text:span text:style-name="T57_125">하여</text:span><text:span text:style-name="T57_126"><text:s/></text:span><text:span text:style-name="T57_127">개별</text:span><text:span text:style-name="T57_128"><text:s/></text:span><text:span text:style-name="T57_129">매니저들의</text:span><text:span text:style-name="T57_130"><text:s/></text:span><text:span text:style-name="T57_131">투자<text:s/>선택</text:span><text:span text:style-name="T57_132"><text:s/></text:span><text:span text:style-name="T57_133">역량을</text:span><text:span text:style-name="T57_134"><text:s/></text:span><text:span text:style-name="T57_135">좀</text:span><text:span text:style-name="T57_136"><text:s/></text:span><text:span text:style-name="T57_137">더</text:span><text:span text:style-name="T57_138"><text:s/></text:span><text:span text:style-name="T57_139">잘</text:span><text:span text:style-name="T57_140"><text:s/></text:span><text:span text:style-name="T57_141">평가할</text:span><text:span text:style-name="T57_142"><text:s/></text:span><text:span text:style-name="T57_143">수</text:span><text:span text:style-name="T57_144"><text:s/></text:span><text:span text:style-name="T57_145">있도록</text:span><text:span text:style-name="T57_146"><text:s/></text:span><text:span text:style-name="T57_147">함</text:span></text:p>
          </text:list-item>
          <text:list-item>
            <text:p text:style-name="P58"><text:span text:style-name="T58_1">이러한</text:span><text:span text:style-name="T58_2"><text:s/></text:span><text:span text:style-name="T58_3">체제는</text:span><text:span text:style-name="T58_4"><text:s/></text:span><text:span text:style-name="T58_5">분업화로</text:span><text:span text:style-name="T58_6"><text:s/></text:span><text:span text:style-name="T58_7">인한</text:span><text:span text:style-name="T58_8"><text:s/></text:span><text:span text:style-name="T58_9">선택과</text:span><text:span text:style-name="T58_10"><text:s/></text:span><text:span text:style-name="T58_11">집중</text:span><text:span text:style-name="T58_12"><text:s/></text:span><text:span text:style-name="T58_13">측면에서의</text:span><text:span text:style-name="T58_14"><text:s/></text:span><text:span text:style-name="T58_15">장점</text:span><text:span text:style-name="T58_16"><text:s/></text:span><text:span text:style-name="T58_17">및</text:span><text:span text:style-name="T58_18"><text:s/></text:span><text:span text:style-name="T58_19">다수의</text:span><text:span text:style-name="T58_20"><text:s/></text:span><text:span text:style-name="T58_21">펀드매니저<text:s/>에</text:span><text:span text:style-name="T58_22"><text:s/></text:span><text:span text:style-name="T58_23">소규모의</text:span><text:span text:style-name="T58_24"><text:s/></text:span><text:span text:style-name="T58_25">자금을</text:span><text:span text:style-name="T58_26"><text:s/></text:span><text:span text:style-name="T58_27">배분하는</text:span><text:span text:style-name="T58_28"><text:s/></text:span><text:span text:style-name="T58_29">방식을</text:span><text:span text:style-name="T58_30"><text:s/></text:span><text:span text:style-name="T58_31">통해</text:span><text:span text:style-name="T58_32"><text:s/></text:span><text:span text:style-name="T58_33">대규모</text:span><text:span text:style-name="T58_34"><text:s/></text:span><text:span text:style-name="T58_35">펀드에서</text:span><text:span text:style-name="T58_36"><text:s/></text:span><text:span text:style-name="T58_37">필연적으로</text:span><text:span text:style-name="T58_38"><text:s/></text:span><text:span text:style-name="T58_39">발생하는<text:s/>규모의</text:span><text:span text:style-name="T58_40"><text:s/></text:span><text:span text:style-name="T58_41">비경제</text:span><text:span text:style-name="T58_42">(</text:span><text:span text:style-name="T58_43">해당</text:span><text:span text:style-name="T58_44"><text:s/></text:span><text:span text:style-name="T58_45">펀드의</text:span><text:span text:style-name="T58_46"><text:s/></text:span><text:span text:style-name="T58_47">매매</text:span><text:span text:style-name="T58_48"><text:s/></text:span><text:span text:style-name="T58_49">결정이</text:span><text:span text:style-name="T58_50"><text:s/></text:span><text:span text:style-name="T58_51">시장을</text:span><text:span text:style-name="T58_52"><text:s/></text:span><text:span text:style-name="T58_53">교란시키는</text:span><text:span text:style-name="T58_54"><text:s/></text:span><text:span text:style-name="T58_55">등</text:span><text:span text:style-name="T58_56"><text:s/></text:span><text:span text:style-name="T58_57">운용</text:span><text:span text:style-name="T58_58"><text:s/></text:span><text:span text:style-name="T58_59">규모의</text:span><text:span text:style-name="T58_60"><text:s/></text:span><text:span text:style-name="T58_61">비대함<text:s/>에서</text:span><text:span text:style-name="T58_62"><text:s/></text:span><text:span text:style-name="T58_63">발생하는</text:span><text:span text:style-name="T58_64"><text:s/></text:span><text:span text:style-name="T58_65">비효율성</text:span><text:span text:style-name="T58_66">)</text:span><text:span text:style-name="T58_67">를</text:span><text:span text:style-name="T58_68"><text:s/></text:span><text:span text:style-name="T58_69">막을</text:span><text:span text:style-name="T58_70"><text:s/></text:span><text:span text:style-name="T58_71">수</text:span><text:span text:style-name="T58_72"><text:s/></text:span><text:span text:style-name="T58_73">있음</text:span></text:p>
          </text:list-item>
          <text:list-item>
            <text:p text:style-name="P59"><text:span text:style-name="T59_1">특히</text:span><text:span text:style-name="T59_2">,</text:span><text:span text:style-name="T59_3"><text:s/></text:span><text:span text:style-name="T59_4">대형기금이나</text:span><text:span text:style-name="T59_5"><text:s/></text:span><text:span text:style-name="T59_6">투자풀의</text:span><text:span text:style-name="T59_7"><text:s/></text:span><text:span text:style-name="T59_8">총</text:span><text:span text:style-name="T59_9"><text:s/></text:span><text:span text:style-name="T59_10">운용자금이</text:span><text:span text:style-name="T59_11"><text:s/></text:span><text:span text:style-name="T59_12">상당히</text:span><text:span text:style-name="T59_13"><text:s/></text:span><text:span text:style-name="T59_14">커진</text:span><text:span text:style-name="T59_15"><text:s/></text:span><text:span text:style-name="T59_16">현</text:span><text:span text:style-name="T59_17"><text:s/></text:span><text:span text:style-name="T59_18">시점에서</text:span><text:span text:style-name="T59_19"><text:s/></text:span><text:span text:style-name="T59_20">이러한</text:span><text:span text:style-name="T59_21"><text:s/></text:span><text:span text:style-name="T59_22">특화<text:s/>모형의</text:span><text:span text:style-name="T59_23"><text:s/></text:span><text:span text:style-name="T59_24">도입은</text:span><text:span text:style-name="T59_25"><text:s/></text:span><text:span text:style-name="T59_26">실제</text:span><text:span text:style-name="T59_27"><text:s/></text:span><text:span text:style-name="T59_28">최종</text:span><text:span text:style-name="T59_29"><text:s/></text:span><text:span text:style-name="T59_30">운용주체인</text:span><text:span text:style-name="T59_31"><text:s/></text:span><text:span text:style-name="T59_32">펀드매니저들의</text:span><text:span text:style-name="T59_33"><text:s/></text:span><text:span text:style-name="T59_34">성과를</text:span><text:span text:style-name="T59_35"><text:s/></text:span><text:span text:style-name="T59_36">제고할</text:span><text:span text:style-name="T59_37"><text:s/></text:span><text:span text:style-name="T59_38">수</text:span><text:span text:style-name="T59_39"><text:s/></text:span><text:span text:style-name="T59_40">있는</text:span><text:span text:style-name="T59_41"><text:s/></text:span><text:span text:style-name="T59_42">수단<text:s/>중</text:span><text:span text:style-name="T59_43"><text:s/></text:span><text:span text:style-name="T59_44">하나가</text:span><text:span text:style-name="T59_45"><text:s/></text:span><text:span text:style-name="T59_46">될</text:span><text:span text:style-name="T59_47"><text:s/></text:span><text:span text:style-name="T59_48">것으로</text:span><text:span text:style-name="T59_49"><text:s/></text:span><text:span text:style-name="T59_50">기대</text:span></text:p>
          </text:list-item>
        </text:list>
        <text:list text:style-name="LS20" xml:id="list43">
          <text:list-item>
            <text:p text:style-name="P60"><text:span text:style-name="T60_1">이는</text:span><text:span text:style-name="T60_2"><text:s/></text:span><text:span text:style-name="T60_3">본</text:span><text:span text:style-name="T60_4"><text:s/></text:span><text:span text:style-name="T60_5">보고서의</text:span><text:span text:style-name="T60_6"><text:s/></text:span><text:span text:style-name="T60_7">실증분석결과와도</text:span><text:span text:style-name="T60_8"><text:s/></text:span><text:span text:style-name="T60_9">일치하는</text:span><text:span text:style-name="T60_10"><text:s/></text:span><text:span text:style-name="T60_11">경향이</text:span><text:span text:style-name="T60_12"><text:s/></text:span><text:span text:style-name="T60_13">있음</text:span></text:p>
          </text:list-item>
        </text:list>
        <text:list text:style-name="LS21" xml:id="list44">
          <text:list-item>
            <text:p text:style-name="P61"><text:span text:style-name="T61_1">연기금의</text:span><text:span text:style-name="T61_2"><text:s/></text:span><text:span text:style-name="T61_3">직접운용과</text:span><text:span text:style-name="T61_4"><text:s/></text:span><text:span text:style-name="T61_5">연기금</text:span><text:span text:style-name="T61_6"><text:s/></text:span><text:span text:style-name="T61_7">투자풀</text:span><text:span text:style-name="T61_8"><text:s/></text:span><text:span text:style-name="T61_9">간</text:span><text:span text:style-name="T61_10"><text:s/></text:span><text:span text:style-name="T61_11">결정에</text:span><text:span text:style-name="T61_12"><text:s/></text:span><text:span text:style-name="T61_13">있어</text:span><text:span text:style-name="T61_14">,</text:span><text:span text:style-name="T61_15"><text:s/></text:span><text:span text:style-name="T61_16">(</text:span><text:span text:style-name="T61_17">1</text:span><text:span text:style-name="T61_18">)</text:span><text:span text:style-name="T61_19"><text:s/></text:span><text:span text:style-name="T61_20">역량</text:span><text:span text:style-name="T61_21">,</text:span><text:span text:style-name="T61_22"><text:s/></text:span><text:span text:style-name="T61_23">(</text:span><text:span text:style-name="T61_24">2</text:span><text:span text:style-name="T61_25">)</text:span><text:span text:style-name="T61_26"><text:s/></text:span><text:span text:style-name="T61_27">비용</text:span><text:span text:style-name="T61_28">,</text:span><text:span text:style-name="T61_29"><text:s/></text:span><text:span text:style-name="T61_30">(</text:span><text:span text:style-name="T61_31">3</text:span><text:span text:style-name="T61_32">)</text:span><text:span text:style-name="T61_33"><text:s/></text:span><text:span text:style-name="T61_34">이해관계<text:s/>일치와</text:span><text:span text:style-name="T61_35"><text:s/></text:span><text:span text:style-name="T61_36">(</text:span><text:span text:style-name="T61_37">4</text:span><text:span text:style-name="T61_38">)</text:span><text:span text:style-name="T61_39"><text:s/></text:span><text:span text:style-name="T61_40">지배구조의</text:span><text:span text:style-name="T61_41"><text:s/></text:span><text:span text:style-name="T61_42">4</text:span><text:span text:style-name="T61_43">개</text:span><text:span text:style-name="T61_44"><text:s/></text:span><text:span text:style-name="T61_45">측면에서</text:span><text:span text:style-name="T61_46"><text:s/></text:span><text:span text:style-name="T61_47">기준</text:span><text:span text:style-name="T61_48"><text:s/></text:span><text:span text:style-name="T61_49">마련</text:span><text:span text:style-name="T61_50"><text:s/></text:span><text:span text:style-name="T61_51">필요</text:span></text:p>
          </text:list-item>
        </text:list>
        <text:list text:style-name="LS22" xml:id="list45">
          <text:list-item>
            <text:p text:style-name="P62"><text:span text:style-name="T62_1">전문성과</text:span><text:span text:style-name="T62_2"><text:s/></text:span><text:span text:style-name="T62_3">충분한</text:span><text:span text:style-name="T62_4"><text:s/></text:span><text:span text:style-name="T62_5">운용</text:span><text:span text:style-name="T62_6"><text:s/></text:span><text:span text:style-name="T62_7">경험을</text:span><text:span text:style-name="T62_8"><text:s/></text:span><text:span text:style-name="T62_9">갖춘</text:span><text:span text:style-name="T62_10"><text:s/></text:span><text:span text:style-name="T62_11">인력이</text:span><text:span text:style-name="T62_12"><text:s/></text:span><text:span text:style-name="T62_13">존재하는</text:span><text:span text:style-name="T62_14"><text:s/></text:span><text:span text:style-name="T62_15">기금의</text:span><text:span text:style-name="T62_16"><text:s/></text:span><text:span text:style-name="T62_17">경우에만</text:span><text:span text:style-name="T62_18"><text:s/></text:span><text:span text:style-name="T62_19">비용</text:span><text:span text:style-name="T62_20"><text:s/></text:span><text:span text:style-name="T62_21">절감<text:s/>효과</text:span><text:span text:style-name="T62_22"><text:s/></text:span><text:span text:style-name="T62_23">기대</text:span><text:span text:style-name="T62_24"><text:s/></text:span><text:span text:style-name="T62_25">가능</text:span></text:p>
          </text:list-item>
          <text:list-item>
            <text:p text:style-name="P63"><text:span text:style-name="T63_1">충분한</text:span><text:span text:style-name="T63_2"><text:s/></text:span><text:span text:style-name="T63_3">역량을</text:span><text:span text:style-name="T63_4"><text:s/></text:span><text:span text:style-name="T63_5">갖지</text:span><text:span text:style-name="T63_6"><text:s/></text:span><text:span text:style-name="T63_7">못한</text:span><text:span text:style-name="T63_8"><text:s/></text:span><text:span text:style-name="T63_9">기금의</text:span><text:span text:style-name="T63_10"><text:s/></text:span><text:span text:style-name="T63_11">경우</text:span><text:span text:style-name="T63_12"><text:s/></text:span><text:span text:style-name="T63_13">직접</text:span><text:span text:style-name="T63_14"><text:s/></text:span><text:span text:style-name="T63_15">운용으로</text:span><text:span text:style-name="T63_16"><text:s/></text:span><text:span text:style-name="T63_17">인한</text:span><text:span text:style-name="T63_18"><text:s/></text:span><text:span text:style-name="T63_19">성과는</text:span><text:span text:style-name="T63_20"><text:s/></text:span><text:span text:style-name="T63_21">기대하기</text:span><text:span text:style-name="T63_22"><text:s/></text:span><text:span text:style-name="T63_23">힘들<text:s/>며</text:span><text:span text:style-name="T63_24">,</text:span><text:span text:style-name="T63_25"><text:s/></text:span><text:span text:style-name="T63_26">투자풀</text:span><text:span text:style-name="T63_27"><text:s/></text:span><text:span text:style-name="T63_28">등의</text:span><text:span text:style-name="T63_29"><text:s/></text:span><text:span text:style-name="T63_30">전문</text:span><text:span text:style-name="T63_31"><text:s/></text:span><text:span text:style-name="T63_32">인력에</text:span><text:span text:style-name="T63_33"><text:s/></text:span><text:span text:style-name="T63_34">위탁이</text:span><text:span text:style-name="T63_35"><text:s/></text:span><text:span text:style-name="T63_36">바람직함</text:span><text:span text:style-name="T63_37">.</text:span></text:p>
          </text:list-item>
          <text:list-item>
            <text:p text:style-name="P64"><text:span text:style-name="T64_1">기금</text:span><text:span text:style-name="T64_2"><text:s/></text:span><text:span text:style-name="T64_3">내</text:span><text:span text:style-name="T64_4"><text:s/></text:span><text:span text:style-name="T64_5">운용담당자들과</text:span><text:span text:style-name="T64_6"><text:s/></text:span><text:span text:style-name="T64_7">기금</text:span><text:span text:style-name="T64_8"><text:s/></text:span><text:span text:style-name="T64_9">최종수혜자의</text:span><text:span text:style-name="T64_10"><text:s/></text:span><text:span text:style-name="T64_11">이해관계</text:span><text:span text:style-name="T64_12"><text:s/></text:span><text:span text:style-name="T64_13">일치를</text:span><text:span text:style-name="T64_14"><text:s/></text:span><text:span text:style-name="T64_15">유도할</text:span><text:span text:style-name="T64_16"><text:s/></text:span><text:span text:style-name="T64_17">수</text:span><text:span text:style-name="T64_18"><text:s/></text:span><text:span text:style-name="T64_19">있는</text:span><text:span text:style-name="T64_20"><text:s/></text:span><text:span text:style-name="T64_21">장치<text:s/>마련</text:span><text:span text:style-name="T64_22"><text:s/></text:span><text:span text:style-name="T64_23">필요</text:span><text:span text:style-name="T64_24">(</text:span><text:span text:style-name="T64_25">과도한</text:span><text:span text:style-name="T64_26"><text:s/></text:span><text:span text:style-name="T64_27">리스크</text:span><text:span text:style-name="T64_28"><text:s/></text:span><text:span text:style-name="T64_29">추구</text:span><text:span text:style-name="T64_30"><text:s/></text:span><text:span text:style-name="T64_31">방지</text:span><text:span text:style-name="T64_32"><text:s/></text:span><text:span text:style-name="T64_33">등</text:span><text:span text:style-name="T64_34">)</text:span></text:p>
          </text:list-item>
          <text:list-item>
            <text:p text:style-name="P65"><text:span text:style-name="T65_1">기금의</text:span><text:span text:style-name="T65_2"><text:s/></text:span><text:span text:style-name="T65_3">운용</text:span><text:span text:style-name="T65_4"><text:s/></text:span><text:span text:style-name="T65_5">성과를</text:span><text:span text:style-name="T65_6"><text:s/></text:span><text:span text:style-name="T65_7">객관적으로</text:span><text:span text:style-name="T65_8"><text:s/></text:span><text:span text:style-name="T65_9">평가</text:span><text:span text:style-name="T65_10"><text:s/></text:span><text:span text:style-name="T65_11">및</text:span><text:span text:style-name="T65_12"><text:s/></text:span><text:span text:style-name="T65_13">조언할</text:span><text:span text:style-name="T65_14"><text:s/></text:span><text:span text:style-name="T65_15">수</text:span><text:span text:style-name="T65_16"><text:s/></text:span><text:span text:style-name="T65_17">있는</text:span><text:span text:style-name="T65_18"><text:s/></text:span><text:span text:style-name="T65_19">위원회</text:span><text:span text:style-name="T65_20"><text:s/></text:span><text:span text:style-name="T65_21">구성</text:span><text:span text:style-name="T65_22"><text:s/></text:span><text:span text:style-name="T65_23">및</text:span><text:span text:style-name="T65_24"><text:s/></text:span><text:span text:style-name="T65_25">역량</text:span><text:span text:style-name="T65_26"><text:s/></text:span><text:span text:style-name="T65_27">강<text:s/>화가</text:span><text:span text:style-name="T65_28"><text:s/></text:span><text:span text:style-name="T65_29">수반된</text:span><text:span text:style-name="T65_30"><text:s/></text:span><text:span text:style-name="T65_31">후에만</text:span><text:span text:style-name="T65_32"><text:s/></text:span><text:span text:style-name="T65_33">직접</text:span><text:span text:style-name="T65_34"><text:s/></text:span><text:span text:style-name="T65_35">투자의</text:span><text:span text:style-name="T65_36"><text:s/></text:span><text:span text:style-name="T65_37">성과</text:span><text:span text:style-name="T65_38"><text:s/></text:span><text:span text:style-name="T65_39">및</text:span><text:span text:style-name="T65_40"><text:s/></text:span><text:span text:style-name="T65_41">중장기적</text:span><text:span text:style-name="T65_42"><text:s/></text:span><text:span text:style-name="T65_43">위험관리</text:span><text:span text:style-name="T65_44"><text:s/></text:span><text:span text:style-name="T65_45">기대</text:span><text:span text:style-name="T65_46"><text:s/></text:span><text:span text:style-name="T65_47">가능</text:span></text:p>
          </text:list-item>
        </text:list>
        <text:p text:style-name="P66"><text:span text:style-name="T66_1">각</text:span><text:span text:style-name="T66_2"><text:s/></text:span><text:span text:style-name="T66_3">운용방식에</text:span><text:span text:style-name="T66_4"><text:s/></text:span><text:span text:style-name="T66_5">따른</text:span><text:span text:style-name="T66_6"><text:s/></text:span><text:span text:style-name="T66_7">수익률</text:span><text:span text:style-name="T66_8"><text:s/></text:span><text:span text:style-name="T66_9">비교로부터의</text:span><text:span text:style-name="T66_10"><text:s/></text:span><text:span text:style-name="T66_11">시사점</text:span><text:span text:style-name="T66_12">(</text:span><text:span text:style-name="T66_13">3</text:span><text:span text:style-name="T66_14">장</text:span><text:span text:style-name="T66_15"><text:s/></text:span><text:span text:style-name="T66_16">참조</text:span><text:span text:style-name="T66_17">)</text:span></text:p>
        <text:list text:style-name="LS23" xml:id="list49">
          <text:list-item>
            <text:p text:style-name="P67"><text:span text:style-name="T67_1">(</text:span><text:span text:style-name="T67_2">기회비용</text:span><text:span text:style-name="T67_3"><text:s/></text:span><text:span text:style-name="T67_4">고려한</text:span><text:span text:style-name="T67_5">)</text:span><text:span text:style-name="T67_6"><text:s/></text:span><text:span text:style-name="T67_7">기금별</text:span><text:span text:style-name="T67_8"><text:s/></text:span><text:span text:style-name="T67_9">수익률을</text:span><text:span text:style-name="T67_10"><text:s/></text:span><text:span text:style-name="T67_11">비교한</text:span><text:span text:style-name="T67_12"><text:s/></text:span><text:span text:style-name="T67_13">결과</text:span><text:span text:style-name="T67_14">,</text:span><text:span text:style-name="T67_15"><text:s/></text:span><text:span text:style-name="T67_16">주식의</text:span><text:span text:style-name="T67_17"><text:s/></text:span><text:span text:style-name="T67_18">경우</text:span><text:span text:style-name="T67_19"><text:s/></text:span><text:span text:style-name="T67_20">투자풀의</text:span><text:span text:style-name="T67_21"><text:s/></text:span><text:span text:style-name="T67_22">성과가</text:span><text:span text:style-name="T67_23"><text:s/></text:span><text:span text:style-name="T67_24">직접<text:s/>운용</text:span><text:span text:style-name="T67_25">,</text:span><text:span text:style-name="T67_26"><text:s/></text:span><text:span text:style-name="T67_27">위탁보다</text:span><text:span text:style-name="T67_28"><text:s/></text:span><text:span text:style-name="T67_29">우월하나</text:span><text:span text:style-name="T67_30"><text:s/></text:span><text:span text:style-name="T67_31">강건한</text:span><text:span text:style-name="T67_32">(</text:span><text:span text:style-name="T67_33">r</text:span><text:span text:style-name="T67_34">o</text:span><text:span text:style-name="T67_35">bu</text:span><text:span text:style-name="T67_36">s</text:span><text:span text:style-name="T67_37">t)</text:span><text:span text:style-name="T67_38"><text:s/></text:span><text:span text:style-name="T67_39">결과</text:span><text:span text:style-name="T67_40">1</text:span><text:span text:style-name="T67_41">)</text:span><text:span text:style-name="T67_42">가</text:span><text:span text:style-name="T67_43"><text:s/></text:span><text:span text:style-name="T67_44">아니므로</text:span><text:span text:style-name="T67_45"><text:s/></text:span><text:span text:style-name="T67_46">정책입안에</text:span><text:span text:style-name="T67_47"><text:s/></text:span><text:span text:style-name="T67_48">있어서는</text:span><text:span text:style-name="T67_49"><text:s/></text:span><text:span text:style-name="T67_50">주<text:s/>의를</text:span><text:span text:style-name="T67_51"><text:s/></text:span><text:span text:style-name="T67_52">요함</text:span></text:p>
          </text:list-item>
        </text:list>
        <text:list text:style-name="LS24" xml:id="list50">
          <text:list-item>
            <text:p text:style-name="P68"><text:span text:style-name="T68_1">국내</text:span><text:span text:style-name="T68_2"><text:s/></text:span><text:span text:style-name="T68_3">주식의</text:span><text:span text:style-name="T68_4"><text:s/></text:span><text:span text:style-name="T68_5">경우</text:span><text:span text:style-name="T68_6"><text:s/></text:span><text:span text:style-name="T68_7">직접운용의</text:span><text:span text:style-name="T68_8"><text:s/></text:span><text:span text:style-name="T68_9">수익률</text:span><text:span text:style-name="T68_10"><text:s/></text:span><text:span text:style-name="T68_11">평균은</text:span><text:span text:style-name="T68_12"><text:s/></text:span><text:span text:style-name="T68_13">–1</text:span><text:span text:style-name="T68_14">.</text:span><text:span text:style-name="T68_15">4</text:span><text:span text:style-name="T68_16">29</text:span><text:span text:style-name="T68_17">5</text:span><text:span text:style-name="T68_18">%</text:span><text:span text:style-name="T68_19">,</text:span><text:span text:style-name="T68_20"><text:s/></text:span><text:span text:style-name="T68_21">위탁은</text:span><text:span text:style-name="T68_22"><text:s/></text:span><text:span text:style-name="T68_23">–1</text:span><text:span text:style-name="T68_24">.</text:span><text:span text:style-name="T68_25">3</text:span><text:span text:style-name="T68_26">6</text:span><text:span text:style-name="T68_27">9</text:span><text:span text:style-name="T68_28">6</text:span><text:span text:style-name="T68_29">%</text:span><text:span text:style-name="T68_30">,</text:span><text:span text:style-name="T68_31"><text:s/></text:span><text:span text:style-name="T68_32">투자풀<text:s/>은</text:span><text:span text:style-name="T68_33"><text:s/></text:span><text:span text:style-name="T68_34">–1</text:span><text:span text:style-name="T68_35">.</text:span><text:span text:style-name="T68_36">0488</text:span><text:span text:style-name="T68_37">%</text:span><text:span text:style-name="T68_38">를</text:span><text:span text:style-name="T68_39"><text:s/></text:span><text:span text:style-name="T68_40">기록하여</text:span><text:span text:style-name="T68_41"><text:s/></text:span><text:span text:style-name="T68_42">투자풀의</text:span><text:span text:style-name="T68_43"><text:s/></text:span><text:span text:style-name="T68_44">성과가</text:span><text:span text:style-name="T68_45"><text:s/></text:span><text:span text:style-name="T68_46">타</text:span><text:span text:style-name="T68_47"><text:s/></text:span><text:span text:style-name="T68_48">운용방식</text:span><text:span text:style-name="T68_49"><text:s/></text:span><text:span text:style-name="T68_50">대비</text:span><text:span text:style-name="T68_51"><text:s/></text:span><text:span text:style-name="T68_52">좋게</text:span><text:span text:style-name="T68_53"><text:s/></text:span><text:span text:style-name="T68_54">나타남</text:span></text:p>
          </text:list-item>
          <text:list-item>
            <text:p text:style-name="P69"><text:span text:style-name="T69_1">반면</text:span><text:span text:style-name="T69_2">,</text:span><text:span text:style-name="T69_3"><text:s/></text:span><text:span text:style-name="T69_4">국내</text:span><text:span text:style-name="T69_5"><text:s/></text:span><text:span text:style-name="T69_6">채권</text:span><text:span text:style-name="T69_7"><text:s/></text:span><text:span text:style-name="T69_8">운용의</text:span><text:span text:style-name="T69_9"><text:s/></text:span><text:span text:style-name="T69_10">경우</text:span><text:span text:style-name="T69_11">,</text:span><text:span text:style-name="T69_12"><text:s/></text:span><text:span text:style-name="T69_13">직접운용을</text:span><text:span text:style-name="T69_14"><text:s/></text:span><text:span text:style-name="T69_15">하는</text:span><text:span text:style-name="T69_16"><text:s/></text:span><text:span text:style-name="T69_17">경우의</text:span><text:span text:style-name="T69_18"><text:s/></text:span><text:span text:style-name="T69_19">수익률</text:span><text:span text:style-name="T69_20"><text:s/></text:span><text:span text:style-name="T69_21">평균이</text:span><text:span text:style-name="T69_22"><text:s/></text:span><text:span text:style-name="T69_23">–</text:span><text:span text:style-name="T69_24">0</text:span><text:span text:style-name="T69_25">.</text:span><text:span text:style-name="T69_26">1</text:span><text:span text:style-name="T69_27">085</text:span><text:span text:style-name="T69_28">%</text:span><text:span text:style-name="T69_29">,<text:s/></text:span><text:span text:style-name="T69_30">위탁을</text:span><text:span text:style-name="T69_31"><text:s/></text:span><text:span text:style-name="T69_32">하는</text:span><text:span text:style-name="T69_33"><text:s/></text:span><text:span text:style-name="T69_34">경우가</text:span><text:span text:style-name="T69_35"><text:s/></text:span><text:span text:style-name="T69_36">–</text:span><text:span text:style-name="T69_37">0</text:span><text:span text:style-name="T69_38">.</text:span><text:span text:style-name="T69_39">11</text:span><text:span text:style-name="T69_40">6</text:span><text:span text:style-name="T69_41">7</text:span><text:span text:style-name="T69_42">%</text:span><text:span text:style-name="T69_43">,</text:span><text:span text:style-name="T69_44"><text:s/></text:span><text:span text:style-name="T69_45">투자풀의</text:span><text:span text:style-name="T69_46"><text:s/></text:span><text:span text:style-name="T69_47">경우</text:span><text:span text:style-name="T69_48"><text:s/></text:span><text:span text:style-name="T69_49">수익률</text:span><text:span text:style-name="T69_50"><text:s/></text:span><text:span text:style-name="T69_51">평균은</text:span><text:span text:style-name="T69_52"><text:s/></text:span><text:span text:style-name="T69_53">–</text:span><text:span text:style-name="T69_54">0</text:span><text:span text:style-name="T69_55">.</text:span><text:span text:style-name="T69_56">122</text:span><text:span text:style-name="T69_57">5</text:span><text:span text:style-name="T69_58">%</text:span><text:span text:style-name="T69_59">를</text:span><text:span text:style-name="T69_60"><text:s/></text:span><text:span text:style-name="T69_61">기록</text:span></text:p>
            <text:list>
              <text:list-item>
                <text:p text:style-name="P70"><text:span text:style-name="T70_1">수익률이</text:span><text:span text:style-name="T70_2"><text:s/></text:span><text:span text:style-name="T70_3">음수인</text:span><text:span text:style-name="T70_4"><text:s/></text:span><text:span text:style-name="T70_5">이유는</text:span><text:span text:style-name="T70_6"><text:s/></text:span><text:span text:style-name="T70_7">기회비용을</text:span><text:span text:style-name="T70_8"><text:s/></text:span><text:span text:style-name="T70_9">고려했기</text:span><text:span text:style-name="T70_10"><text:s/></text:span><text:span text:style-name="T70_11">때문</text:span></text:p>
              </text:list-item>
            </text:list>
          </text:list-item>
          <text:list-item>
            <text:p text:style-name="P71"><text:span text:style-name="T71_1">그러나</text:span><text:span text:style-name="T71_2"><text:s/></text:span><text:span text:style-name="T71_3">단순평균비교이기</text:span><text:span text:style-name="T71_4"><text:s/></text:span><text:span text:style-name="T71_5">때문에</text:span><text:span text:style-name="T71_6"><text:s/></text:span><text:span text:style-name="T71_7">투자풀의</text:span><text:span text:style-name="T71_8"><text:s/></text:span><text:span text:style-name="T71_9">성과가</text:span><text:span text:style-name="T71_10"><text:s/></text:span><text:span text:style-name="T71_11">우월하다고</text:span><text:span text:style-name="T71_12"><text:s/></text:span><text:span text:style-name="T71_13">단정</text:span><text:span text:style-name="T71_14"><text:s/></text:span><text:span text:style-name="T71_15">짓기</text:span><text:span text:style-name="T71_16"><text:s/></text:span><text:span text:style-name="T71_17">어려움</text:span></text:p>
          </text:list-item>
          <text:list-item>
            <text:p text:style-name="P72"><text:span text:style-name="T72_1">또한</text:span><text:span text:style-name="T72_2"><text:s/></text:span><text:span text:style-name="T72_3">국민연금을</text:span><text:span text:style-name="T72_4"><text:s/></text:span><text:span text:style-name="T72_5">대상으로</text:span><text:span text:style-name="T72_6"><text:s/></text:span><text:span text:style-name="T72_7">한</text:span><text:span text:style-name="T72_8"><text:s/></text:span><text:span text:style-name="T72_9">연구에</text:span><text:span text:style-name="T72_10"><text:s/></text:span><text:span text:style-name="T72_11">따르면</text:span><text:span text:style-name="T72_12"><text:s/></text:span><text:span text:style-name="T72_13">투자풀의</text:span><text:span text:style-name="T72_14"><text:s/></text:span><text:span text:style-name="T72_15">성과가</text:span><text:span text:style-name="T72_16"><text:s/></text:span><text:span text:style-name="T72_17">우월한</text:span><text:span text:style-name="T72_18"><text:s/></text:span><text:span text:style-name="T72_19">이유는</text:span><text:span text:style-name="T72_20"><text:s/></text:span><text:span text:style-name="T72_21">운용<text:s/>전략의</text:span><text:span text:style-name="T72_22"><text:s/></text:span><text:span text:style-name="T72_23">차이</text:span><text:span text:style-name="T72_24">(</text:span><text:span text:style-name="T72_25">직접운용은</text:span><text:span text:style-name="T72_26"><text:s/></text:span><text:span text:style-name="T72_27">패시브</text:span><text:span text:style-name="T72_28">,</text:span><text:span text:style-name="T72_29"><text:s/></text:span><text:span text:style-name="T72_30">투자풀은</text:span><text:span text:style-name="T72_31"><text:s/></text:span><text:span text:style-name="T72_32">액티브</text:span><text:span text:style-name="T72_33">)</text:span><text:span text:style-name="T72_34">일</text:span><text:span text:style-name="T72_35"><text:s/></text:span><text:span text:style-name="T72_36">수도</text:span><text:span text:style-name="T72_37"><text:s/></text:span><text:span text:style-name="T72_38">있으므로</text:span><text:span text:style-name="T72_39"><text:s/></text:span><text:span text:style-name="T72_40">주의를</text:span><text:span text:style-name="T72_41"><text:s/></text:span><text:span text:style-name="T72_42">요함</text:span></text:p>
          </text:list-item>
        </text:list>
        <text:list text:style-name="LS25" xml:id="list55">
          <text:list-item>
            <text:p text:style-name="P73"><text:span text:style-name="T73_1">펀드수준에서</text:span><text:span text:style-name="T73_2"><text:s/></text:span><text:span text:style-name="T73_3">회귀</text:span><text:span text:style-name="T73_4"><text:s/></text:span><text:span text:style-name="T73_5">분석</text:span><text:span text:style-name="T73_6">(</text:span><text:span text:style-name="T73_7">r</text:span><text:span text:style-name="T73_8">e</text:span><text:span text:style-name="T73_9">g</text:span><text:span text:style-name="T73_10">r</text:span><text:span text:style-name="T73_11">e</text:span><text:span text:style-name="T73_12">ss</text:span><text:span text:style-name="T73_13">i</text:span><text:span text:style-name="T73_14">o</text:span><text:span text:style-name="T73_15">n</text:span><text:span text:style-name="T73_16"><text:s/></text:span><text:span text:style-name="T73_17">a</text:span><text:span text:style-name="T73_18">n</text:span><text:span text:style-name="T73_19">a</text:span><text:span text:style-name="T73_20">l</text:span><text:span text:style-name="T73_21">y</text:span><text:span text:style-name="T73_22">s</text:span><text:span text:style-name="T73_23">i</text:span><text:span text:style-name="T73_24">s</text:span><text:span text:style-name="T73_25">)</text:span><text:span text:style-name="T73_26"><text:s/></text:span><text:span text:style-name="T73_27">결과</text:span><text:span text:style-name="T73_28">,</text:span><text:span text:style-name="T73_29"><text:s/></text:span><text:span text:style-name="T73_30">주식의</text:span><text:span text:style-name="T73_31"><text:s/></text:span><text:span text:style-name="T73_32">경우</text:span><text:span text:style-name="T73_33"><text:s/></text:span><text:span text:style-name="T73_34">(</text:span><text:span text:style-name="T73_35">일부</text:span><text:span text:style-name="T73_36"><text:s/></text:span><text:span text:style-name="T73_37">분석에서</text:span><text:span text:style-name="T73_38">)</text:span><text:span text:style-name="T73_39"><text:s/></text:span><text:span text:style-name="T73_40">투<text:s/>자풀이</text:span><text:span text:style-name="T73_41"><text:s/></text:span><text:span text:style-name="T73_42">직접운용보다</text:span><text:span text:style-name="T73_43"><text:s/></text:span><text:span text:style-name="T73_44">성과가</text:span><text:span text:style-name="T73_45"><text:s/></text:span><text:span text:style-name="T73_46">우월하나</text:span><text:span text:style-name="T73_47"><text:s/></text:span><text:span text:style-name="T73_48">이</text:span><text:span text:style-name="T73_49"><text:s/></text:span><text:span text:style-name="T73_50">역시</text:span><text:span text:style-name="T73_51"><text:s/></text:span><text:span text:style-name="T73_52">강건한</text:span><text:span text:style-name="T73_53">(</text:span><text:span text:style-name="T73_54">r</text:span><text:span text:style-name="T73_55">o</text:span><text:span text:style-name="T73_56">bu</text:span><text:span text:style-name="T73_57">s</text:span><text:span text:style-name="T73_58">t)</text:span><text:span text:style-name="T73_59"><text:s/></text:span><text:span text:style-name="T73_60">결과가</text:span><text:span text:style-name="T73_61"><text:s/></text:span><text:span text:style-name="T73_62">아니므로</text:span><text:span text:style-name="T73_63"><text:s/></text:span><text:span text:style-name="T73_64">정책<text:s/>입안에</text:span><text:span text:style-name="T73_65"><text:s/></text:span><text:span text:style-name="T73_66">있어서는</text:span><text:span text:style-name="T73_67"><text:s/></text:span><text:span text:style-name="T73_68">주의를</text:span><text:span text:style-name="T73_69"><text:s/></text:span><text:span text:style-name="T73_70">요함</text:span></text:p>
          </text:list-item>
        </text:list>
        <text:list text:style-name="LS26" xml:id="list56">
          <text:list-item>
            <text:p text:style-name="P74"><text:span text:style-name="T74_1">주식의</text:span><text:span text:style-name="T74_2"><text:s/></text:span><text:span text:style-name="T74_3">경우</text:span><text:span text:style-name="T74_4"><text:s/></text:span><text:span text:style-name="T74_5">(</text:span><text:span text:style-name="T74_6">일부</text:span><text:span text:style-name="T74_7"><text:s/></text:span><text:span text:style-name="T74_8">분석에서</text:span><text:span text:style-name="T74_9">)</text:span><text:span text:style-name="T74_10"><text:s/></text:span><text:span text:style-name="T74_11">투자풀이</text:span><text:span text:style-name="T74_12"><text:s/></text:span><text:span text:style-name="T74_13">직접운용보다</text:span><text:span text:style-name="T74_14"><text:s/></text:span><text:span text:style-name="T74_15">보다</text:span><text:span text:style-name="T74_16"><text:s/></text:span><text:span text:style-name="T74_17">0</text:span><text:span text:style-name="T74_18">.</text:span><text:span text:style-name="T74_19">4</text:span><text:span text:style-name="T74_20">219</text:span><text:span text:style-name="T74_21">%</text:span><text:span text:style-name="T74_22"><text:s/></text:span><text:span text:style-name="T74_23">우월한</text:span><text:span text:style-name="T74_24"><text:s/></text:span><text:span text:style-name="T74_25">성과를</text:span><draw:frame svg:x="2.469cm" svg:y="1.354cm" svg:width="5.151cm" svg:height="0.141cm" draw:style-name="FR4" text:anchor-type="char" draw:z-index="0"><draw:image xlink:href="Pictures/image4.png" xlink:type="simple" xlink:show="embed" xlink:actuate="onLoad"/></draw:frame></text:p>
          </text:list-item>
        </text:list>
        <text:p text:style-name="P75"><text:span text:style-name="T75_1">1)</text:span><text:span text:style-name="T75_2"><text:s/></text:span><text:span text:style-name="T75_3">강건한(robust)</text:span><text:span text:style-name="T75_4"><text:s/></text:span><text:span text:style-name="T75_5">결과가</text:span><text:span text:style-name="T75_6"><text:s/></text:span><text:span text:style-name="T75_7">아니라는</text:span><text:span text:style-name="T75_8"><text:s/></text:span><text:span text:style-name="T75_9">것은</text:span><text:span text:style-name="T75_10"><text:s/></text:span><text:span text:style-name="T75_11">통계</text:span><text:span text:style-name="T75_12"><text:s/></text:span><text:span text:style-name="T75_13">분석의</text:span><text:span text:style-name="T75_14"><text:s/></text:span><text:span text:style-name="T75_15">방법에</text:span><text:span text:style-name="T75_16"><text:s/></text:span><text:span text:style-name="T75_17">따라</text:span><text:span text:style-name="T75_18"><text:s/></text:span><text:span text:style-name="T75_19">결과가</text:span><text:span text:style-name="T75_20"><text:s/></text:span><text:span text:style-name="T75_21">달라질</text:span><text:span text:style-name="T75_22"><text:s/></text:span><text:span text:style-name="T75_23">수</text:span><text:span text:style-name="T75_24"><text:s/></text:span><text:span text:style-name="T75_25">있다는</text:span><text:span text:style-name="T75_26"><text:s/></text:span><text:span text:style-name="T75_27">의미임</text:span></text:p>
      </text:section>
      <text:section text:style-name="S6" text:name="S6">
        <text:list text:style-name="LS27" xml:id="list57">
          <text:list-item>
            <text:p text:style-name="P76"><text:span text:style-name="T76_1">채권의</text:span><text:span text:style-name="T76_2"><text:s/></text:span><text:span text:style-name="T76_3">경우는</text:span><text:span text:style-name="T76_4"><text:s/></text:span><text:span text:style-name="T76_5">(</text:span><text:span text:style-name="T76_6">일부</text:span><text:span text:style-name="T76_7"><text:s/></text:span><text:span text:style-name="T76_8">분석에서</text:span><text:span text:style-name="T76_9">)</text:span><text:span text:style-name="T76_10"><text:s/></text:span><text:span text:style-name="T76_11">직접운용이</text:span><text:span text:style-name="T76_12"><text:s/></text:span><text:span text:style-name="T76_13">투자풀보다</text:span><text:span text:style-name="T76_14"><text:s/></text:span><text:span text:style-name="T76_15">0</text:span><text:span text:style-name="T76_16">.</text:span><text:span text:style-name="T76_17">0</text:span><text:span text:style-name="T76_18">7</text:span><text:span text:style-name="T76_19">5</text:span><text:span text:style-name="T76_20">1</text:span><text:span text:style-name="T76_21">%</text:span><text:span text:style-name="T76_22">,</text:span><text:span text:style-name="T76_23"><text:s/></text:span><text:span text:style-name="T76_24">위탁보다</text:span><text:span text:style-name="T76_25"><text:s/></text:span><text:span text:style-name="T76_26">0</text:span><text:span text:style-name="T76_27">.</text:span><text:span text:style-name="T76_28">0</text:span><text:span text:style-name="T76_29">9</text:span><text:span text:style-name="T76_30">84</text:span><text:span text:style-name="T76_31">%<text:s/></text:span><text:span text:style-name="T76_32">우월한</text:span><text:span text:style-name="T76_33"><text:s/></text:span><text:span text:style-name="T76_34">성과를</text:span><text:span text:style-name="T76_35"><text:s/></text:span><text:span text:style-name="T76_36">보임</text:span></text:p>
          </text:list-item>
        </text:list>
        <text:p text:style-name="P77"><text:span text:style-name="T77_1">위탁운용</text:span><text:span text:style-name="T77_2"><text:s/></text:span><text:span text:style-name="T77_3">세부구조에</text:span><text:span text:style-name="T77_4"><text:s/></text:span><text:span text:style-name="T77_5">따른</text:span><text:span text:style-name="T77_6"><text:s/></text:span><text:span text:style-name="T77_7">효율성</text:span><text:span text:style-name="T77_8"><text:s/></text:span><text:span text:style-name="T77_9">분석</text:span><text:span text:style-name="T77_10"><text:s/></text:span><text:span text:style-name="T77_11">결과로부터의</text:span><text:span text:style-name="T77_12"><text:s/></text:span><text:span text:style-name="T77_13">시사점</text:span><text:span text:style-name="T77_14">(</text:span><text:span text:style-name="T77_15">3</text:span><text:span text:style-name="T77_16">장</text:span><text:span text:style-name="T77_17"><text:s/></text:span><text:span text:style-name="T77_18">참조</text:span><text:span text:style-name="T77_19">)</text:span></text:p>
        <text:list text:style-name="LS28" xml:id="list58">
          <text:list-item>
            <text:p text:style-name="P78"><text:span text:style-name="T78_1">투자풀</text:span><text:span text:style-name="T78_2"><text:s/></text:span><text:span text:style-name="T78_3">통합펀드와</text:span><text:span text:style-name="T78_4"><text:s/></text:span><text:span text:style-name="T78_5">하위펀드</text:span><text:span text:style-name="T78_6"><text:s/></text:span><text:span text:style-name="T78_7">간의</text:span><text:span text:style-name="T78_8"><text:s/></text:span><text:span text:style-name="T78_9">재위탁</text:span><text:span text:style-name="T78_10"><text:s/></text:span><text:span text:style-name="T78_11">구조</text:span><text:span text:style-name="T78_12"><text:s/></text:span><text:span text:style-name="T78_13">분석</text:span><text:span text:style-name="T78_14"><text:s/></text:span><text:span text:style-name="T78_15">시</text:span><text:span text:style-name="T78_16">,</text:span><text:span text:style-name="T78_17"><text:s/></text:span><text:span text:style-name="T78_18">주식과</text:span><text:span text:style-name="T78_19"><text:s/></text:span><text:span text:style-name="T78_20">채권</text:span><text:span text:style-name="T78_21"><text:s/></text:span><text:span text:style-name="T78_22">모두</text:span><text:span text:style-name="T78_23"><text:s/></text:span><text:span text:style-name="T78_24">중형</text:span><text:span text:style-name="T78_25"><text:s/></text:span><text:span text:style-name="T78_26">및<text:s/>대형</text:span><text:span text:style-name="T78_27"><text:s/></text:span><text:span text:style-name="T78_28">규모</text:span><text:span text:style-name="T78_29"><text:s/></text:span><text:span text:style-name="T78_30">통합펀드의</text:span><text:span text:style-name="T78_31"><text:s/></text:span><text:span text:style-name="T78_32">경우</text:span><text:span text:style-name="T78_33"><text:s/></text:span><text:span text:style-name="T78_34">특정</text:span><text:span text:style-name="T78_35"><text:s/></text:span><text:span text:style-name="T78_36">하위펀드에</text:span><text:span text:style-name="T78_37"><text:s/></text:span><text:span text:style-name="T78_38">자금이</text:span><text:span text:style-name="T78_39"><text:s/></text:span><text:span text:style-name="T78_40">집중될수록</text:span><text:span text:style-name="T78_41">,</text:span><text:span text:style-name="T78_42"><text:s/></text:span><text:span text:style-name="T78_43">또한</text:span><text:span text:style-name="T78_44"><text:s/></text:span><text:span text:style-name="T78_45">활용한</text:span><text:span text:style-name="T78_46"><text:s/></text:span><text:span text:style-name="T78_47">펀드와<text:s/>운용사의</text:span><text:span text:style-name="T78_48"><text:s/></text:span><text:span text:style-name="T78_49">숫자가</text:span><text:span text:style-name="T78_50"><text:s/></text:span><text:span text:style-name="T78_51">적을수록</text:span><text:span text:style-name="T78_52"><text:s/></text:span><text:span text:style-name="T78_53">저조한</text:span><text:span text:style-name="T78_54"><text:s/></text:span><text:span text:style-name="T78_55">성과를</text:span><text:span text:style-name="T78_56"><text:s/></text:span><text:span text:style-name="T78_57">보이는</text:span><text:span text:style-name="T78_58"><text:s/></text:span><text:span text:style-name="T78_59">것으로</text:span><text:span text:style-name="T78_60"><text:s/></text:span><text:span text:style-name="T78_61">나타남</text:span></text:p>
          </text:list-item>
        </text:list>
        <text:list text:style-name="LS29" xml:id="list59">
          <text:list-item>
            <text:p text:style-name="P79"><text:span text:style-name="T79_1">액티브</text:span><text:span text:style-name="T79_2"><text:s/></text:span><text:span text:style-name="T79_3">운용</text:span><text:span text:style-name="T79_4"><text:s/></text:span><text:span text:style-name="T79_5">관점에서</text:span><text:span text:style-name="T79_6"><text:s/></text:span><text:span text:style-name="T79_7">보았을</text:span><text:span text:style-name="T79_8"><text:s/></text:span><text:span text:style-name="T79_9">때</text:span><text:span text:style-name="T79_10"><text:s/></text:span><text:span text:style-name="T79_11">발생</text:span><text:span text:style-name="T79_12"><text:s/></text:span><text:span text:style-name="T79_13">가능한</text:span><text:span text:style-name="T79_14"><text:s/></text:span><text:span text:style-name="T79_15">규모의</text:span><text:span text:style-name="T79_16"><text:s/></text:span><text:span text:style-name="T79_17">비경제</text:span><text:span text:style-name="T79_18">,</text:span><text:span text:style-name="T79_19"><text:s/></text:span><text:span text:style-name="T79_20">특히</text:span><text:span text:style-name="T79_21"><text:s/></text:span><text:span text:style-name="T79_22">비대해진</text:span><text:span text:style-name="T79_23"><text:s/></text:span><text:span text:style-name="T79_24">하위<text:s/>펀드의</text:span><text:span text:style-name="T79_25"><text:s/></text:span><text:span text:style-name="T79_26">매수매도</text:span><text:span text:style-name="T79_27"><text:s/></text:span><text:span text:style-name="T79_28">상의</text:span><text:span text:style-name="T79_29"><text:s/></text:span><text:span text:style-name="T79_30">애로사항으로부터</text:span><text:span text:style-name="T79_31"><text:s/></text:span><text:span text:style-name="T79_32">기인하는</text:span><text:span text:style-name="T79_33"><text:s/></text:span><text:span text:style-name="T79_34">것으로</text:span><text:span text:style-name="T79_35"><text:s/></text:span><text:span text:style-name="T79_36">추론</text:span><text:span text:style-name="T79_37"><text:s/></text:span><text:span text:style-name="T79_38">가능</text:span></text:p>
          </text:list-item>
          <text:list-item>
            <text:p text:style-name="P80"><text:span text:style-name="T80_1">(</text:span><text:span text:style-name="T80_2">선행연구에서</text:span><text:span text:style-name="T80_3"><text:s/></text:span><text:span text:style-name="T80_4">제시되었던</text:span><text:span text:style-name="T80_5">)</text:span><text:span text:style-name="T80_6"><text:s/></text:span><text:span text:style-name="T80_7">연기금</text:span><text:span text:style-name="T80_8"><text:s/></text:span><text:span text:style-name="T80_9">운용에</text:span><text:span text:style-name="T80_10"><text:s/></text:span><text:span text:style-name="T80_11">있어</text:span><text:span text:style-name="T80_12"><text:s/></text:span><text:span text:style-name="T80_13">분권적</text:span><text:span text:style-name="T80_14"><text:s/></text:span><text:span text:style-name="T80_15">특화</text:span><text:span text:style-name="T80_16"><text:s/></text:span><text:span text:style-name="T80_17">모형을</text:span><text:span text:style-name="T80_18"><text:s/></text:span><text:span text:style-name="T80_19">고려해보는</text:span><text:span text:style-name="T80_20"><text:s/></text:span><text:span text:style-name="T80_21">것<text:s/>이</text:span><text:span text:style-name="T80_22"><text:s/></text:span><text:span text:style-name="T80_23">필요하다는</text:span><text:span text:style-name="T80_24"><text:s/></text:span><text:span text:style-name="T80_25">실증적</text:span><text:span text:style-name="T80_26"><text:s/></text:span><text:span text:style-name="T80_27">근거임</text:span></text:p>
          </text:list-item>
        </text:list>
        <text:list text:style-name="LS30" xml:id="list61">
          <text:list-item>
            <text:p text:style-name="P81"><text:span text:style-name="T81_1">연기금</text:span><text:span text:style-name="T81_2"><text:s/></text:span><text:span text:style-name="T81_3">내부에서</text:span><text:span text:style-name="T81_4"><text:s/></text:span><text:span text:style-name="T81_5">직접</text:span><text:span text:style-name="T81_6"><text:s/></text:span><text:span text:style-name="T81_7">위탁</text:span><text:span text:style-name="T81_8"><text:s/></text:span><text:span text:style-name="T81_9">시</text:span><text:span text:style-name="T81_10">,</text:span><text:span text:style-name="T81_11"><text:s/></text:span><text:span text:style-name="T81_12">활용</text:span><text:span text:style-name="T81_13"><text:s/></text:span><text:span text:style-name="T81_14">펀드</text:span><text:span text:style-name="T81_15"><text:s/></text:span><text:span text:style-name="T81_16">수나</text:span><text:span text:style-name="T81_17"><text:s/></text:span><text:span text:style-name="T81_18">운용사</text:span><text:span text:style-name="T81_19"><text:s/></text:span><text:span text:style-name="T81_20">수는</text:span><text:span text:style-name="T81_21"><text:s/></text:span><text:span text:style-name="T81_22">초과수익률에</text:span><text:span text:style-name="T81_23"><text:s/></text:span><text:span text:style-name="T81_24">크게</text:span><text:span text:style-name="T81_25"><text:s/></text:span><text:span text:style-name="T81_26">영향<text:s/>을</text:span><text:span text:style-name="T81_27"><text:s/></text:span><text:span text:style-name="T81_28">미치지</text:span><text:span text:style-name="T81_29"><text:s/></text:span><text:span text:style-name="T81_30">못하지만</text:span><text:span text:style-name="T81_31"><text:s/></text:span><text:span text:style-name="T81_32">중형</text:span><text:span text:style-name="T81_33"><text:s/></text:span><text:span text:style-name="T81_34">규모</text:span><text:span text:style-name="T81_35"><text:s/></text:span><text:span text:style-name="T81_36">연기금의</text:span><text:span text:style-name="T81_37"><text:s/></text:span><text:span text:style-name="T81_38">경우</text:span><text:span text:style-name="T81_39">,</text:span><text:span text:style-name="T81_40"><text:s/></text:span><text:span text:style-name="T81_41">주식과</text:span><text:span text:style-name="T81_42"><text:s/></text:span><text:span text:style-name="T81_43">채권</text:span><text:span text:style-name="T81_44"><text:s/></text:span><text:span text:style-name="T81_45">모두에서</text:span><text:span text:style-name="T81_46"><text:s/></text:span><text:span text:style-name="T81_47">특정</text:span><text:span text:style-name="T81_48"><text:s/></text:span><text:span text:style-name="T81_49">하위펀드<text:s/>에</text:span><text:span text:style-name="T81_50"><text:s/></text:span><text:span text:style-name="T81_51">자금배정이</text:span><text:span text:style-name="T81_52"><text:s/></text:span><text:span text:style-name="T81_53">집중되는</text:span><text:span text:style-name="T81_54"><text:s/></text:span><text:span text:style-name="T81_55">경향이</text:span><text:span text:style-name="T81_56"><text:s/></text:span><text:span text:style-name="T81_57">나타날</text:span><text:span text:style-name="T81_58"><text:s/></text:span><text:span text:style-name="T81_59">경우</text:span><text:span text:style-name="T81_60"><text:s/></text:span><text:span text:style-name="T81_61">저조한</text:span><text:span text:style-name="T81_62"><text:s/></text:span><text:span text:style-name="T81_63">성과를</text:span><text:span text:style-name="T81_64"><text:s/></text:span><text:span text:style-name="T81_65">보이는</text:span><text:span text:style-name="T81_66"><text:s/></text:span><text:span text:style-name="T81_67">것으로</text:span><text:span text:style-name="T81_68"><text:s/></text:span><text:span text:style-name="T81_69">나타남</text:span></text:p>
          </text:list-item>
        </text:list>
        <text:list text:style-name="LS31" xml:id="list62">
          <text:list-item>
            <text:p text:style-name="P82"><text:span text:style-name="T82_1">선행연구에서</text:span><text:span text:style-name="T82_2"><text:s/></text:span><text:span text:style-name="T82_3">나타난</text:span><text:span text:style-name="T82_4"><text:s/></text:span><text:span text:style-name="T82_5">규모의</text:span><text:span text:style-name="T82_6"><text:s/></text:span><text:span text:style-name="T82_7">비경제</text:span><text:span text:style-name="T82_8"><text:s/></text:span><text:span text:style-name="T82_9">문제에서</text:span><text:span text:style-name="T82_10"><text:s/></text:span><text:span text:style-name="T82_11">기인하는</text:span><text:span text:style-name="T82_12"><text:s/></text:span><text:span text:style-name="T82_13">것으로</text:span><text:span text:style-name="T82_14"><text:s/></text:span><text:span text:style-name="T82_15">추론할</text:span><text:span text:style-name="T82_16"><text:s/></text:span><text:span text:style-name="T82_17">수</text:span><text:span text:style-name="T82_18"><text:s/></text:span><text:span text:style-name="T82_19">있음</text:span></text:p>
          </text:list-item>
          <text:list-item>
            <text:p text:style-name="P83"><text:span text:style-name="T83_1">소형</text:span><text:span text:style-name="T83_2"><text:s/></text:span><text:span text:style-name="T83_3">혹은</text:span><text:span text:style-name="T83_4"><text:s/></text:span><text:span text:style-name="T83_5">대형</text:span><text:span text:style-name="T83_6"><text:s/></text:span><text:span text:style-name="T83_7">규모</text:span><text:span text:style-name="T83_8"><text:s/></text:span><text:span text:style-name="T83_9">연기금의</text:span><text:span text:style-name="T83_10"><text:s/></text:span><text:span text:style-name="T83_11">경우</text:span><text:span text:style-name="T83_12"><text:s/></text:span><text:span text:style-name="T83_13">통계적으로</text:span><text:span text:style-name="T83_14"><text:s/></text:span><text:span text:style-name="T83_15">유의미한</text:span><text:span text:style-name="T83_16"><text:s/></text:span><text:span text:style-name="T83_17">수준에서</text:span><text:span text:style-name="T83_18"><text:s/></text:span><text:span text:style-name="T83_19">배정자금</text:span><text:span text:style-name="T83_20"><text:s/></text:span><text:span text:style-name="T83_21">집중<text:s/>도와</text:span><text:span text:style-name="T83_22"><text:s/></text:span><text:span text:style-name="T83_23">위탁운용</text:span><text:span text:style-name="T83_24"><text:s/></text:span><text:span text:style-name="T83_25">펀드</text:span><text:span text:style-name="T83_26"><text:s/></text:span><text:span text:style-name="T83_27">성과</text:span><text:span text:style-name="T83_28"><text:s/></text:span><text:span text:style-name="T83_29">간의</text:span><text:span text:style-name="T83_30"><text:s/></text:span><text:span text:style-name="T83_31">관계를</text:span><text:span text:style-name="T83_32"><text:s/></text:span><text:span text:style-name="T83_33">발견할</text:span><text:span text:style-name="T83_34"><text:s/></text:span><text:span text:style-name="T83_35">수</text:span><text:span text:style-name="T83_36"><text:s/></text:span><text:span text:style-name="T83_37">없었음</text:span></text:p>
          </text:list-item>
        </text:list>
        <text:list text:style-name="LS32" xml:id="list64">
          <text:list-item>
            <text:p text:style-name="P84"><text:span text:style-name="T84_1">투자풀의</text:span><text:span text:style-name="T84_2"><text:s/></text:span><text:span text:style-name="T84_3">경우</text:span><text:span text:style-name="T84_4">,</text:span><text:span text:style-name="T84_5"><text:s/></text:span><text:span text:style-name="T84_6">삼성운용에만</text:span><text:span text:style-name="T84_7"><text:s/></text:span><text:span text:style-name="T84_8">위탁한</text:span><text:span text:style-name="T84_9"><text:s/></text:span><text:span text:style-name="T84_10">연기금과</text:span><text:span text:style-name="T84_11">,</text:span><text:span text:style-name="T84_12"><text:s/></text:span><text:span text:style-name="T84_13">삼성운용</text:span><text:span text:style-name="T84_14"><text:s/></text:span><text:span text:style-name="T84_15">및</text:span><text:span text:style-name="T84_16"><text:s/></text:span><text:span text:style-name="T84_17">한투운용을</text:span><text:span text:style-name="T84_18"><text:s/></text:span><text:span text:style-name="T84_19">같이</text:span><text:span text:style-name="T84_20"><text:s/></text:span><text:span text:style-name="T84_21">활용한<text:s/>연기금</text:span><text:span text:style-name="T84_22"><text:s/></text:span><text:span text:style-name="T84_23">간에</text:span><text:span text:style-name="T84_24"><text:s/></text:span><text:span text:style-name="T84_25">통계적으로</text:span><text:span text:style-name="T84_26"><text:s/></text:span><text:span text:style-name="T84_27">유의미한</text:span><text:span text:style-name="T84_28"><text:s/></text:span><text:span text:style-name="T84_29">수준에서의</text:span><text:span text:style-name="T84_30"><text:s/></text:span><text:span text:style-name="T84_31">일관된</text:span><text:span text:style-name="T84_32"><text:s/></text:span><text:span text:style-name="T84_33">성과</text:span><text:span text:style-name="T84_34"><text:s/></text:span><text:span text:style-name="T84_35">차이를</text:span><text:span text:style-name="T84_36"><text:s/></text:span><text:span text:style-name="T84_37">발견할</text:span><text:span text:style-name="T84_38"><text:s/></text:span><text:span text:style-name="T84_39">수</text:span><text:span text:style-name="T84_40"><text:s/></text:span><text:span text:style-name="T84_41">없었음</text:span></text:p>
          </text:list-item>
        </text:list>
        <text:list text:style-name="LS33" xml:id="list65">
          <text:list-item>
            <text:p text:style-name="P85"><text:span text:style-name="T85_1">성과지표마다</text:span><text:span text:style-name="T85_2"><text:s/></text:span><text:span text:style-name="T85_3">두</text:span><text:span text:style-name="T85_4"><text:s/></text:span><text:span text:style-name="T85_5">주간운용사의</text:span><text:span text:style-name="T85_6"><text:s/></text:span><text:span text:style-name="T85_7">성과</text:span><text:span text:style-name="T85_8"><text:s/></text:span><text:span text:style-name="T85_9">양상이</text:span><text:span text:style-name="T85_10"><text:s/></text:span><text:span text:style-name="T85_11">다르게</text:span><text:span text:style-name="T85_12"><text:s/></text:span><text:span text:style-name="T85_13">나타나는</text:span><text:span text:style-name="T85_14"><text:s/></text:span><text:span text:style-name="T85_15">바</text:span><text:span text:style-name="T85_16">,</text:span><text:span text:style-name="T85_17"><text:s/></text:span><text:span text:style-name="T85_18">다양한</text:span><text:span text:style-name="T85_19"><text:s/></text:span><text:span text:style-name="T85_20">성과지표<text:s/>를</text:span><text:span text:style-name="T85_21"><text:s/></text:span><text:span text:style-name="T85_22">종합적으로</text:span><text:span text:style-name="T85_23"><text:s/></text:span><text:span text:style-name="T85_24">활용할</text:span><text:span text:style-name="T85_25"><text:s/></text:span><text:span text:style-name="T85_26">필요가</text:span><text:span text:style-name="T85_27"><text:s/></text:span><text:span text:style-name="T85_28">있을</text:span><text:span text:style-name="T85_29"><text:s/></text:span><text:span text:style-name="T85_30">것으로</text:span><text:span text:style-name="T85_31"><text:s/></text:span><text:span text:style-name="T85_32">보임</text:span></text:p>
          </text:list-item>
        </text:list>
        <text:list text:style-name="LS34" xml:id="list66">
          <text:list-item>
            <text:p text:style-name="P86"><text:span text:style-name="T86_1">성과보수를</text:span><text:span text:style-name="T86_2"><text:s/></text:span><text:span text:style-name="T86_3">책정한</text:span><text:span text:style-name="T86_4"><text:s/></text:span><text:span text:style-name="T86_5">하위펀드와</text:span><text:span text:style-name="T86_6"><text:s/></text:span><text:span text:style-name="T86_7">일반</text:span><text:span text:style-name="T86_8"><text:s/></text:span><text:span text:style-name="T86_9">운용보수</text:span><text:span text:style-name="T86_10"><text:s/></text:span><text:span text:style-name="T86_11">외</text:span><text:span text:style-name="T86_12"><text:s/></text:span><text:span text:style-name="T86_13">성과보수를</text:span><text:span text:style-name="T86_14"><text:s/></text:span><text:span text:style-name="T86_15">책정하지</text:span><text:span text:style-name="T86_16"><text:s/></text:span><text:span text:style-name="T86_17">않은</text:span><text:span text:style-name="T86_18"><text:s/></text:span><text:span text:style-name="T86_19">펀드</text:span><text:span text:style-name="T86_20"><text:s/></text:span><text:span text:style-name="T86_21">간<text:s/>에</text:span><text:span text:style-name="T86_22"><text:s/></text:span><text:span text:style-name="T86_23">유의미한</text:span><text:span text:style-name="T86_24"><text:s/></text:span><text:span text:style-name="T86_25">성과</text:span><text:span text:style-name="T86_26"><text:s/></text:span><text:span text:style-name="T86_27">차이를</text:span><text:span text:style-name="T86_28"><text:s/></text:span><text:span text:style-name="T86_29">발견할</text:span><text:span text:style-name="T86_30"><text:s/></text:span><text:span text:style-name="T86_31">수</text:span><text:span text:style-name="T86_32"><text:s/></text:span><text:span text:style-name="T86_33">없었음</text:span></text:p>
          </text:list-item>
        </text:list>
        <text:list text:style-name="LS35" xml:id="list67">
          <text:list-item>
            <text:p text:style-name="P87"><text:span text:style-name="T87_1">다만</text:span><text:span text:style-name="T87_2">,</text:span><text:span text:style-name="T87_3"><text:s/></text:span><text:span text:style-name="T87_4">국내</text:span><text:span text:style-name="T87_5"><text:s/></text:span><text:span text:style-name="T87_6">채권</text:span><text:span text:style-name="T87_7"><text:s/></text:span><text:span text:style-name="T87_8">및</text:span><text:span text:style-name="T87_9"><text:s/></text:span><text:span text:style-name="T87_10">주식형</text:span><text:span text:style-name="T87_11"><text:s/></text:span><text:span text:style-name="T87_12">펀드</text:span><text:span text:style-name="T87_13"><text:s/></text:span><text:span text:style-name="T87_14">중</text:span><text:span text:style-name="T87_15"><text:s/></text:span><text:span text:style-name="T87_16">성과보수를</text:span><text:span text:style-name="T87_17"><text:s/></text:span><text:span text:style-name="T87_18">책정하는</text:span><text:span text:style-name="T87_19"><text:s/></text:span><text:span text:style-name="T87_20">펀드의</text:span><text:span text:style-name="T87_21"><text:s/></text:span><text:span text:style-name="T87_22">수가</text:span><text:span text:style-name="T87_23"><text:s/></text:span><text:span text:style-name="T87_24">극히</text:span><text:span text:style-name="T87_25"><text:s/></text:span><text:span text:style-name="T87_26">작은<text:s/>것을</text:span><text:span text:style-name="T87_27"><text:s/></text:span><text:span text:style-name="T87_28">감안했을</text:span><text:span text:style-name="T87_29"><text:s/></text:span><text:span text:style-name="T87_30">때</text:span><text:span text:style-name="T87_31"><text:s/></text:span><text:span text:style-name="T87_32">보수체계의</text:span><text:span text:style-name="T87_33"><text:s/></text:span><text:span text:style-name="T87_34">효율성</text:span><text:span text:style-name="T87_35"><text:s/></text:span><text:span text:style-name="T87_36">분석</text:span><text:span text:style-name="T87_37"><text:s/></text:span><text:span text:style-name="T87_38">자체에</text:span><text:span text:style-name="T87_39"><text:s/></text:span><text:span text:style-name="T87_40">일정</text:span><text:span text:style-name="T87_41"><text:s/></text:span><text:span text:style-name="T87_42">부분</text:span><text:span text:style-name="T87_43"><text:s/></text:span><text:span text:style-name="T87_44">한계가</text:span><text:span text:style-name="T87_45"><text:s/></text:span><text:span text:style-name="T87_46">존재함</text:span></text:p>
          </text:list-item>
        </text:list>
        <text:p text:style-name="P88"><text:span text:style-name="T88_1">위탁운용과</text:span><text:span text:style-name="T88_2"><text:s/></text:span><text:span text:style-name="T88_3">투자풀</text:span><text:span text:style-name="T88_4"><text:s/></text:span><text:span text:style-name="T88_5">수익률</text:span><text:span text:style-name="T88_6"><text:s/></text:span><text:span text:style-name="T88_7">비교로부터의</text:span><text:span text:style-name="T88_8"><text:s/></text:span><text:span text:style-name="T88_9">시사점</text:span><text:span text:style-name="T88_10">(</text:span><text:span text:style-name="T88_11">3</text:span><text:span text:style-name="T88_12">장</text:span><text:span text:style-name="T88_13"><text:s/></text:span><text:span text:style-name="T88_14">참조</text:span><text:span text:style-name="T88_15">)</text:span></text:p>
      </text:section>
      <text:section text:style-name="S7" text:name="S7">
        <text:list text:style-name="LS36" xml:id="list68">
          <text:list-item>
            <text:p text:style-name="P89"><text:span text:style-name="T89_1">채권의</text:span><text:span text:style-name="T89_2"><text:s/></text:span><text:span text:style-name="T89_3">경우</text:span><text:span text:style-name="T89_4"><text:s/></text:span><text:span text:style-name="T89_5">투자풀과</text:span><text:span text:style-name="T89_6"><text:s/></text:span><text:span text:style-name="T89_7">위탁만을</text:span><text:span text:style-name="T89_8"><text:s/></text:span><text:span text:style-name="T89_9">성과</text:span><text:span text:style-name="T89_10"><text:s/></text:span><text:span text:style-name="T89_11">비교했을</text:span><text:span text:style-name="T89_12"><text:s/></text:span><text:span text:style-name="T89_13">때는</text:span><text:span text:style-name="T89_14"><text:s/></text:span><text:span text:style-name="T89_15">투자풀</text:span><text:span text:style-name="T89_16"><text:s/></text:span><text:span text:style-name="T89_17">방식이</text:span><text:span text:style-name="T89_18"><text:s/></text:span><text:span text:style-name="T89_19">우월하고</text:span><text:span text:style-name="T89_20">,</text:span><text:span text:style-name="T89_21"><text:s/></text:span><text:span text:style-name="T89_22">이는<text:s/>운용방식</text:span><text:span text:style-name="T89_23"><text:s/></text:span><text:span text:style-name="T89_24">선정</text:span><text:span text:style-name="T89_25"><text:s/></text:span><text:span text:style-name="T89_26">및</text:span><text:span text:style-name="T89_27"><text:s/></text:span><text:span text:style-name="T89_28">운용보수</text:span><text:span text:style-name="T89_29"><text:s/></text:span><text:span text:style-name="T89_30">책정에</text:span><text:span text:style-name="T89_31"><text:s/></text:span><text:span text:style-name="T89_32">고려할</text:span><text:span text:style-name="T89_33"><text:s/></text:span><text:span text:style-name="T89_34">만한</text:span><text:span text:style-name="T89_35"><text:s/></text:span><text:span text:style-name="T89_36">근거가</text:span><text:span text:style-name="T89_37"><text:s/></text:span><text:span text:style-name="T89_38">될</text:span><text:span text:style-name="T89_39"><text:s/></text:span><text:span text:style-name="T89_40">수</text:span><text:span text:style-name="T89_41"><text:s/></text:span><text:span text:style-name="T89_42">있음</text:span></text:p>
          </text:list-item>
        </text:list>
        <text:list text:style-name="LS37" xml:id="list69">
          <text:list-item>
            <text:p text:style-name="P90"><text:span text:style-name="T90_1">채권의</text:span><text:span text:style-name="T90_2"><text:s/></text:span><text:span text:style-name="T90_3">경우</text:span><text:span text:style-name="T90_4"><text:s/></text:span><text:span text:style-name="T90_5">펀드수준에서</text:span><text:span text:style-name="T90_6"><text:s/></text:span><text:span text:style-name="T90_7">투자풀과</text:span><text:span text:style-name="T90_8"><text:s/></text:span><text:span text:style-name="T90_9">위탁을</text:span><text:span text:style-name="T90_10"><text:s/></text:span><text:span text:style-name="T90_11">비교했을</text:span><text:span text:style-name="T90_12"><text:s/></text:span><text:span text:style-name="T90_13">경우</text:span><text:span text:style-name="T90_14"><text:s/></text:span><text:span text:style-name="T90_15">투자풀이</text:span><text:span text:style-name="T90_16"><text:s/></text:span><text:span text:style-name="T90_17">0</text:span><text:span text:style-name="T90_18">.</text:span><text:span text:style-name="T90_19">0</text:span><text:span text:style-name="T90_20">233</text:span><text:span text:style-name="T90_21">%</text:span><text:span text:style-name="T90_22"><text:s/></text:span><text:span text:style-name="T90_23">정도<text:s/>우월한</text:span><text:span text:style-name="T90_24"><text:s/></text:span><text:span text:style-name="T90_25">성과를</text:span><text:span text:style-name="T90_26"><text:s/></text:span><text:span text:style-name="T90_27">보이고</text:span><text:span text:style-name="T90_28"><text:s/></text:span><text:span text:style-name="T90_29">있음</text:span></text:p>
          </text:list-item>
          <text:list-item>
            <text:p text:style-name="P91"><text:span text:style-name="T91_1">운용보수를</text:span><text:span text:style-name="T91_2"><text:s/></text:span><text:span text:style-name="T91_3">책정함에</text:span><text:span text:style-name="T91_4"><text:s/></text:span><text:span text:style-name="T91_5">있어</text:span><text:span text:style-name="T91_6"><text:s/></text:span><text:span text:style-name="T91_7">위탁에</text:span><text:span text:style-name="T91_8"><text:s/></text:span><text:span text:style-name="T91_9">비해</text:span><text:span text:style-name="T91_10"><text:s/></text:span><text:span text:style-name="T91_11">투자풀에</text:span><text:span text:style-name="T91_12"><text:s/></text:span><text:span text:style-name="T91_13">0</text:span><text:span text:style-name="T91_14">.</text:span><text:span text:style-name="T91_15">0</text:span><text:span text:style-name="T91_16">233</text:span><text:span text:style-name="T91_17">%</text:span><text:span text:style-name="T91_18"><text:s/></text:span><text:span text:style-name="T91_19">추가</text:span><text:span text:style-name="T91_20"><text:s/></text:span><text:span text:style-name="T91_21">책정이</text:span><text:span text:style-name="T91_22"><text:s/></text:span><text:span text:style-name="T91_23">가능함</text:span></text:p>
          </text:list-item>
        </text:list>
        <text:list text:style-name="LS38" xml:id="list71">
          <text:list-item>
            <text:p text:style-name="P92"><text:span text:style-name="T92_1">예를</text:span><text:span text:style-name="T92_2"><text:s/></text:span><text:span text:style-name="T92_3">들어</text:span><text:span text:style-name="T92_4"><text:s/></text:span><text:span text:style-name="T92_5">위탁운용의</text:span><text:span text:style-name="T92_6"><text:s/></text:span><text:span text:style-name="T92_7">운용보수를</text:span><text:span text:style-name="T92_8"><text:s/></text:span><text:span text:style-name="T92_9">운용자산의</text:span><text:span text:style-name="T92_10"><text:s/></text:span><text:span text:style-name="T92_11">1</text:span><text:span text:style-name="T92_12">0</text:span><text:span text:style-name="T92_13"><text:s/></text:span><text:span text:style-name="T92_14">베이시스</text:span><text:span text:style-name="T92_15"><text:s/></text:span><text:span text:style-name="T92_16">포인트로</text:span><text:span text:style-name="T92_17"><text:s/></text:span><text:span text:style-name="T92_18">책정하고</text:span><text:span text:style-name="T92_19"><text:s/></text:span><text:span text:style-name="T92_20">있<text:s/>을</text:span><text:span text:style-name="T92_21"><text:s/></text:span><text:span text:style-name="T92_22">경우</text:span><text:span text:style-name="T92_23">,</text:span><text:span text:style-name="T92_24"><text:s/></text:span><text:span text:style-name="T92_25">투자풀에게는</text:span><text:span text:style-name="T92_26"><text:s/></text:span><text:span text:style-name="T92_27">최대</text:span><text:span text:style-name="T92_28"><text:s/></text:span><text:span text:style-name="T92_29">12</text:span><text:span text:style-name="T92_30">.</text:span><text:span text:style-name="T92_31">33</text:span><text:span text:style-name="T92_32"><text:s/></text:span><text:span text:style-name="T92_33">베이시스</text:span><text:span text:style-name="T92_34"><text:s/></text:span><text:span text:style-name="T92_35">포인트</text:span><text:span text:style-name="T92_36"><text:s/></text:span><text:span text:style-name="T92_37">책정가능</text:span></text:p>
          </text:list-item>
          <text:list-item>
            <text:p text:style-name="P93"><text:span text:style-name="T93_1">투자풀</text:span><text:span text:style-name="T93_2"><text:s/></text:span><text:span text:style-name="T93_3">상위펀드와</text:span><text:span text:style-name="T93_4"><text:s/></text:span><text:span text:style-name="T93_5">하위펀드</text:span><text:span text:style-name="T93_6"><text:s/></text:span><text:span text:style-name="T93_7">사이의</text:span><text:span text:style-name="T93_8"><text:s/></text:span><text:span text:style-name="T93_9">운용보수</text:span><text:span text:style-name="T93_10"><text:s/></text:span><text:span text:style-name="T93_11">배분은</text:span><text:span text:style-name="T93_12"><text:s/></text:span><text:span text:style-name="T93_13">각각의</text:span><text:span text:style-name="T93_14"><text:s/></text:span><text:span text:style-name="T93_15">상황에</text:span><text:span text:style-name="T93_16"><text:s/></text:span><text:span text:style-name="T93_17">따라</text:span><text:span text:style-name="T93_18"><text:s/></text:span><text:span text:style-name="T93_19">결정되<text:s/>어야</text:span><text:span text:style-name="T93_20"><text:s/></text:span><text:span text:style-name="T93_21">함</text:span></text:p>
          </text:list-item>
        </text:list>
        <text:list text:style-name="LS39" xml:id="list73">
          <text:list-item>
            <text:p text:style-name="P94"><text:span text:style-name="T94_1">주식의</text:span><text:span text:style-name="T94_2"><text:s/></text:span><text:span text:style-name="T94_3">경우도</text:span><text:span text:style-name="T94_4"><text:s/></text:span><text:span text:style-name="T94_5">투자풀과</text:span><text:span text:style-name="T94_6"><text:s/></text:span><text:span text:style-name="T94_7">위탁만을</text:span><text:span text:style-name="T94_8"><text:s/></text:span><text:span text:style-name="T94_9">성과</text:span><text:span text:style-name="T94_10"><text:s/></text:span><text:span text:style-name="T94_11">비교했을</text:span><text:span text:style-name="T94_12"><text:s/></text:span><text:span text:style-name="T94_13">때는</text:span><text:span text:style-name="T94_14"><text:s/></text:span><text:span text:style-name="T94_15">투자풀</text:span><text:span text:style-name="T94_16"><text:s/></text:span><text:span text:style-name="T94_17">방식이</text:span><text:span text:style-name="T94_18"><text:s/></text:span><text:span text:style-name="T94_19">우월하고</text:span><text:span text:style-name="T94_20">,</text:span><text:span text:style-name="T94_21"><text:s/></text:span><text:span text:style-name="T94_22">이는<text:s/>운용방식</text:span><text:span text:style-name="T94_23"><text:s/></text:span><text:span text:style-name="T94_24">선정</text:span><text:span text:style-name="T94_25"><text:s/></text:span><text:span text:style-name="T94_26">및</text:span><text:span text:style-name="T94_27"><text:s/></text:span><text:span text:style-name="T94_28">운용보수</text:span><text:span text:style-name="T94_29"><text:s/></text:span><text:span text:style-name="T94_30">책정에</text:span><text:span text:style-name="T94_31"><text:s/></text:span><text:span text:style-name="T94_32">고려할</text:span><text:span text:style-name="T94_33"><text:s/></text:span><text:span text:style-name="T94_34">만한</text:span><text:span text:style-name="T94_35"><text:s/></text:span><text:span text:style-name="T94_36">근거가</text:span><text:span text:style-name="T94_37"><text:s/></text:span><text:span text:style-name="T94_38">될</text:span><text:span text:style-name="T94_39"><text:s/></text:span><text:span text:style-name="T94_40">수</text:span><text:span text:style-name="T94_41"><text:s/></text:span><text:span text:style-name="T94_42">있음</text:span></text:p>
          </text:list-item>
        </text:list>
        <text:list text:style-name="LS40" xml:id="list74">
          <text:list-item>
            <text:p text:style-name="P95"><text:span text:style-name="T95_1">주식의</text:span><text:span text:style-name="T95_2"><text:s/></text:span><text:span text:style-name="T95_3">경우</text:span><text:span text:style-name="T95_4"><text:s/></text:span><text:span text:style-name="T95_5">펀드수준에서</text:span><text:span text:style-name="T95_6"><text:s/></text:span><text:span text:style-name="T95_7">투자풀과</text:span><text:span text:style-name="T95_8"><text:s/></text:span><text:span text:style-name="T95_9">위탁을</text:span><text:span text:style-name="T95_10"><text:s/></text:span><text:span text:style-name="T95_11">비교했을</text:span><text:span text:style-name="T95_12"><text:s/></text:span><text:span text:style-name="T95_13">경우</text:span><text:span text:style-name="T95_14"><text:s/></text:span><text:span text:style-name="T95_15">투자풀이</text:span><text:span text:style-name="T95_16"><text:s/></text:span><text:span text:style-name="T95_17">0</text:span><text:span text:style-name="T95_18">.</text:span><text:span text:style-name="T95_19">2</text:span><text:span text:style-name="T95_20">440</text:span><text:span text:style-name="T95_21">%</text:span><text:span text:style-name="T95_22"><text:s/></text:span><text:span text:style-name="T95_23">정도<text:s/>우월한</text:span><text:span text:style-name="T95_24"><text:s/></text:span><text:span text:style-name="T95_25">성과를</text:span><text:span text:style-name="T95_26"><text:s/></text:span><text:span text:style-name="T95_27">보이고</text:span><text:span text:style-name="T95_28"><text:s/></text:span><text:span text:style-name="T95_29">있음</text:span></text:p>
          </text:list-item>
          <text:list-item>
            <text:p text:style-name="P96"><text:span text:style-name="T96_1">운용보수를</text:span><text:span text:style-name="T96_2"><text:s/></text:span><text:span text:style-name="T96_3">책정함에</text:span><text:span text:style-name="T96_4"><text:s/></text:span><text:span text:style-name="T96_5">있어</text:span><text:span text:style-name="T96_6"><text:s/></text:span><text:span text:style-name="T96_7">위탁에</text:span><text:span text:style-name="T96_8"><text:s/></text:span><text:span text:style-name="T96_9">비해</text:span><text:span text:style-name="T96_10"><text:s/></text:span><text:span text:style-name="T96_11">투자풀에</text:span><text:span text:style-name="T96_12"><text:s/></text:span><text:span text:style-name="T96_13">0</text:span><text:span text:style-name="T96_14">.</text:span><text:span text:style-name="T96_15">0</text:span><text:span text:style-name="T96_16">233</text:span><text:span text:style-name="T96_17">%</text:span><text:span text:style-name="T96_18"><text:s/></text:span><text:span text:style-name="T96_19">추가</text:span><text:span text:style-name="T96_20"><text:s/></text:span><text:span text:style-name="T96_21">책정이</text:span><text:span text:style-name="T96_22"><text:s/></text:span><text:span text:style-name="T96_23">가능함</text:span></text:p>
          </text:list-item>
        </text:list>
        <text:list text:style-name="LS41" xml:id="list76">
          <text:list-item>
            <text:p text:style-name="P97"><text:span text:style-name="T97_1">예를</text:span><text:span text:style-name="T97_2"><text:s/></text:span><text:span text:style-name="T97_3">들어</text:span><text:span text:style-name="T97_4"><text:s/></text:span><text:span text:style-name="T97_5">위탁운용의</text:span><text:span text:style-name="T97_6"><text:s/></text:span><text:span text:style-name="T97_7">운용보수를</text:span><text:span text:style-name="T97_8"><text:s/></text:span><text:span text:style-name="T97_9">운용자산의</text:span><text:span text:style-name="T97_10"><text:s/></text:span><text:span text:style-name="T97_11">2</text:span><text:span text:style-name="T97_12">0</text:span><text:span text:style-name="T97_13"><text:s/></text:span><text:span text:style-name="T97_14">베이시스</text:span><text:span text:style-name="T97_15"><text:s/></text:span><text:span text:style-name="T97_16">포인트로</text:span><text:span text:style-name="T97_17"><text:s/></text:span><text:span text:style-name="T97_18">책정하고</text:span><text:span text:style-name="T97_19"><text:s/></text:span><text:span text:style-name="T97_20">있<text:s/>을</text:span><text:span text:style-name="T97_21"><text:s/></text:span><text:span text:style-name="T97_22">경우</text:span><text:span text:style-name="T97_23">,</text:span><text:span text:style-name="T97_24"><text:s/></text:span><text:span text:style-name="T97_25">투자풀에게는</text:span><text:span text:style-name="T97_26"><text:s/></text:span><text:span text:style-name="T97_27">최대</text:span><text:span text:style-name="T97_28"><text:s/></text:span><text:span text:style-name="T97_29">2</text:span><text:span text:style-name="T97_30">4</text:span><text:span text:style-name="T97_31">.</text:span><text:span text:style-name="T97_32">4</text:span><text:span text:style-name="T97_33"><text:s/></text:span><text:span text:style-name="T97_34">베이시스</text:span><text:span text:style-name="T97_35"><text:s/></text:span><text:span text:style-name="T97_36">포인트</text:span><text:span text:style-name="T97_37"><text:s/></text:span><text:span text:style-name="T97_38">책정가능</text:span></text:p>
          </text:list-item>
          <text:list-item>
            <text:p text:style-name="P98"><text:span text:style-name="T98_1">투자풀</text:span><text:span text:style-name="T98_2"><text:s/></text:span><text:span text:style-name="T98_3">상위펀드와</text:span><text:span text:style-name="T98_4"><text:s/></text:span><text:span text:style-name="T98_5">하위펀드</text:span><text:span text:style-name="T98_6"><text:s/></text:span><text:span text:style-name="T98_7">사이의</text:span><text:span text:style-name="T98_8"><text:s/></text:span><text:span text:style-name="T98_9">운용보수</text:span><text:span text:style-name="T98_10"><text:s/></text:span><text:span text:style-name="T98_11">배분은</text:span><text:span text:style-name="T98_12"><text:s/></text:span><text:span text:style-name="T98_13">각각의</text:span><text:span text:style-name="T98_14"><text:s/></text:span><text:span text:style-name="T98_15">상황에</text:span><text:span text:style-name="T98_16"><text:s/></text:span><text:span text:style-name="T98_17">따라</text:span><text:span text:style-name="T98_18"><text:s/></text:span><text:span text:style-name="T98_19">결정되<text:s/>어야</text:span><text:span text:style-name="T98_20"><text:s/></text:span><text:span text:style-name="T98_21">함</text:span></text:p>
          </text:list-item>
        </text:list>
        <text:p text:style-name="P99"><text:span text:style-name="T99_1">연기금</text:span><text:span text:style-name="T99_2"><text:s/></text:span><text:span text:style-name="T99_3">운용방식</text:span><text:span text:style-name="T99_4"><text:s/></text:span><text:span text:style-name="T99_5">결정방법에</text:span><text:span text:style-name="T99_6"><text:s/></text:span><text:span text:style-name="T99_7">대한</text:span><text:span text:style-name="T99_8"><text:s/></text:span><text:span text:style-name="T99_9">정성적</text:span><text:span text:style-name="T99_10"><text:s/></text:span><text:span text:style-name="T99_11">알고리듬</text:span><text:span text:style-name="T99_12"><text:s/></text:span><text:span text:style-name="T99_13">제안</text:span><text:span text:style-name="T99_14">(</text:span><text:span text:style-name="T99_15">4</text:span><text:span text:style-name="T99_16">장</text:span><text:span text:style-name="T99_17"><text:s/></text:span><text:span text:style-name="T99_18">참조</text:span><text:span text:style-name="T99_19">)</text:span></text:p>
        <text:list text:style-name="LS42" xml:id="list78">
          <text:list-item>
            <text:p text:style-name="P100"><text:span text:style-name="T100_1">연기금</text:span><text:span text:style-name="T100_2"><text:s/></text:span><text:span text:style-name="T100_3">운용방식은</text:span><text:span text:style-name="T100_4"><text:s/></text:span><text:span text:style-name="T100_5">연기금</text:span><text:span text:style-name="T100_6"><text:s/></text:span><text:span text:style-name="T100_7">특성과</text:span><text:span text:style-name="T100_8"><text:s/></text:span><text:span text:style-name="T100_9">운용방식</text:span><text:span text:style-name="T100_10"><text:s/></text:span><text:span text:style-name="T100_11">특성을</text:span><text:span text:style-name="T100_12"><text:s/></text:span><text:span text:style-name="T100_13">매칭하는</text:span><text:span text:style-name="T100_14"><text:s/></text:span><text:span text:style-name="T100_15">알고리듬을</text:span><text:span text:style-name="T100_16"><text:s/></text:span><text:span text:style-name="T100_17">중심으로<text:s/>성과와</text:span><text:span text:style-name="T100_18"><text:s/></text:span><text:span text:style-name="T100_19">효율성을</text:span><text:span text:style-name="T100_20"><text:s/></text:span><text:span text:style-name="T100_21">최대화할</text:span><text:span text:style-name="T100_22"><text:s/></text:span><text:span text:style-name="T100_23">수</text:span><text:span text:style-name="T100_24"><text:s/></text:span><text:span text:style-name="T100_25">있도록</text:span><text:span text:style-name="T100_26"><text:s/></text:span><text:span text:style-name="T100_27">결정되어야</text:span><text:span text:style-name="T100_28"><text:s/></text:span><text:span text:style-name="T100_29">하고</text:span><text:span text:style-name="T100_30">,</text:span><text:span text:style-name="T100_31"><text:s/></text:span><text:span text:style-name="T100_32">본</text:span><text:span text:style-name="T100_33"><text:s/></text:span><text:span text:style-name="T100_34">보고서의</text:span><text:span text:style-name="T100_35"><text:s/></text:span><text:span text:style-name="T100_36">알고리듬을</text:span><text:span text:style-name="T100_37"><text:s/></text:span><text:span text:style-name="T100_38">운용<text:s/>방식</text:span><text:span text:style-name="T100_39"><text:s/></text:span><text:span text:style-name="T100_40">결정</text:span><text:span text:style-name="T100_41"><text:s/></text:span><text:span text:style-name="T100_42">또는</text:span><text:span text:style-name="T100_43"><text:s/></text:span><text:span text:style-name="T100_44">평가단계에서</text:span><text:span text:style-name="T100_45"><text:s/></text:span><text:span text:style-name="T100_46">정성적</text:span><text:span text:style-name="T100_47"><text:s/></text:span><text:span text:style-name="T100_48">지표로</text:span><text:span text:style-name="T100_49"><text:s/></text:span><text:span text:style-name="T100_50">사용할</text:span><text:span text:style-name="T100_51"><text:s/></text:span><text:span text:style-name="T100_52">수</text:span><text:span text:style-name="T100_53"><text:s/></text:span><text:span text:style-name="T100_54">있음</text:span></text:p>
          </text:list-item>
        </text:list>
        <text:list text:style-name="LS43" xml:id="list79">
          <text:list-item>
            <text:p text:style-name="P101"><text:span text:style-name="T101_1">첫째</text:span><text:span text:style-name="T101_2">,</text:span><text:span text:style-name="T101_3"><text:s/></text:span><text:span text:style-name="T101_4">운용방식별로</text:span><text:span text:style-name="T101_5"><text:s/></text:span><text:span text:style-name="T101_6">특성을</text:span><text:span text:style-name="T101_7"><text:s/></text:span><text:span text:style-name="T101_8">파악하고</text:span><text:span text:style-name="T101_9"><text:s/></text:span><text:span text:style-name="T101_10">분류</text:span><text:span text:style-name="T101_11"><text:s/></text:span><text:span text:style-name="T101_12">가능</text:span><text:span text:style-name="T101_13">.</text:span><text:span text:style-name="T101_14"><text:s/></text:span><text:span text:style-name="T101_15">구체적으로</text:span><text:span text:style-name="T101_16"><text:s/></text:span><text:span text:style-name="T101_17">내부자원의</text:span><text:span text:style-name="T101_18"><text:s/></text:span><text:span text:style-name="T101_19">활용</text:span><text:span text:style-name="T101_20"><text:s/></text:span><text:span text:style-name="T101_21">정도<text:s/>와</text:span><text:span text:style-name="T101_22"><text:s/></text:span><text:span text:style-name="T101_23">위탁운용</text:span><text:span text:style-name="T101_24"><text:s/></text:span><text:span text:style-name="T101_25">활용</text:span><text:span text:style-name="T101_26"><text:s/></text:span><text:span text:style-name="T101_27">정도를</text:span><text:span text:style-name="T101_28"><text:s/></text:span><text:span text:style-name="T101_29">중심으로</text:span><text:span text:style-name="T101_30"><text:s/></text:span><text:span text:style-name="T101_31">직접내부운용</text:span><text:span text:style-name="T101_32">(</text:span><text:span text:style-name="T101_33">이하</text:span><text:span text:style-name="T101_34"><text:s/></text:span><text:span text:style-name="T101_35">직접운용</text:span><text:span text:style-name="T101_36">)</text:span><text:span text:style-name="T101_37">,</text:span><text:span text:style-name="T101_38"><text:s/></text:span><text:span text:style-name="T101_39">내부위탁운용</text:span><text:span text:style-name="T101_40">(</text:span><text:span text:style-name="T101_41">이<text:s/>하</text:span><text:span text:style-name="T101_42"><text:s/></text:span><text:span text:style-name="T101_43">위탁운용</text:span><text:span text:style-name="T101_44">)</text:span><text:span text:style-name="T101_45">,</text:span><text:span text:style-name="T101_46"><text:s/></text:span><text:span text:style-name="T101_47">병행운용</text:span><text:span text:style-name="T101_48">,</text:span><text:span text:style-name="T101_49"><text:s/></text:span><text:span text:style-name="T101_50">외부위탁운용으로</text:span><text:span text:style-name="T101_51"><text:s/></text:span><text:span text:style-name="T101_52">분류</text:span></text:p>
            <text:list>
              <text:list-item>
                <text:p text:style-name="P102"><text:span text:style-name="T102_1">본</text:span><text:span text:style-name="T102_2"><text:s/></text:span><text:span text:style-name="T102_3">보고서</text:span><text:span text:style-name="T102_4"><text:s/></text:span><text:span text:style-name="T102_5">외부위탁운용의</text:span><text:span text:style-name="T102_6"><text:s/></text:span><text:span text:style-name="T102_7">주요</text:span><text:span text:style-name="T102_8"><text:s/></text:span><text:span text:style-name="T102_9">분석</text:span><text:span text:style-name="T102_10"><text:s/></text:span><text:span text:style-name="T102_11">대상은</text:span><text:span text:style-name="T102_12"><text:s/></text:span><text:span text:style-name="T102_13">연기금</text:span><text:span text:style-name="T102_14"><text:s/></text:span><text:span text:style-name="T102_15">투자풀임</text:span></text:p>
              </text:list-item>
            </text:list>
          </text:list-item>
          <text:list-item>
            <text:p text:style-name="P103"><text:span text:style-name="T103_1">둘째</text:span><text:span text:style-name="T103_2">,</text:span><text:span text:style-name="T103_3"><text:s/></text:span><text:span text:style-name="T103_4">연기금을</text:span><text:span text:style-name="T103_5"><text:s/></text:span><text:span text:style-name="T103_6">특성과</text:span><text:span text:style-name="T103_7"><text:s/></text:span><text:span text:style-name="T103_8">역량을</text:span><text:span text:style-name="T103_9"><text:s/></text:span><text:span text:style-name="T103_10">바탕으로</text:span><text:span text:style-name="T103_11"><text:s/></text:span><text:span text:style-name="T103_12">분류</text:span><text:span text:style-name="T103_13"><text:s/></text:span><text:span text:style-name="T103_14">가능</text:span><text:span text:style-name="T103_15">.</text:span><text:span text:style-name="T103_16"><text:s/></text:span><text:span text:style-name="T103_17">구체적으로</text:span><text:span text:style-name="T103_18"><text:s/></text:span><text:span text:style-name="T103_19">연기금의</text:span><text:span text:style-name="T103_20"><text:s/></text:span><text:span text:style-name="T103_21">금융역량<text:s/>의</text:span><text:span text:style-name="T103_22"><text:s/></text:span><text:span text:style-name="T103_23">정도와</text:span><text:span text:style-name="T103_24"><text:s/></text:span><text:span text:style-name="T103_25">자산운용이</text:span><text:span text:style-name="T103_26"><text:s/></text:span><text:span text:style-name="T103_27">연기금의</text:span><text:span text:style-name="T103_28"><text:s/></text:span><text:span text:style-name="T103_29">핵심</text:span><text:span text:style-name="T103_30"><text:s/></text:span><text:span text:style-name="T103_31">업무인지</text:span><text:span text:style-name="T103_32"><text:s/></text:span><text:span text:style-name="T103_33">여부에</text:span><text:span text:style-name="T103_34"><text:s/></text:span><text:span text:style-name="T103_35">따라서</text:span><text:span text:style-name="T103_36"><text:s/></text:span><text:span text:style-name="T103_37">전문운용사형</text:span><text:span text:style-name="T103_38">,</text:span><text:span text:style-name="T103_39"><text:s/></text:span><text:span text:style-name="T103_40">단순</text:span></text:p>
          </text:list-item>
        </text:list>
      </text:section>
      <text:section text:style-name="S8" text:name="S8">
        <text:p text:style-name="P104"><text:span text:style-name="T104_1">관리자형</text:span><text:span text:style-name="T104_2">,</text:span><text:span text:style-name="T104_3"><text:s/></text:span><text:span text:style-name="T104_4">학습투자자형</text:span><text:span text:style-name="T104_5">,</text:span><text:span text:style-name="T104_6"><text:s/></text:span><text:span text:style-name="T104_7">리테일투자자형</text:span><text:span text:style-name="T104_8"><text:s/></text:span><text:span text:style-name="T104_9">연기금으로</text:span><text:span text:style-name="T104_10"><text:s/></text:span><text:span text:style-name="T104_11">분류</text:span></text:p>
        <text:list text:style-name="LS44" xml:id="list82">
          <text:list-item>
            <text:p text:style-name="P105"><text:span text:style-name="T105_1">셋째</text:span><text:span text:style-name="T105_2">,</text:span><text:span text:style-name="T105_3"><text:s/></text:span><text:span text:style-name="T105_4">분류된</text:span><text:span text:style-name="T105_5"><text:s/></text:span><text:span text:style-name="T105_6">운용방식과</text:span><text:span text:style-name="T105_7"><text:s/></text:span><text:span text:style-name="T105_8">연기금</text:span><text:span text:style-name="T105_9"><text:s/></text:span><text:span text:style-name="T105_10">유형</text:span><text:span text:style-name="T105_11"><text:s/></text:span><text:span text:style-name="T105_12">간에</text:span><text:span text:style-name="T105_13"><text:s/></text:span><text:span text:style-name="T105_14">매칭</text:span><text:span text:style-name="T105_15"><text:s/></text:span><text:span text:style-name="T105_16">알고리듬</text:span><text:span text:style-name="T105_17"><text:s/></text:span><text:span text:style-name="T105_18">적용</text:span></text:p>
          </text:list-item>
        </text:list>
        <text:list text:style-name="LS45" xml:id="list83">
          <text:list-item>
            <text:p text:style-name="P106"><text:span text:style-name="T106_1">운용방식</text:span><text:span text:style-name="T106_2"><text:s/></text:span><text:span text:style-name="T106_3">중</text:span><text:span text:style-name="T106_4"><text:s/></text:span><text:span text:style-name="T106_5">외부자원의</text:span><text:span text:style-name="T106_6"><text:s/></text:span><text:span text:style-name="T106_7">활용비중이</text:span><text:span text:style-name="T106_8"><text:s/></text:span><text:span text:style-name="T106_9">높고</text:span><text:span text:style-name="T106_10"><text:s/></text:span><text:span text:style-name="T106_11">위탁운용을</text:span><text:span text:style-name="T106_12"><text:s/></text:span><text:span text:style-name="T106_13">주로</text:span><text:span text:style-name="T106_14"><text:s/></text:span><text:span text:style-name="T106_15">실시하는</text:span><text:span text:style-name="T106_16"><text:s/></text:span><text:span text:style-name="T106_17">외부위탁운용<text:s/>방식의</text:span><text:span text:style-name="T106_18"><text:s/></text:span><text:span text:style-name="T106_19">경우</text:span><text:span text:style-name="T106_20"><text:s/></text:span><text:span text:style-name="T106_21">이를</text:span><text:span text:style-name="T106_22"><text:s/></text:span><text:span text:style-name="T106_23">다시</text:span><text:span text:style-name="T106_24"><text:s/></text:span><text:span text:style-name="T106_25">세분할</text:span><text:span text:style-name="T106_26"><text:s/></text:span><text:span text:style-name="T106_27">수</text:span><text:span text:style-name="T106_28"><text:s/></text:span><text:span text:style-name="T106_29">있음</text:span></text:p>
          </text:list-item>
        </text:list>
        <text:list text:style-name="LS46" xml:id="list84">
          <text:list-item>
            <text:p text:style-name="P107"><text:span text:style-name="T107_1">분류는</text:span><text:span text:style-name="T107_2"><text:s/></text:span><text:span text:style-name="T107_3">연기금간</text:span><text:span text:style-name="T107_4"><text:s/></text:span><text:span text:style-name="T107_5">공동위탁운용</text:span><text:span text:style-name="T107_6"><text:s/></text:span><text:span text:style-name="T107_7">여부와</text:span><text:span text:style-name="T107_8"><text:s/></text:span><text:span text:style-name="T107_9">시장</text:span><text:span text:style-name="T107_10"><text:s/></text:span><text:span text:style-name="T107_11">메커니즘을</text:span><text:span text:style-name="T107_12"><text:s/></text:span><text:span text:style-name="T107_13">활용하는</text:span><text:span text:style-name="T107_14"><text:s/></text:span><text:span text:style-name="T107_15">정도를</text:span><text:span text:style-name="T107_16"><text:s/></text:span><text:span text:style-name="T107_17">이용</text:span></text:p>
          </text:list-item>
          <text:list-item>
            <text:p text:style-name="P108"><text:span text:style-name="T108_1">공동위탁운용</text:span><text:span text:style-name="T108_2"><text:s/></text:span><text:span text:style-name="T108_3">여부와</text:span><text:span text:style-name="T108_4"><text:s/></text:span><text:span text:style-name="T108_5">시장기능</text:span><text:span text:style-name="T108_6"><text:s/></text:span><text:span text:style-name="T108_7">활용</text:span><text:span text:style-name="T108_8"><text:s/></text:span><text:span text:style-name="T108_9">정도에</text:span><text:span text:style-name="T108_10"><text:s/></text:span><text:span text:style-name="T108_11">따라</text:span><text:span text:style-name="T108_12"><text:s/></text:span><text:span text:style-name="T108_13">연기금투자풀</text:span><text:span text:style-name="T108_14">,</text:span><text:span text:style-name="T108_15"><text:s/></text:span><text:span text:style-name="T108_16">전담운용기관</text:span><text:span text:style-name="T108_17">,</text:span><text:span text:style-name="T108_18"><text:s/></text:span><text:span text:style-name="T108_19">정<text:s/>책투자풀</text:span><text:span text:style-name="T108_20">,</text:span><text:span text:style-name="T108_21"><text:s/></text:span><text:span text:style-name="T108_22">임시전담부서로</text:span><text:span text:style-name="T108_23"><text:s/></text:span><text:span text:style-name="T108_24">세분</text:span></text:p>
          </text:list-item>
        </text:list>
        <text:list text:style-name="LS47" xml:id="list86">
          <text:list-item>
            <text:p text:style-name="P109"><text:span text:style-name="T109_1">정책투자풀</text:span><text:span text:style-name="T109_2">,</text:span><text:span text:style-name="T109_3"><text:s/></text:span><text:span text:style-name="T109_4">임시전담부서의</text:span><text:span text:style-name="T109_5"><text:s/></text:span><text:span text:style-name="T109_6">경우</text:span><text:span text:style-name="T109_7"><text:s/></text:span><text:span text:style-name="T109_8">현재</text:span><text:span text:style-name="T109_9"><text:s/></text:span><text:span text:style-name="T109_10">시행되고</text:span><text:span text:style-name="T109_11"><text:s/></text:span><text:span text:style-name="T109_12">있지</text:span><text:span text:style-name="T109_13"><text:s/></text:span><text:span text:style-name="T109_14">않은</text:span><text:span text:style-name="T109_15"><text:s/></text:span><text:span text:style-name="T109_16">제도임</text:span></text:p>
          </text:list-item>
        </text:list>
        <text:list text:style-name="LS48" xml:id="list87">
          <text:list-item>
            <text:p text:style-name="P110"><text:span text:style-name="T110_1">효율성을</text:span><text:span text:style-name="T110_2"><text:s/></text:span><text:span text:style-name="T110_3">기준으로</text:span><text:span text:style-name="T110_4"><text:s/></text:span><text:span text:style-name="T110_5">연기금과</text:span><text:span text:style-name="T110_6"><text:s/></text:span><text:span text:style-name="T110_7">운용방식의</text:span><text:span text:style-name="T110_8"><text:s/></text:span><text:span text:style-name="T110_9">이상적인</text:span><text:span text:style-name="T110_10"><text:s/></text:span><text:span text:style-name="T110_11">매칭은</text:span><text:span text:style-name="T110_12"><text:s/></text:span><text:span text:style-name="T110_13">아래와</text:span><text:span text:style-name="T110_14"><text:s/></text:span><text:span text:style-name="T110_15">같음</text:span><text:span text:style-name="T110_16">.</text:span><text:span text:style-name="T110_17"><text:s/></text:span><text:span text:style-name="T110_18">아래</text:span><text:span text:style-name="T110_19"><text:s/></text:span><text:span text:style-name="T110_20">매칭과<text:s/>현재</text:span><text:span text:style-name="T110_21"><text:s/></text:span><text:span text:style-name="T110_22">연기금별</text:span><text:span text:style-name="T110_23"><text:s/></text:span><text:span text:style-name="T110_24">운영방식을</text:span><text:span text:style-name="T110_25"><text:s/></text:span><text:span text:style-name="T110_26">비교하고</text:span><text:span text:style-name="T110_27"><text:s/></text:span><text:span text:style-name="T110_28">그에</text:span><text:span text:style-name="T110_29"><text:s/></text:span><text:span text:style-name="T110_30">따라</text:span><text:span text:style-name="T110_31"><text:s/></text:span><text:span text:style-name="T110_32">효율성의</text:span><text:span text:style-name="T110_33"><text:s/></text:span><text:span text:style-name="T110_34">손실을</text:span><text:span text:style-name="T110_35"><text:s/></text:span><text:span text:style-name="T110_36">큰</text:span><text:span text:style-name="T110_37"><text:s/></text:span><text:span text:style-name="T110_38">틀에서</text:span><text:span text:style-name="T110_39"><text:s/></text:span><text:span text:style-name="T110_40">파악할<text:s/>수</text:span><text:span text:style-name="T110_41"><text:s/></text:span><text:span text:style-name="T110_42">있음</text:span></text:p>
          </text:list-item>
        </text:list>
        <text:p text:style-name="P111"><text:span text:style-name="T111_1">&lt;</text:span><text:span text:style-name="T111_2">표</text:span><text:span text:style-name="T111_3"><text:s/></text:span><text:span text:style-name="T111_4">요약</text:span><text:span text:style-name="T111_5">1</text:span><text:span text:style-name="T111_6">&gt;</text:span><text:span text:style-name="T111_7"><text:s/></text:span><text:span text:style-name="T111_8">연기금과</text:span><text:span text:style-name="T111_9"><text:s/></text:span><text:span text:style-name="T111_10">운용방식</text:span><text:span text:style-name="T111_11"><text:s/></text:span><text:span text:style-name="T111_12">매칭방식</text:span></text:p>
        <text:p text:style-name="P112"><text:span text:style-name="T112_1"><text:s/></text:span></text:p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113"><text:span text:style-name="T113_1">매칭</text:span><text:span text:style-name="T113_2"><text:s/></text:span><text:span text:style-name="T113_3">I</text:span><text:span text:style-name="T113_4">D</text:span></text:p>
            </table:table-cell>
            <table:table-cell table:style-name="Cell2">
              <text:p text:style-name="P114"><text:span text:style-name="T114_1">연기금</text:span></text:p>
            </table:table-cell>
            <table:table-cell table:style-name="Cell3">
              <text:p text:style-name="P115"><text:span text:style-name="T115_1">운용방식</text:span></text:p>
            </table:table-cell>
          </table:table-row>
          <table:table-row table:style-name="Row2">
            <table:table-cell table:style-name="Cell4">
              <text:p text:style-name="P116"><text:span text:style-name="T116_1">#</text:span><text:span text:style-name="T116_2">1</text:span></text:p>
            </table:table-cell>
            <table:table-cell table:style-name="Cell5">
              <text:p text:style-name="P117"><text:span text:style-name="T117_1">전문운용사형</text:span><text:span text:style-name="T117_2"><text:s/></text:span><text:span text:style-name="T117_3">연기금</text:span></text:p>
            </table:table-cell>
            <table:table-cell table:style-name="Cell6">
              <text:p text:style-name="P118"><text:span text:style-name="T118_1">직접내부운용</text:span></text:p>
            </table:table-cell>
          </table:table-row>
          <table:table-row table:style-name="Row3">
            <table:table-cell table:style-name="Cell7">
              <text:p text:style-name="P119"><text:span text:style-name="T119_1">#</text:span><text:span text:style-name="T119_2">2</text:span></text:p>
            </table:table-cell>
            <table:table-cell table:style-name="Cell8">
              <text:p text:style-name="P120"><text:span text:style-name="T120_1">단순관리자형</text:span><text:span text:style-name="T120_2"><text:s/></text:span><text:span text:style-name="T120_3">연기금</text:span></text:p>
            </table:table-cell>
            <table:table-cell table:style-name="Cell9">
              <text:p text:style-name="P121"><text:span text:style-name="T121_1">내부위탁운용</text:span></text:p>
            </table:table-cell>
          </table:table-row>
          <table:table-row table:style-name="Row4">
            <table:table-cell table:style-name="Cell10">
              <text:p text:style-name="P122"><text:span text:style-name="T122_1">#</text:span><text:span text:style-name="T122_2">3</text:span></text:p>
            </table:table-cell>
            <table:table-cell table:style-name="Cell11">
              <text:p text:style-name="P123"><text:span text:style-name="T123_1">학습투자자형</text:span><text:span text:style-name="T123_2"><text:s/></text:span><text:span text:style-name="T123_3">연기금</text:span></text:p>
            </table:table-cell>
            <table:table-cell table:style-name="Cell12">
              <text:p text:style-name="P124"><text:span text:style-name="T124_1">병행운용</text:span></text:p>
            </table:table-cell>
          </table:table-row>
          <table:table-row table:style-name="Row5">
            <table:table-cell table:style-name="Cell13">
              <text:p text:style-name="P125"><text:span text:style-name="T125_1">#</text:span><text:span text:style-name="T125_2">4</text:span></text:p>
            </table:table-cell>
            <table:table-cell table:style-name="Cell14">
              <text:p text:style-name="P126"><text:span text:style-name="T126_1">리테일투자자형</text:span><text:span text:style-name="T126_2"><text:s/></text:span><text:span text:style-name="T126_3">연기금</text:span></text:p>
            </table:table-cell>
            <table:table-cell table:style-name="Cell15">
              <text:p text:style-name="P127"><text:span text:style-name="T127_1">외부위탁운용</text:span></text:p>
            </table:table-cell>
          </table:table-row>
        </table:table>
        <text:p text:style-name="P128"><text:span text:style-name="T128_1">&lt;</text:span><text:span text:style-name="T128_2">표</text:span><text:span text:style-name="T128_3"><text:s/></text:span><text:span text:style-name="T128_4">요약</text:span><text:span text:style-name="T128_5">2</text:span><text:span text:style-name="T128_6">&gt;</text:span><text:span text:style-name="T128_7"><text:s/></text:span><text:span text:style-name="T128_8">리테일투자자형</text:span><text:span text:style-name="T128_9"><text:s/></text:span><text:span text:style-name="T128_10">연기금과</text:span><text:span text:style-name="T128_11"><text:s/></text:span><text:span text:style-name="T128_12">위부위탁운용</text:span><text:span text:style-name="T128_13"><text:s/></text:span><text:span text:style-name="T128_14">형태들의</text:span><text:span text:style-name="T128_15"><text:s/></text:span><text:span text:style-name="T128_16">매칭방식</text:span></text:p>
        <text:p text:style-name="P129"><text:span text:style-name="T129_1"><text:s/></text:span></text:p>
        <table:table table:style-name="Table2">
          <table:table-column table:style-name="Column4"/>
          <table:table-column table:style-name="Column5"/>
          <table:table-column table:style-name="Column6"/>
          <table:table-row table:style-name="Row6">
            <table:table-cell table:style-name="Cell16">
              <text:p text:style-name="P130"><text:span text:style-name="T130_1">매칭</text:span><text:span text:style-name="T130_2"><text:s/></text:span><text:span text:style-name="T130_3">I</text:span><text:span text:style-name="T130_4">D</text:span><text:span text:style-name="T130_5"><text:s/></text:span><text:span text:style-name="T130_6">#</text:span><text:span text:style-name="T130_7">4</text:span></text:p>
            </table:table-cell>
            <table:table-cell table:style-name="Cell17">
              <text:p text:style-name="P131"><text:span text:style-name="T131_1">리테일투자자형</text:span><text:span text:style-name="T131_2"><text:s/></text:span><text:span text:style-name="T131_3">연기금</text:span></text:p>
            </table:table-cell>
            <table:table-cell table:style-name="Cell18">
              <text:p text:style-name="P132"><text:span text:style-name="T132_1">외부위탁운용방식</text:span></text:p>
            </table:table-cell>
          </table:table-row>
          <table:table-row table:style-name="Row7">
            <table:table-cell table:style-name="Cell19">
              <text:p text:style-name="P133"><text:span text:style-name="T133_1">#</text:span><text:span text:style-name="T133_2">4</text:span><text:span text:style-name="T133_3">-</text:span><text:span text:style-name="T133_4">1</text:span></text:p>
            </table:table-cell>
            <table:table-cell table:style-name="Cell20">
              <text:p text:style-name="P134"><text:span text:style-name="T134_1">일반</text:span><text:span text:style-name="T134_2"><text:s/></text:span><text:span text:style-name="T134_3">소형</text:span><text:span text:style-name="T134_4"><text:s/></text:span><text:span text:style-name="T134_5">연기금</text:span></text:p>
            </table:table-cell>
            <table:table-cell table:style-name="Cell21">
              <text:p text:style-name="P135"><text:span text:style-name="T135_1">연기금투자풀</text:span></text:p>
            </table:table-cell>
          </table:table-row>
          <table:table-row table:style-name="Row8">
            <table:table-cell table:style-name="Cell22">
              <text:p text:style-name="P136"><text:span text:style-name="T136_1">#</text:span><text:span text:style-name="T136_2">4</text:span><text:span text:style-name="T136_3">-</text:span><text:span text:style-name="T136_4">2</text:span></text:p>
            </table:table-cell>
            <table:table-cell table:style-name="Cell23">
              <text:p text:style-name="P137"><text:span text:style-name="T137_1">일반</text:span><text:span text:style-name="T137_2"><text:s/></text:span><text:span text:style-name="T137_3">대형</text:span><text:span text:style-name="T137_4"><text:s/></text:span><text:span text:style-name="T137_5">연기금</text:span></text:p>
            </table:table-cell>
            <table:table-cell table:style-name="Cell24">
              <text:p text:style-name="P138"><text:span text:style-name="T138_1">전담운용기관</text:span></text:p>
            </table:table-cell>
          </table:table-row>
          <table:table-row table:style-name="Row9">
            <table:table-cell table:style-name="Cell25">
              <text:p text:style-name="P139"><text:span text:style-name="T139_1">#</text:span><text:span text:style-name="T139_2">4</text:span><text:span text:style-name="T139_3">-</text:span><text:span text:style-name="T139_4">3</text:span></text:p>
            </table:table-cell>
            <table:table-cell table:style-name="Cell26">
              <text:p text:style-name="P140"><text:span text:style-name="T140_1">특수목적</text:span><text:span text:style-name="T140_2"><text:s/></text:span><text:span text:style-name="T140_3">소형</text:span><text:span text:style-name="T140_4"><text:s/></text:span><text:span text:style-name="T140_5">연기금</text:span></text:p>
            </table:table-cell>
            <table:table-cell table:style-name="Cell27">
              <text:p text:style-name="P141"><text:span text:style-name="T141_1">정책투자풀</text:span></text:p>
              <text:p text:style-name="P142"><text:span text:style-name="T142_1">*</text:span></text:p>
            </table:table-cell>
          </table:table-row>
          <table:table-row table:style-name="Row10">
            <table:table-cell table:style-name="Cell28">
              <text:p text:style-name="P143"><text:span text:style-name="T143_1">#</text:span><text:span text:style-name="T143_2">4</text:span><text:span text:style-name="T143_3">-</text:span><text:span text:style-name="T143_4">4</text:span></text:p>
            </table:table-cell>
            <table:table-cell table:style-name="Cell29">
              <text:p text:style-name="P144"><text:span text:style-name="T144_1">특수목적</text:span><text:span text:style-name="T144_2"><text:s/></text:span><text:span text:style-name="T144_3">대형</text:span><text:span text:style-name="T144_4"><text:s/></text:span><text:span text:style-name="T144_5">연기금</text:span></text:p>
            </table:table-cell>
            <table:table-cell table:style-name="Cell30">
              <text:p text:style-name="P145"><text:span text:style-name="T145_1">임시전담부서</text:span></text:p>
              <text:p text:style-name="P146"><text:span text:style-name="T146_1">*</text:span></text:p>
            </table:table-cell>
          </table:table-row>
        </table:table>
        <text:p text:style-name="P147"><text:span text:style-name="T147_1">*</text:span><text:span text:style-name="T147_2">로</text:span><text:span text:style-name="T147_3"><text:s/></text:span><text:span text:style-name="T147_4">표시된</text:span><text:span text:style-name="T147_5"><text:s/></text:span><text:span text:style-name="T147_6">부분은</text:span><text:span text:style-name="T147_7"><text:s/></text:span><text:span text:style-name="T147_8">현재</text:span><text:span text:style-name="T147_9"><text:s/></text:span><text:span text:style-name="T147_10">시행되지</text:span><text:span text:style-name="T147_11"><text:s/></text:span><text:span text:style-name="T147_12">않고</text:span><text:span text:style-name="T147_13"><text:s/></text:span><text:span text:style-name="T147_14">있는</text:span><text:span text:style-name="T147_15"><text:s/></text:span><text:span text:style-name="T147_16">제도이므로</text:span><text:span text:style-name="T147_17"><text:s/></text:span><text:span text:style-name="T147_18">현재</text:span><text:span text:style-name="T147_19"><text:s/></text:span><text:span text:style-name="T147_20">연구의</text:span><text:span text:style-name="T147_21"><text:s/></text:span><text:span text:style-name="T147_22">주요</text:span><text:span text:style-name="T147_23"><text:s/></text:span><text:span text:style-name="T147_24">관심대상이</text:span><text:span text:style-name="T147_25"><text:s/></text:span><text:span text:style-name="T147_26">아님</text:span></text:p>
        <text:p text:style-name="P148"><text:span text:style-name="T148_1">전문가</text:span><text:span text:style-name="T148_2"><text:s/></text:span><text:span text:style-name="T148_3">집중인터뷰</text:span><text:span text:style-name="T148_4">(</text:span><text:span text:style-name="T148_5">F</text:span><text:span text:style-name="T148_6">G</text:span><text:span text:style-name="T148_7">I</text:span><text:span text:style-name="T148_8">)</text:span><text:span text:style-name="T148_9">로부터의</text:span><text:span text:style-name="T148_10"><text:s/></text:span><text:span text:style-name="T148_11">연기금</text:span><text:span text:style-name="T148_12"><text:s/></text:span><text:span text:style-name="T148_13">운용방식</text:span><text:span text:style-name="T148_14"><text:s/></text:span><text:span text:style-name="T148_15">시사점</text:span><text:span text:style-name="T148_16">(</text:span><text:span text:style-name="T148_17">5</text:span><text:span text:style-name="T148_18">장</text:span><text:span text:style-name="T148_19"><text:s/></text:span><text:span text:style-name="T148_20">참조</text:span><text:span text:style-name="T148_21">)</text:span></text:p>
        <text:list text:style-name="LS49" xml:id="list88">
          <text:list-item>
            <text:p text:style-name="P149"><text:span text:style-name="T149_1">연기금</text:span><text:span text:style-name="T149_2"><text:s/></text:span><text:span text:style-name="T149_3">투자풀</text:span><text:span text:style-name="T149_4"><text:s/></text:span><text:span text:style-name="T149_5">제도는</text:span><text:span text:style-name="T149_6"><text:s/></text:span><text:span text:style-name="T149_7">현재</text:span><text:span text:style-name="T149_8"><text:s/></text:span><text:span text:style-name="T149_9">복수의</text:span><text:span text:style-name="T149_10"><text:s/></text:span><text:span text:style-name="T149_11">체제로</text:span><text:span text:style-name="T149_12"><text:s/></text:span><text:span text:style-name="T149_13">유지가</text:span><text:span text:style-name="T149_14"><text:s/></text:span><text:span text:style-name="T149_15">되고</text:span><text:span text:style-name="T149_16"><text:s/></text:span><text:span text:style-name="T149_17">있는데</text:span><text:span text:style-name="T149_18"><text:s/></text:span><text:span text:style-name="T149_19">연기금의</text:span><text:span text:style-name="T149_20"><text:s/></text:span><text:span text:style-name="T149_21">특성에</text:span><text:span text:style-name="T149_22"><text:s/></text:span><text:span text:style-name="T149_23">따<text:s/>라</text:span><text:span text:style-name="T149_24"><text:s/></text:span><text:span text:style-name="T149_25">다양한</text:span><text:span text:style-name="T149_26"><text:s/></text:span><text:span text:style-name="T149_27">투자풀</text:span><text:span text:style-name="T149_28"><text:s/></text:span><text:span text:style-name="T149_29">제도의</text:span><text:span text:style-name="T149_30"><text:s/></text:span><text:span text:style-name="T149_31">도입도</text:span><text:span text:style-name="T149_32"><text:s/></text:span><text:span text:style-name="T149_33">고려해</text:span><text:span text:style-name="T149_34"><text:s/></text:span><text:span text:style-name="T149_35">볼만</text:span><text:span text:style-name="T149_36"><text:s/></text:span><text:span text:style-name="T149_37">함</text:span></text:p>
          </text:list-item>
        </text:list>
        <text:list text:style-name="LS50" xml:id="list89">
          <text:list-item>
            <text:p text:style-name="P150"><text:span text:style-name="T150_1">동일한</text:span><text:span text:style-name="T150_2"><text:s/></text:span><text:span text:style-name="T150_3">연기금이라</text:span><text:span text:style-name="T150_4"><text:s/></text:span><text:span text:style-name="T150_5">하더라도</text:span><text:span text:style-name="T150_6"><text:s/></text:span><text:span text:style-name="T150_7">시장실패</text:span><text:span text:style-name="T150_8"><text:s/></text:span><text:span text:style-name="T150_9">존재로</text:span><text:span text:style-name="T150_10"><text:s/></text:span><text:span text:style-name="T150_11">인하여</text:span><text:span text:style-name="T150_12"><text:s/></text:span><text:span text:style-name="T150_13">정책적</text:span><text:span text:style-name="T150_14"><text:s/></text:span><text:span text:style-name="T150_15">성격이</text:span><text:span text:style-name="T150_16"><text:s/></text:span><text:span text:style-name="T150_17">확연히</text:span><text:span text:style-name="T150_18"><text:s/></text:span><text:span text:style-name="T150_19">달라<text:s/>질</text:span><text:span text:style-name="T150_20"><text:s/></text:span><text:span text:style-name="T150_21">경우</text:span><text:span text:style-name="T150_22"><text:s/></text:span><text:span text:style-name="T150_23">연기금</text:span><text:span text:style-name="T150_24"><text:s/></text:span><text:span text:style-name="T150_25">투자풀과</text:span><text:span text:style-name="T150_26"><text:s/></text:span><text:span text:style-name="T150_27">정책</text:span><text:span text:style-name="T150_28"><text:s/></text:span><text:span text:style-name="T150_29">투자풀로</text:span><text:span text:style-name="T150_30"><text:s/></text:span><text:span text:style-name="T150_31">분리하여</text:span><text:span text:style-name="T150_32"><text:s/></text:span><text:span text:style-name="T150_33">위탁할</text:span><text:span text:style-name="T150_34"><text:s/></text:span><text:span text:style-name="T150_35">필요가</text:span><text:span text:style-name="T150_36"><text:s/></text:span><text:span text:style-name="T150_37">있음</text:span></text:p>
          </text:list-item>
          <text:list-item>
            <text:p text:style-name="P151"><text:span text:style-name="T151_1">연기금</text:span><text:span text:style-name="T151_2"><text:s/></text:span><text:span text:style-name="T151_3">투자풀도</text:span><text:span text:style-name="T151_4"><text:s/></text:span><text:span text:style-name="T151_5">대체와</text:span><text:span text:style-name="T151_6"><text:s/></text:span><text:span text:style-name="T151_7">해외자산이</text:span><text:span text:style-name="T151_8"><text:s/></text:span><text:span text:style-name="T151_9">주를</text:span><text:span text:style-name="T151_10"><text:s/></text:span><text:span text:style-name="T151_11">이루는</text:span><text:span text:style-name="T151_12"><text:s/></text:span><text:span text:style-name="T151_13">대형연기금을</text:span><text:span text:style-name="T151_14"><text:s/></text:span><text:span text:style-name="T151_15">위한</text:span><text:span text:style-name="T151_16"><text:s/></text:span><text:span text:style-name="T151_17">투자풀과</text:span><text:span text:style-name="T151_18"><text:s/></text:span><text:span text:style-name="T151_19">소<text:s/>형연기금을</text:span><text:span text:style-name="T151_20"><text:s/></text:span><text:span text:style-name="T151_21">위한</text:span><text:span text:style-name="T151_22"><text:s/></text:span><text:span text:style-name="T151_23">투자풀이</text:span><text:span text:style-name="T151_24"><text:s/></text:span><text:span text:style-name="T151_25">분리될</text:span><text:span text:style-name="T151_26"><text:s/></text:span><text:span text:style-name="T151_27">수</text:span><text:span text:style-name="T151_28"><text:s/></text:span><text:span text:style-name="T151_29">있음</text:span></text:p>
          </text:list-item>
        </text:list>
        <text:list text:style-name="LS51" xml:id="list91">
          <text:list-item>
            <text:p text:style-name="P152"><text:span text:style-name="T152_1">소형연기금의</text:span><text:span text:style-name="T152_2"><text:s/></text:span><text:span text:style-name="T152_3">경우</text:span><text:span text:style-name="T152_4"><text:s/></text:span><text:span text:style-name="T152_5">투자풀로의</text:span><text:span text:style-name="T152_6"><text:s/></text:span><text:span text:style-name="T152_7">운용방식</text:span><text:span text:style-name="T152_8"><text:s/></text:span><text:span text:style-name="T152_9">전환을</text:span><text:span text:style-name="T152_10"><text:s/></text:span><text:span text:style-name="T152_11">고려할</text:span><text:span text:style-name="T152_12"><text:s/></text:span><text:span text:style-name="T152_13">필요가</text:span><text:span text:style-name="T152_14"><text:s/></text:span><text:span text:style-name="T152_15">존재</text:span></text:p>
          </text:list-item>
        </text:list>
        <text:list text:style-name="LS52" xml:id="list92">
          <text:list-item>
            <text:p text:style-name="P153"><text:span text:style-name="T153_1">많은</text:span><text:span text:style-name="T153_2"><text:s/></text:span><text:span text:style-name="T153_3">소형연기금들의</text:span><text:span text:style-name="T153_4"><text:s/></text:span><text:span text:style-name="T153_5">경우</text:span><text:span text:style-name="T153_6"><text:s/></text:span><text:span text:style-name="T153_7">금융역량이</text:span><text:span text:style-name="T153_8"><text:s/></text:span><text:span text:style-name="T153_9">부족하고</text:span><text:span text:style-name="T153_10"><text:s/></text:span><text:span text:style-name="T153_11">자산운용이</text:span><text:span text:style-name="T153_12"><text:s/></text:span><text:span text:style-name="T153_13">비</text:span><text:span text:style-name="T153_14"><text:s/></text:span><text:span text:style-name="T153_15">핵심</text:span><text:span text:style-name="T153_16"><text:s/></text:span><text:span text:style-name="T153_17">업무인</text:span><text:span text:style-name="T153_18"><text:s/></text:span><text:span text:style-name="T153_19">리테<text:s/>일투자자형</text:span><text:span text:style-name="T153_20"><text:s/></text:span><text:span text:style-name="T153_21">연기금</text:span></text:p>
          </text:list-item>
          <text:list-item>
            <text:p text:style-name="P154"><text:span text:style-name="T154_1">소형</text:span><text:span text:style-name="T154_2"><text:s/></text:span><text:span text:style-name="T154_3">연기금들의</text:span><text:span text:style-name="T154_4"><text:s/></text:span><text:span text:style-name="T154_5">경우</text:span><text:span text:style-name="T154_6"><text:s/></text:span><text:span text:style-name="T154_7">투자풀에</text:span><text:span text:style-name="T154_8"><text:s/></text:span><text:span text:style-name="T154_9">전액</text:span><text:span text:style-name="T154_10"><text:s/></text:span><text:span text:style-name="T154_11">예탁할</text:span><text:span text:style-name="T154_12"><text:s/></text:span><text:span text:style-name="T154_13">경우</text:span><text:span text:style-name="T154_14"><text:s/></text:span><text:span text:style-name="T154_15">기금운용평가를</text:span><text:span text:style-name="T154_16"><text:s/></text:span><text:span text:style-name="T154_17">면제해주고</text:span><text:span text:style-name="T154_18"><text:s/></text:span><text:span text:style-name="T154_19">투<text:s/>자풀</text:span><text:span text:style-name="T154_20"><text:s/></text:span><text:span text:style-name="T154_21">주간사가</text:span><text:span text:style-name="T154_22"><text:s/></text:span><text:span text:style-name="T154_23">평가를</text:span><text:span text:style-name="T154_24"><text:s/></text:span><text:span text:style-name="T154_25">대신</text:span><text:span text:style-name="T154_26"><text:s/></text:span><text:span text:style-name="T154_27">받게</text:span><text:span text:style-name="T154_28"><text:s/></text:span><text:span text:style-name="T154_29">할</text:span><text:span text:style-name="T154_30"><text:s/></text:span><text:span text:style-name="T154_31">수</text:span><text:span text:style-name="T154_32"><text:s/></text:span><text:span text:style-name="T154_33">있음</text:span></text:p>
          </text:list-item>
        </text:list>
        <text:list text:style-name="LS53" xml:id="list94">
          <text:list-item>
            <text:p text:style-name="P155"><text:span text:style-name="T155_1">이를</text:span><text:span text:style-name="T155_2"><text:s/></text:span><text:span text:style-name="T155_3">통하여</text:span><text:span text:style-name="T155_4"><text:s/></text:span><text:span text:style-name="T155_5">조직의</text:span><text:span text:style-name="T155_6"><text:s/></text:span><text:span text:style-name="T155_7">핵심</text:span><text:span text:style-name="T155_8"><text:s/></text:span><text:span text:style-name="T155_9">업무에</text:span><text:span text:style-name="T155_10"><text:s/></text:span><text:span text:style-name="T155_11">집중하고</text:span><text:span text:style-name="T155_12"><text:s/></text:span><text:span text:style-name="T155_13">불필요한</text:span><text:span text:style-name="T155_14"><text:s/></text:span><text:span text:style-name="T155_15">금융역량에</text:span><text:span text:style-name="T155_16"><text:s/></text:span><text:span text:style-name="T155_17">투자하지</text:span><text:span text:style-name="T155_18"><text:s/></text:span><text:span text:style-name="T155_19">않도록<text:s/>유도</text:span></text:p>
          </text:list-item>
        </text:list>
        <text:list text:style-name="LS54" xml:id="list95">
          <text:list-item>
            <text:p text:style-name="P156"><text:span text:style-name="T156_1">서론</text:span></text:p>
          </text:list-item>
        </text:list>
        <text:list text:style-name="LS55" xml:id="list96">
          <text:list-item>
            <text:p text:style-name="P157"><text:span text:style-name="T157_1">본</text:span><text:span text:style-name="T157_2"><text:s/></text:span><text:span text:style-name="T157_3">연구는</text:span><text:span text:style-name="T157_4"><text:s/></text:span><text:span text:style-name="T157_5">국내</text:span><text:span text:style-name="T157_6"><text:s/></text:span><text:span text:style-name="T157_7">연기금</text:span><text:span text:style-name="T157_8"><text:s/></text:span><text:span text:style-name="T157_9">운용성과에</text:span><text:span text:style-name="T157_10"><text:s/></text:span><text:span text:style-name="T157_11">대한</text:span><text:span text:style-name="T157_12"><text:s/></text:span><text:span text:style-name="T157_13">실증분석과</text:span><text:span text:style-name="T157_14"><text:s/></text:span><text:span text:style-name="T157_15">국내외</text:span><text:span text:style-name="T157_16"><text:s/></text:span><text:span text:style-name="T157_17">선행연구</text:span><text:span text:style-name="T157_18"><text:s/></text:span><text:span text:style-name="T157_19">분석을</text:span><text:span text:style-name="T157_20"><text:s/></text:span><text:span text:style-name="T157_21">병행<text:s/>수행함으로써</text:span><text:span text:style-name="T157_22"><text:s/></text:span><text:span text:style-name="T157_23">한국</text:span><text:span text:style-name="T157_24"><text:s/></text:span><text:span text:style-name="T157_25">상황에</text:span><text:span text:style-name="T157_26"><text:s/></text:span><text:span text:style-name="T157_27">적합한</text:span><text:span text:style-name="T157_28"><text:s/></text:span><text:span text:style-name="T157_29">시사점을</text:span><text:span text:style-name="T157_30"><text:s/></text:span><text:span text:style-name="T157_31">도출하는</text:span><text:span text:style-name="T157_32"><text:s/></text:span><text:span text:style-name="T157_33">것을</text:span><text:span text:style-name="T157_34"><text:s/></text:span><text:span text:style-name="T157_35">목표로</text:span><text:span text:style-name="T157_36"><text:s/></text:span><text:span text:style-name="T157_37">함</text:span><text:span text:style-name="T157_38">.</text:span></text:p>
          </text:list-item>
        </text:list>
        <text:list text:style-name="LS56" xml:id="list97">
          <text:list-item>
            <text:p text:style-name="P158"><text:span text:style-name="T158_1">해외</text:span><text:span text:style-name="T158_2"><text:s/></text:span><text:span text:style-name="T158_3">금융선진국에서의</text:span><text:span text:style-name="T158_4"><text:s/></text:span><text:span text:style-name="T158_5">연기금</text:span><text:span text:style-name="T158_6"><text:s/></text:span><text:span text:style-name="T158_7">운용방식에</text:span><text:span text:style-name="T158_8"><text:s/></text:span><text:span text:style-name="T158_9">대한</text:span><text:span text:style-name="T158_10"><text:s/></text:span><text:span text:style-name="T158_11">선행연구를</text:span><text:span text:style-name="T158_12"><text:s/></text:span><text:span text:style-name="T158_13">분석하여</text:span><text:span text:style-name="T158_14"><text:s/></text:span><text:span text:style-name="T158_15">시사점을</text:span><text:span text:style-name="T158_16"><text:s/></text:span><text:span text:style-name="T158_17">도<text:s/>출하는</text:span><text:span text:style-name="T158_18"><text:s/></text:span><text:span text:style-name="T158_19">분석을</text:span><text:span text:style-name="T158_20"><text:s/></text:span><text:span text:style-name="T158_21">수행</text:span></text:p>
          </text:list-item>
          <text:list-item>
            <text:p text:style-name="P159"><text:span text:style-name="T159_1">운용성과</text:span><text:span text:style-name="T159_2"><text:s/></text:span><text:span text:style-name="T159_3">평가대상인</text:span><text:span text:style-name="T159_4"><text:s/></text:span><text:span text:style-name="T159_5">국내</text:span><text:span text:style-name="T159_6"><text:s/></text:span><text:span text:style-name="T159_7">연기금을</text:span><text:span text:style-name="T159_8"><text:s/></text:span><text:span text:style-name="T159_9">대상으로</text:span><text:span text:style-name="T159_10"><text:s/></text:span><text:span text:style-name="T159_11">2</text:span><text:span text:style-name="T159_12">0</text:span><text:span text:style-name="T159_13">1</text:span><text:span text:style-name="T159_14">0</text:span><text:span text:style-name="T159_15">-</text:span><text:span text:style-name="T159_16">2</text:span><text:span text:style-name="T159_17">0</text:span><text:span text:style-name="T159_18">1</text:span><text:span text:style-name="T159_19">5</text:span><text:span text:style-name="T159_20">년</text:span><text:span text:style-name="T159_21"><text:s/></text:span><text:span text:style-name="T159_22">동안의</text:span><text:span text:style-name="T159_23"><text:s/></text:span><text:span text:style-name="T159_24">운용대상</text:span><text:span text:style-name="T159_25"><text:s/></text:span><text:span text:style-name="T159_26">자산군<text:s/>성과를</text:span><text:span text:style-name="T159_27"><text:s/></text:span><text:span text:style-name="T159_28">실증</text:span><text:span text:style-name="T159_29"><text:s/></text:span><text:span text:style-name="T159_30">분석함</text:span></text:p>
          </text:list-item>
          <text:list-item>
            <text:p text:style-name="P160"><text:span text:style-name="T160_1">운용방식</text:span><text:span text:style-name="T160_2"><text:s/></text:span><text:span text:style-name="T160_3">결정</text:span><text:span text:style-name="T160_4"><text:s/></text:span><text:span text:style-name="T160_5">및</text:span><text:span text:style-name="T160_6"><text:s/></text:span><text:span text:style-name="T160_7">평가에</text:span><text:span text:style-name="T160_8"><text:s/></text:span><text:span text:style-name="T160_9">적용</text:span><text:span text:style-name="T160_10"><text:s/></text:span><text:span text:style-name="T160_11">가능한</text:span><text:span text:style-name="T160_12"><text:s/></text:span><text:span text:style-name="T160_13">정성적</text:span><text:span text:style-name="T160_14"><text:s/></text:span><text:span text:style-name="T160_15">알고리듬</text:span><text:span text:style-name="T160_16"><text:s/></text:span><text:span text:style-name="T160_17">제안</text:span></text:p>
          </text:list-item>
          <text:list-item>
            <text:p text:style-name="P161"><text:span text:style-name="T161_1">연기금</text:span><text:span text:style-name="T161_2"><text:s/></text:span><text:span text:style-name="T161_3">운용</text:span><text:span text:style-name="T161_4"><text:s/></text:span><text:span text:style-name="T161_5">담당자들과의</text:span><text:span text:style-name="T161_6"><text:s/></text:span><text:span text:style-name="T161_7">전문가</text:span><text:span text:style-name="T161_8"><text:s/></text:span><text:span text:style-name="T161_9">그룹</text:span><text:span text:style-name="T161_10"><text:s/></text:span><text:span text:style-name="T161_11">인터뷰</text:span><text:span text:style-name="T161_12">(</text:span><text:span text:style-name="T161_13">F</text:span><text:span text:style-name="T161_14">o</text:span><text:span text:style-name="T161_15">c</text:span><text:span text:style-name="T161_16">u</text:span><text:span text:style-name="T161_17">s</text:span><text:span text:style-name="T161_18">e</text:span><text:span text:style-name="T161_19">d</text:span><text:span text:style-name="T161_20"><text:s/></text:span><text:span text:style-name="T161_21">G</text:span><text:span text:style-name="T161_22">r</text:span><text:span text:style-name="T161_23">o</text:span><text:span text:style-name="T161_24">u</text:span><text:span text:style-name="T161_25">p</text:span><text:span text:style-name="T161_26"><text:s/></text:span><text:span text:style-name="T161_27">I</text:span><text:span text:style-name="T161_28">n</text:span><text:span text:style-name="T161_29">t</text:span><text:span text:style-name="T161_30">e</text:span><text:span text:style-name="T161_31">r</text:span><text:span text:style-name="T161_32">v</text:span><text:span text:style-name="T161_33">i</text:span><text:span text:style-name="T161_34">e</text:span><text:span text:style-name="T161_35">w</text:span><text:span text:style-name="T161_36">,</text:span><text:span text:style-name="T161_37"><text:s/></text:span><text:span text:style-name="T161_38">이하<text:s/></text:span><text:span text:style-name="T161_39">F</text:span><text:span text:style-name="T161_40">G</text:span><text:span text:style-name="T161_41">I</text:span><text:span text:style-name="T161_42">)</text:span><text:span text:style-name="T161_43">를</text:span><text:span text:style-name="T161_44"><text:s/></text:span><text:span text:style-name="T161_45">수행하여</text:span><text:span text:style-name="T161_46"><text:s/></text:span><text:span text:style-name="T161_47">정성적</text:span><text:span text:style-name="T161_48"><text:s/></text:span><text:span text:style-name="T161_49">시사점을</text:span><text:span text:style-name="T161_50"><text:s/></text:span><text:span text:style-name="T161_51">도출하는</text:span><text:span text:style-name="T161_52"><text:s/></text:span><text:span text:style-name="T161_53">작업을</text:span><text:span text:style-name="T161_54"><text:s/></text:span><text:span text:style-name="T161_55">별도로</text:span><text:span text:style-name="T161_56"><text:s/></text:span><text:span text:style-name="T161_57">수행함</text:span></text:p>
          </text:list-item>
        </text:list>
        <text:list text:style-name="LS57" xml:id="list101">
          <text:list-item>
            <text:p text:style-name="P162"><text:span text:style-name="T162_1">현재</text:span><text:span text:style-name="T162_2"><text:s/></text:span><text:span text:style-name="T162_3">연기금</text:span><text:span text:style-name="T162_4"><text:s/></text:span><text:span text:style-name="T162_5">운용성과에</text:span><text:span text:style-name="T162_6"><text:s/></text:span><text:span text:style-name="T162_7">대한</text:span><text:span text:style-name="T162_8"><text:s/></text:span><text:span text:style-name="T162_9">정부</text:span><text:span text:style-name="T162_10"><text:s/></text:span><text:span text:style-name="T162_11">차원의</text:span><text:span text:style-name="T162_12"><text:s/></text:span><text:span text:style-name="T162_13">평가가</text:span><text:span text:style-name="T162_14"><text:s/></text:span><text:span text:style-name="T162_15">효과적으로</text:span><text:span text:style-name="T162_16"><text:s/></text:span><text:span text:style-name="T162_17">수행되고</text:span><text:span text:style-name="T162_18"><text:s/></text:span><text:span text:style-name="T162_19">있음에도</text:span><text:span text:style-name="T162_20"><text:s/></text:span><text:span text:style-name="T162_21">불<text:s/>구하고</text:span><text:span text:style-name="T162_22">,</text:span><text:span text:style-name="T162_23"><text:s/></text:span><text:span text:style-name="T162_24">그</text:span><text:span text:style-name="T162_25"><text:s/></text:span><text:span text:style-name="T162_26">운용성과를</text:span><text:span text:style-name="T162_27"><text:s/></text:span><text:span text:style-name="T162_28">결정하는</text:span><text:span text:style-name="T162_29"><text:s/></text:span><text:span text:style-name="T162_30">경제적</text:span><text:span text:style-name="T162_31"><text:s/></text:span><text:span text:style-name="T162_32">요인에</text:span><text:span text:style-name="T162_33"><text:s/></text:span><text:span text:style-name="T162_34">대한</text:span><text:span text:style-name="T162_35"><text:s/></text:span><text:span text:style-name="T162_36">심층</text:span><text:span text:style-name="T162_37"><text:s/></text:span><text:span text:style-name="T162_38">분석은</text:span><text:span text:style-name="T162_39"><text:s/></text:span><text:span text:style-name="T162_40">부족한</text:span><text:span text:style-name="T162_41"><text:s/></text:span><text:span text:style-name="T162_42">실정임</text:span></text:p>
          </text:list-item>
        </text:list>
        <text:list text:style-name="LS58" xml:id="list102">
          <text:list-item>
            <text:p text:style-name="P163"><text:span text:style-name="T163_1">포트폴리오의</text:span><text:span text:style-name="T163_2"><text:s/></text:span><text:span text:style-name="T163_3">위탁운용</text:span><text:span text:style-name="T163_4">(</text:span><text:span text:style-name="T163_5">d</text:span><text:span text:style-name="T163_6">e</text:span><text:span text:style-name="T163_7">l</text:span><text:span text:style-name="T163_8">e</text:span><text:span text:style-name="T163_9">g</text:span><text:span text:style-name="T163_10">a</text:span><text:span text:style-name="T163_11">t</text:span><text:span text:style-name="T163_12">e</text:span><text:span text:style-name="T163_13">d</text:span><text:span text:style-name="T163_14"><text:s/></text:span><text:span text:style-name="T163_15">p</text:span><text:span text:style-name="T163_16">o</text:span><text:span text:style-name="T163_17">r</text:span><text:span text:style-name="T163_18">t</text:span><text:span text:style-name="T163_19">f</text:span><text:span text:style-name="T163_20">o</text:span><text:span text:style-name="T163_21">l</text:span><text:span text:style-name="T163_22">i</text:span><text:span text:style-name="T163_23">o</text:span><text:span text:style-name="T163_24"><text:s/></text:span><text:span text:style-name="T163_25">m</text:span><text:span text:style-name="T163_26">a</text:span><text:span text:style-name="T163_27">n</text:span><text:span text:style-name="T163_28">a</text:span><text:span text:style-name="T163_29">g</text:span><text:span text:style-name="T163_30">e</text:span><text:span text:style-name="T163_31">m</text:span><text:span text:style-name="T163_32">e</text:span><text:span text:style-name="T163_33">n</text:span><text:span text:style-name="T163_34">t</text:span><text:span text:style-name="T163_35">)</text:span><text:span text:style-name="T163_36">이</text:span><text:span text:style-name="T163_37"><text:s/></text:span><text:span text:style-name="T163_38">주를</text:span><text:span text:style-name="T163_39"><text:s/></text:span><text:span text:style-name="T163_40">이루는</text:span><text:span text:style-name="T163_41"><text:s/></text:span><text:span text:style-name="T163_42">연기금</text:span><text:span text:style-name="T163_43"><text:s/></text:span><text:span text:style-name="T163_44">운<text:s/>용의</text:span><text:span text:style-name="T163_45"><text:s/></text:span><text:span text:style-name="T163_46">특성을</text:span><text:span text:style-name="T163_47"><text:s/></text:span><text:span text:style-name="T163_48">감안했을</text:span><text:span text:style-name="T163_49"><text:s/></text:span><text:span text:style-name="T163_50">때</text:span><text:span text:style-name="T163_51">,</text:span><text:span text:style-name="T163_52"><text:s/></text:span><text:span text:style-name="T163_53">“주인”으로서의</text:span><text:span text:style-name="T163_54"><text:s/></text:span><text:span text:style-name="T163_55">연기금과</text:span><text:span text:style-name="T163_56"><text:s/></text:span><text:span text:style-name="T163_57">“대리인”으로서의</text:span><text:span text:style-name="T163_58"><text:s/></text:span><text:span text:style-name="T163_59">위탁운용사</text:span></text:p>
          </text:list-item>
        </text:list>
        <text:p text:style-name="P164"><text:span text:style-name="T164_1">간</text:span><text:span text:style-name="T164_2"><text:s/></text:span><text:span text:style-name="T164_3">세부</text:span><text:span text:style-name="T164_4"><text:s/></text:span><text:span text:style-name="T164_5">위탁운영</text:span><text:span text:style-name="T164_6"><text:s/></text:span><text:span text:style-name="T164_7">구조에</text:span><text:span text:style-name="T164_8"><text:s/></text:span><text:span text:style-name="T164_9">대한</text:span><text:span text:style-name="T164_10"><text:s/></text:span><text:span text:style-name="T164_11">심층</text:span><text:span text:style-name="T164_12"><text:s/></text:span><text:span text:style-name="T164_13">분석이</text:span><text:span text:style-name="T164_14"><text:s/></text:span><text:span text:style-name="T164_15">절실한</text:span><text:span text:style-name="T164_16"><text:s/></text:span><text:span text:style-name="T164_17">상황임</text:span></text:p>
        <text:p text:style-name="P165"><text:span text:style-name="T165_1">This<text:s/>document<text:s/>was<text:s/>truncated<text:s/>here<text:s/>because<text:s/>it<text:s/>was<text:s/>created<text:s/>in<text:s/>the<text:s/>Evaluation<text:s/>Mode.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</style:style>
    <text:list-style style:name="LS1">
      <text:list-level-style-number style:num-format="1" text:style-name="List1Level0" style:num-suffix="." text:level="1">
        <style:list-level-properties text:space-before="0cm" text:min-label-width="0.517cm" fo:text-align="start" text:list-level-position-and-space-mode="label-alignment">
          <style:list-level-label-alignment text:label-followed-by="listtab" fo:margin-left="0.517cm" fo:text-indent="-0.517cm"/>
        </style:list-level-properties>
  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1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1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1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1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1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1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1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1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2Level0" style:family="text">
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</style:style>
    <text:list-style style:name="LS2">
      <text:list-level-style-number style:num-format="1" text:style-name="List2Level0" style:num-suffix=")" text:level="1">
        <style:list-level-properties text:space-before="0.4cm" text:min-label-width="0.517cm" fo:text-align="start" text:list-level-position-and-space-mode="label-alignment">
          <style:list-level-label-alignment text:label-followed-by="listtab" fo:margin-left="0.917cm" fo:text-indent="-0.517cm"/>
        </style:list-level-properties>
  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2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2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2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2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2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2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2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2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3Level0" style:family="text">
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</style:style>
    <text:list-style style:name="LS3">
      <text:list-level-style-number style:num-format="1" text:style-name="List3Level0" style:num-suffix=")" text:level="1">
        <style:list-level-properties text:space-before="0.4cm" text:min-label-width="0.517cm" fo:text-align="start" text:list-level-position-and-space-mode="label-alignment">
          <style:list-level-label-alignment text:label-followed-by="listtab" fo:margin-left="0.917cm" fo:text-indent="-0.517cm"/>
        </style:list-level-properties>
  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3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3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3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3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3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3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3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3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4Level0" style:family="text">
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</style:style>
    <text:list-style style:name="LS4">
      <text:list-level-style-number style:num-format="1" text:start-value="4" text:style-name="List4Level0" style:num-suffix="." text:level="1">
        <style:list-level-properties text:space-before="0cm" text:min-label-width="0.189cm" fo:text-align="start" text:list-level-position-and-space-mode="label-alignment">
          <style:list-level-label-alignment text:label-followed-by="listtab" fo:margin-left="0.189cm" fo:text-indent="-0.189cm"/>
        </style:list-level-properties>
  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4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4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4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4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4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4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4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4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5Level0" style:family="text">
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</style:style>
    <text:list-style style:name="LS5">
      <text:list-level-style-number style:num-format="1" text:style-name="List5Level0" style:num-suffix=")" text:level="1">
        <style:list-level-properties text:space-before="0.4cm" text:min-label-width="0.517cm" fo:text-align="start" text:list-level-position-and-space-mode="label-alignment">
          <style:list-level-label-alignment text:label-followed-by="listtab" fo:margin-left="0.917cm" fo:text-indent="-0.517cm"/>
        </style:list-level-properties>
  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5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5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5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5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5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5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5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5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6Level0" style:family="text">
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</style:style>
    <style:style style:name="List6Level1" style:family="text">
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</style:style>
    <text:list-style style:name="LS6">
      <text:list-level-style-number style:num-format="1" text:start-value="5" text:style-name="List6Level0" style:num-suffix="." text:level="1">
        <style:list-level-properties text:space-before="0cm" text:min-label-width="0.189cm" fo:text-align="start" text:list-level-position-and-space-mode="label-alignment">
          <style:list-level-label-alignment text:label-followed-by="listtab" fo:margin-left="0.189cm" fo:text-indent="-0.189cm"/>
        </style:list-level-properties>
        <style:text-properties fo:font-style="normal" style:font-style-asian="normal" style:font-style-complex="normal" style:font-name="Times New Roman" fo:font-size="10.5pt" style:font-name-asian="Times New Roman" style:font-size-asian="10.5pt" style:font-name-complex="Times New Roman" fo:font-weight="normal" style:font-weight-asian="normal" style:font-weight-complex="normal"/>
      </text:list-level-style-number>
      <text:list-level-style-number style:num-format="1" text:start-value="2" text:style-name="List6Level1" style:num-suffix=")" text:level="2">
        <style:list-level-properties text:space-before="0.4cm" text:min-label-width="0.517cm" fo:text-align="start" text:list-level-position-and-space-mode="label-alignment">
          <style:list-level-label-alignment text:label-followed-by="listtab" fo:margin-left="0.917cm" fo:text-indent="-0.517cm"/>
        </style:list-level-properties>
        <style:text-properties fo:font-style="normal" style:font-style-asian="normal" style:font-style-complex="normal" style:font-name="Times New Roman" fo:font-size="11pt" style:font-name-asian="Times New Roman" style:font-size-asian="11pt" style:font-name-complex="Times New Roman" fo:font-weight="normal" style:font-weight-asian="normal" style:font-weight-complex="normal"/>
      </text:list-level-style-number>
      <text:list-level-style-number style:num-format="1" text:display-levels="3" text:style-name="List6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6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6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6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6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6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6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□" text:style-name="List7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8Level1" style:family="text">
      <style:text-properties style:font-name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/>
    </style:style>
    <style:style style:name="List8Level8" style:family="text">
      <style:text-properties style:font-name="Wingdings"/>
    </style:style>
    <text:list-style style:name="LS8">
      <text:list-level-style-bullet text:bullet-char="○" text:style-name="List8Level0" text:level="1">
        <style:list-level-properties text:space-before="0.612cm" text:min-label-width="0.635cm" fo:text-align="start" text:list-level-position-and-space-mode="label-alignment">
          <style:list-level-label-alignment text:label-followed-by="listtab" fo:margin-left="1.24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9Level1" style:family="text">
      <style:text-properties style:font-name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/>
    </style:style>
    <style:style style:name="List9Level8" style:family="text">
      <style:text-properties style:font-name="Wingdings"/>
    </style:style>
    <text:list-style style:name="LS9">
      <text:list-level-style-bullet text:bullet-char="□" text:style-name="List9Level0" text:level="1">
        <style:list-level-properties text:space-before="0.259cm" text:min-label-width="0.635cm" fo:text-align="start" text:list-level-position-and-space-mode="label-alignment">
          <style:list-level-label-alignment text:label-followed-by="listtab" fo:margin-left="0.894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0Level1" style:family="text">
      <style:text-properties style:font-name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/>
    </style:style>
    <style:style style:name="List10Level8" style:family="text">
      <style:text-properties style:font-name="Wingdings"/>
    </style:style>
    <text:list-style style:name="LS10">
      <text:list-level-style-bullet text:bullet-char="○" text:style-name="List10Level0" text:level="1">
        <style:list-level-properties text:space-before="0.612cm" text:min-label-width="0.635cm" fo:text-align="start" text:list-level-position-and-space-mode="label-alignment">
          <style:list-level-label-alignment text:label-followed-by="listtab" fo:margin-left="1.24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1Level1" style:family="text">
      <style:text-properties style:font-name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/>
    </style:style>
    <style:style style:name="List11Level8" style:family="text">
      <style:text-properties style:font-name="Wingdings"/>
    </style:style>
    <text:list-style style:name="LS11">
      <text:list-level-style-bullet text:bullet-char="□" text:style-name="List11Level0" text:level="1">
        <style:list-level-properties text:space-before="0.259cm" text:min-label-width="0.635cm" fo:text-align="start" text:list-level-position-and-space-mode="label-alignment">
          <style:list-level-label-alignment text:label-followed-by="listtab" fo:margin-left="0.894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2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2Level1" style:family="text">
      <style:text-properties style:font-name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/>
    </style:style>
    <style:style style:name="List12Level8" style:family="text">
      <style:text-properties style:font-name="Wingdings"/>
    </style:style>
    <text:list-style style:name="LS12">
      <text:list-level-style-bullet text:bullet-char="○" text:style-name="List12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3Level1" style:family="text">
      <style:text-properties style:font-name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/>
    </style:style>
    <style:style style:name="List13Level8" style:family="text">
      <style:text-properties style:font-name="Wingdings"/>
    </style:style>
    <text:list-style style:name="LS13">
      <text:list-level-style-bullet text:bullet-char="□" text:style-name="List13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4Level1" style:family="text">
      <style:text-properties style:font-name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/>
    </style:style>
    <style:style style:name="List14Level8" style:family="text">
      <style:text-properties style:font-name="Wingdings"/>
    </style:style>
    <text:list-style style:name="LS14">
      <text:list-level-style-bullet text:bullet-char="○" text:style-name="List14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5Level1" style:family="text">
      <style:text-properties style:font-name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/>
    </style:style>
    <style:style style:name="List15Level8" style:family="text">
      <style:text-properties style:font-name="Wingdings"/>
    </style:style>
    <text:list-style style:name="LS15">
      <text:list-level-style-bullet text:bullet-char="-" text:style-name="List15Level0" text:level="1">
        <style:list-level-properties text:space-before="0.965cm" text:min-label-width="0.517cm" fo:text-align="start" text:list-level-position-and-space-mode="label-alignment">
          <style:list-level-label-alignment text:label-followed-by="listtab" fo:margin-left="1.48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6Level1" style:family="text">
      <style:text-properties style:font-name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/>
    </style:style>
    <style:style style:name="List16Level8" style:family="text">
      <style:text-properties style:font-name="Wingdings"/>
    </style:style>
    <text:list-style style:name="LS16">
      <text:list-level-style-bullet text:bullet-char="□" text:style-name="List16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7Level1" style:family="text">
      <style:text-properties style:font-name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/>
    </style:style>
    <style:style style:name="List17Level8" style:family="text">
      <style:text-properties style:font-name="Wingdings"/>
    </style:style>
    <text:list-style style:name="LS17">
      <text:list-level-style-bullet text:bullet-char="○" text:style-name="List17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text:list-style style:name="LS18">
      <text:list-level-style-bullet text:bullet-char="□" text:style-name="List18Level0" text:level="1">
        <style:list-level-properties text:space-before="0.259cm" text:min-label-width="0.635cm" fo:text-align="start" text:list-level-position-and-space-mode="label-alignment">
          <style:list-level-label-alignment text:label-followed-by="listtab" fo:margin-left="0.894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9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text:list-style style:name="LS19">
      <text:list-level-style-bullet text:bullet-char="○" text:style-name="List19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1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0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0Level1" style:family="text">
      <style:text-properties style:font-name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/>
    </style:style>
    <style:style style:name="List20Level8" style:family="text">
      <style:text-properties style:font-name="Wingdings"/>
    </style:style>
    <text:list-style style:name="LS20">
      <text:list-level-style-bullet text:bullet-char="○" text:style-name="List20Level0" text:level="1">
        <style:list-level-properties text:space-before="0.612cm" text:min-label-width="0.635cm" fo:text-align="start" text:list-level-position-and-space-mode="label-alignment">
          <style:list-level-label-alignment text:label-followed-by="listtab" fo:margin-left="1.24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1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1Level1" style:family="text">
      <style:text-properties style:font-name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/>
    </style:style>
    <style:style style:name="List21Level8" style:family="text">
      <style:text-properties style:font-name="Wingdings"/>
    </style:style>
    <text:list-style style:name="LS21">
      <text:list-level-style-bullet text:bullet-char="□" text:style-name="List21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2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2Level1" style:family="text">
      <style:text-properties style:font-name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/>
    </style:style>
    <style:style style:name="List22Level8" style:family="text">
      <style:text-properties style:font-name="Wingdings"/>
    </style:style>
    <text:list-style style:name="LS22">
      <text:list-level-style-bullet text:bullet-char="○" text:style-name="List22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3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text:list-style style:name="LS23">
      <text:list-level-style-bullet text:bullet-char="□" text:style-name="List23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4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4Level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/>
    </style:style>
    <style:style style:name="List24Level8" style:family="text">
      <style:text-properties style:font-name="Wingdings"/>
    </style:style>
    <text:list-style style:name="LS24">
      <text:list-level-style-bullet text:bullet-char="○" text:style-name="List24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-" text:style-name="List24Level1" text:level="2">
        <style:list-level-properties text:space-before="0.965cm" text:min-label-width="0.635cm" fo:text-align="start" text:list-level-position-and-space-mode="label-alignment">
          <style:list-level-label-alignment text:label-followed-by="listtab" fo:margin-left="1.6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" text:style-name="List2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5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5Level1" style:family="text">
      <style:text-properties style:font-name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/>
    </style:style>
    <style:style style:name="List25Level8" style:family="text">
      <style:text-properties style:font-name="Wingdings"/>
    </style:style>
    <text:list-style style:name="LS25">
      <text:list-level-style-bullet text:bullet-char="□" text:style-name="List25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6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6Level1" style:family="text">
      <style:text-properties style:font-name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/>
    </style:style>
    <style:style style:name="List26Level8" style:family="text">
      <style:text-properties style:font-name="Wingdings"/>
    </style:style>
    <text:list-style style:name="LS26">
      <text:list-level-style-bullet text:bullet-char="○" text:style-name="List26Level0" text:level="1">
        <style:list-level-properties text:space-before="0.612cm" text:min-label-width="0.635cm" fo:text-align="start" text:list-level-position-and-space-mode="label-alignment">
          <style:list-level-label-alignment text:label-followed-by="listtab" fo:margin-left="1.24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7Level1" style:family="text">
      <style:text-properties style:font-name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/>
    </style:style>
    <style:style style:name="List27Level8" style:family="text">
      <style:text-properties style:font-name="Wingdings"/>
    </style:style>
    <text:list-style style:name="LS27">
      <text:list-level-style-bullet text:bullet-char="○" text:style-name="List27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8Level1" style:family="text">
      <style:text-properties style:font-name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/>
    </style:style>
    <style:style style:name="List28Level8" style:family="text">
      <style:text-properties style:font-name="Wingdings"/>
    </style:style>
    <text:list-style style:name="LS28">
      <text:list-level-style-bullet text:bullet-char="□" text:style-name="List28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9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29Level1" style:family="text">
      <style:text-properties style:font-name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/>
    </style:style>
    <style:style style:name="List29Level8" style:family="text">
      <style:text-properties style:font-name="Wingdings"/>
    </style:style>
    <text:list-style style:name="LS29">
      <text:list-level-style-bullet text:bullet-char="○" text:style-name="List29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0Level1" style:family="text">
      <style:text-properties style:font-name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/>
    </style:style>
    <style:style style:name="List30Level8" style:family="text">
      <style:text-properties style:font-name="Wingdings"/>
    </style:style>
    <text:list-style style:name="LS30">
      <text:list-level-style-bullet text:bullet-char="□" text:style-name="List30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1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1Level1" style:family="text">
      <style:text-properties style:font-name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/>
    </style:style>
    <style:style style:name="List31Level8" style:family="text">
      <style:text-properties style:font-name="Wingdings"/>
    </style:style>
    <text:list-style style:name="LS31">
      <text:list-level-style-bullet text:bullet-char="○" text:style-name="List31Level0" text:level="1">
        <style:list-level-properties text:space-before="0.612cm" text:min-label-width="0.635cm" fo:text-align="start" text:list-level-position-and-space-mode="label-alignment">
          <style:list-level-label-alignment text:label-followed-by="listtab" fo:margin-left="1.24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2Level1" style:family="text">
      <style:text-properties style:font-name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/>
    </style:style>
    <style:style style:name="List32Level8" style:family="text">
      <style:text-properties style:font-name="Wingdings"/>
    </style:style>
    <text:list-style style:name="LS32">
      <text:list-level-style-bullet text:bullet-char="□" text:style-name="List32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3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3Level1" style:family="text">
      <style:text-properties style:font-name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/>
    </style:style>
    <style:style style:name="List33Level8" style:family="text">
      <style:text-properties style:font-name="Wingdings"/>
    </style:style>
    <text:list-style style:name="LS33">
      <text:list-level-style-bullet text:bullet-char="○" text:style-name="List33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4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4Level1" style:family="text">
      <style:text-properties style:font-name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/>
    </style:style>
    <style:style style:name="List34Level8" style:family="text">
      <style:text-properties style:font-name="Wingdings"/>
    </style:style>
    <text:list-style style:name="LS34">
      <text:list-level-style-bullet text:bullet-char="□" text:style-name="List34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5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5Level1" style:family="text">
      <style:text-properties style:font-name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/>
    </style:style>
    <style:style style:name="List35Level8" style:family="text">
      <style:text-properties style:font-name="Wingdings"/>
    </style:style>
    <text:list-style style:name="LS35">
      <text:list-level-style-bullet text:bullet-char="○" text:style-name="List35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6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6Level1" style:family="text">
      <style:text-properties style:font-name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/>
    </style:style>
    <style:style style:name="List36Level8" style:family="text">
      <style:text-properties style:font-name="Wingdings"/>
    </style:style>
    <text:list-style style:name="LS36">
      <text:list-level-style-bullet text:bullet-char="□" text:style-name="List36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7Level1" style:family="text">
      <style:text-properties style:font-name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/>
    </style:style>
    <style:style style:name="List37Level8" style:family="text">
      <style:text-properties style:font-name="Wingdings"/>
    </style:style>
    <text:list-style style:name="LS37">
      <text:list-level-style-bullet text:bullet-char="○" text:style-name="List37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8Level1" style:family="text">
      <style:text-properties style:font-name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/>
    </style:style>
    <style:style style:name="List38Level8" style:family="text">
      <style:text-properties style:font-name="Wingdings"/>
    </style:style>
    <text:list-style style:name="LS38">
      <text:list-level-style-bullet text:bullet-char="-" text:style-name="List38Level0" text:level="1">
        <style:list-level-properties text:space-before="0.965cm" text:min-label-width="0.517cm" fo:text-align="start" text:list-level-position-and-space-mode="label-alignment">
          <style:list-level-label-alignment text:label-followed-by="listtab" fo:margin-left="1.48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9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39Level1" style:family="text">
      <style:text-properties style:font-name="Courier New"/>
    </style:style>
    <style:style style:name="List39Level2" style:family="text">
      <style:text-properties style:font-name="Wingdings"/>
    </style:style>
    <style:style style:name="List39Level3" style:family="text">
      <style:text-properties style:font-name="Symbol"/>
    </style:style>
    <style:style style:name="List39Level4" style:family="text">
      <style:text-properties style:font-name="Courier New"/>
    </style:style>
    <style:style style:name="List39Level5" style:family="text">
      <style:text-properties style:font-name="Wingdings"/>
    </style:style>
    <style:style style:name="List39Level6" style:family="text">
      <style:text-properties style:font-name="Symbol"/>
    </style:style>
    <style:style style:name="List39Level7" style:family="text">
      <style:text-properties style:font-name="Courier New"/>
    </style:style>
    <style:style style:name="List39Level8" style:family="text">
      <style:text-properties style:font-name="Wingdings"/>
    </style:style>
    <text:list-style style:name="LS39">
      <text:list-level-style-bullet text:bullet-char="□" text:style-name="List39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3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0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0Level1" style:family="text">
      <style:text-properties style:font-name="Courier New"/>
    </style:style>
    <style:style style:name="List40Level2" style:family="text">
      <style:text-properties style:font-name="Wingdings"/>
    </style:style>
    <style:style style:name="List40Level3" style:family="text">
      <style:text-properties style:font-name="Symbol"/>
    </style:style>
    <style:style style:name="List40Level4" style:family="text">
      <style:text-properties style:font-name="Courier New"/>
    </style:style>
    <style:style style:name="List40Level5" style:family="text">
      <style:text-properties style:font-name="Wingdings"/>
    </style:style>
    <style:style style:name="List40Level6" style:family="text">
      <style:text-properties style:font-name="Symbol"/>
    </style:style>
    <style:style style:name="List40Level7" style:family="text">
      <style:text-properties style:font-name="Courier New"/>
    </style:style>
    <style:style style:name="List40Level8" style:family="text">
      <style:text-properties style:font-name="Wingdings"/>
    </style:style>
    <text:list-style style:name="LS40">
      <text:list-level-style-bullet text:bullet-char="○" text:style-name="List40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1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1Level1" style:family="text">
      <style:text-properties style:font-name="Courier New"/>
    </style:style>
    <style:style style:name="List41Level2" style:family="text">
      <style:text-properties style:font-name="Wingdings"/>
    </style:style>
    <style:style style:name="List41Level3" style:family="text">
      <style:text-properties style:font-name="Symbol"/>
    </style:style>
    <style:style style:name="List41Level4" style:family="text">
      <style:text-properties style:font-name="Courier New"/>
    </style:style>
    <style:style style:name="List41Level5" style:family="text">
      <style:text-properties style:font-name="Wingdings"/>
    </style:style>
    <style:style style:name="List41Level6" style:family="text">
      <style:text-properties style:font-name="Symbol"/>
    </style:style>
    <style:style style:name="List41Level7" style:family="text">
      <style:text-properties style:font-name="Courier New"/>
    </style:style>
    <style:style style:name="List41Level8" style:family="text">
      <style:text-properties style:font-name="Wingdings"/>
    </style:style>
    <text:list-style style:name="LS41">
      <text:list-level-style-bullet text:bullet-char="-" text:style-name="List41Level0" text:level="1">
        <style:list-level-properties text:space-before="0.965cm" text:min-label-width="0.517cm" fo:text-align="start" text:list-level-position-and-space-mode="label-alignment">
          <style:list-level-label-alignment text:label-followed-by="listtab" fo:margin-left="1.48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2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2Level1" style:family="text">
      <style:text-properties style:font-name="Courier New"/>
    </style:style>
    <style:style style:name="List42Level2" style:family="text">
      <style:text-properties style:font-name="Wingdings"/>
    </style:style>
    <style:style style:name="List42Level3" style:family="text">
      <style:text-properties style:font-name="Symbol"/>
    </style:style>
    <style:style style:name="List42Level4" style:family="text">
      <style:text-properties style:font-name="Courier New"/>
    </style:style>
    <style:style style:name="List42Level5" style:family="text">
      <style:text-properties style:font-name="Wingdings"/>
    </style:style>
    <style:style style:name="List42Level6" style:family="text">
      <style:text-properties style:font-name="Symbol"/>
    </style:style>
    <style:style style:name="List42Level7" style:family="text">
      <style:text-properties style:font-name="Courier New"/>
    </style:style>
    <style:style style:name="List42Level8" style:family="text">
      <style:text-properties style:font-name="Wingdings"/>
    </style:style>
    <text:list-style style:name="LS42">
      <text:list-level-style-bullet text:bullet-char="□" text:style-name="List42Level0" text:level="1">
        <style:list-level-properties text:space-before="0.259cm" text:min-label-width="0.517cm" fo:text-align="start" text:list-level-position-and-space-mode="label-alignment">
          <style:list-level-label-alignment text:label-followed-by="listtab" fo:margin-left="0.776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3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3Level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3Level2" style:family="text">
      <style:text-properties style:font-name="Wingdings"/>
    </style:style>
    <style:style style:name="List43Level3" style:family="text">
      <style:text-properties style:font-name="Symbol"/>
    </style:style>
    <style:style style:name="List43Level4" style:family="text">
      <style:text-properties style:font-name="Courier New"/>
    </style:style>
    <style:style style:name="List43Level5" style:family="text">
      <style:text-properties style:font-name="Wingdings"/>
    </style:style>
    <style:style style:name="List43Level6" style:family="text">
      <style:text-properties style:font-name="Symbol"/>
    </style:style>
    <style:style style:name="List43Level7" style:family="text">
      <style:text-properties style:font-name="Courier New"/>
    </style:style>
    <style:style style:name="List43Level8" style:family="text">
      <style:text-properties style:font-name="Wingdings"/>
    </style:style>
    <text:list-style style:name="LS43">
      <text:list-level-style-bullet text:bullet-char="○" text:style-name="List43Level0" text:level="1">
        <style:list-level-properties text:space-before="0.612cm" text:min-label-width="0.517cm" fo:text-align="start" text:list-level-position-and-space-mode="label-alignment">
          <style:list-level-label-alignment text:label-followed-by="listtab" fo:margin-left="1.12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-" text:style-name="List43Level1" text:level="2">
        <style:list-level-properties text:space-before="0.965cm" text:min-label-width="0.635cm" fo:text-align="start" text:list-level-position-and-space-mode="label-alignment">
          <style:list-level-label-alignment text:label-followed-by="listtab" fo:margin-left="1.6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" text:style-name="List4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4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4Level1" style:family="text">
      <style:text-properties style:font-name="Courier New"/>
    </style:style>
    <style:style style:name="List44Level2" style:family="text">
      <style:text-properties style:font-name="Wingdings"/>
    </style:style>
    <style:style style:name="List44Level3" style:family="text">
      <style:text-properties style:font-name="Symbol"/>
    </style:style>
    <style:style style:name="List44Level4" style:family="text">
      <style:text-properties style:font-name="Courier New"/>
    </style:style>
    <style:style style:name="List44Level5" style:family="text">
      <style:text-properties style:font-name="Wingdings"/>
    </style:style>
    <style:style style:name="List44Level6" style:family="text">
      <style:text-properties style:font-name="Symbol"/>
    </style:style>
    <style:style style:name="List44Level7" style:family="text">
      <style:text-properties style:font-name="Courier New"/>
    </style:style>
    <style:style style:name="List44Level8" style:family="text">
      <style:text-properties style:font-name="Wingdings"/>
    </style:style>
    <text:list-style style:name="LS44">
      <text:list-level-style-bullet text:bullet-char="○" text:style-name="List4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5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5Level1" style:family="text">
      <style:text-properties style:font-name="Courier New"/>
    </style:style>
    <style:style style:name="List45Level2" style:family="text">
      <style:text-properties style:font-name="Wingdings"/>
    </style:style>
    <style:style style:name="List45Level3" style:family="text">
      <style:text-properties style:font-name="Symbol"/>
    </style:style>
    <style:style style:name="List45Level4" style:family="text">
      <style:text-properties style:font-name="Courier New"/>
    </style:style>
    <style:style style:name="List45Level5" style:family="text">
      <style:text-properties style:font-name="Wingdings"/>
    </style:style>
    <style:style style:name="List45Level6" style:family="text">
      <style:text-properties style:font-name="Symbol"/>
    </style:style>
    <style:style style:name="List45Level7" style:family="text">
      <style:text-properties style:font-name="Courier New"/>
    </style:style>
    <style:style style:name="List45Level8" style:family="text">
      <style:text-properties style:font-name="Wingdings"/>
    </style:style>
    <text:list-style style:name="LS45">
      <text:list-level-style-bullet text:bullet-char="□" text:style-name="List45Level0" text:level="1">
        <style:list-level-properties text:space-before="0.282cm" text:min-label-width="0.517cm" fo:text-align="start" text:list-level-position-and-space-mode="label-alignment">
          <style:list-level-label-alignment text:label-followed-by="listtab" fo:margin-left="0.79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6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6Level1" style:family="text">
      <style:text-properties style:font-name="Courier New"/>
    </style:style>
    <style:style style:name="List46Level2" style:family="text">
      <style:text-properties style:font-name="Wingdings"/>
    </style:style>
    <style:style style:name="List46Level3" style:family="text">
      <style:text-properties style:font-name="Symbol"/>
    </style:style>
    <style:style style:name="List46Level4" style:family="text">
      <style:text-properties style:font-name="Courier New"/>
    </style:style>
    <style:style style:name="List46Level5" style:family="text">
      <style:text-properties style:font-name="Wingdings"/>
    </style:style>
    <style:style style:name="List46Level6" style:family="text">
      <style:text-properties style:font-name="Symbol"/>
    </style:style>
    <style:style style:name="List46Level7" style:family="text">
      <style:text-properties style:font-name="Courier New"/>
    </style:style>
    <style:style style:name="List46Level8" style:family="text">
      <style:text-properties style:font-name="Wingdings"/>
    </style:style>
    <text:list-style style:name="LS46">
      <text:list-level-style-bullet text:bullet-char="○" text:style-name="List4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7Level1" style:family="text">
      <style:text-properties style:font-name="Courier New"/>
    </style:style>
    <style:style style:name="List47Level2" style:family="text">
      <style:text-properties style:font-name="Wingdings"/>
    </style:style>
    <style:style style:name="List47Level3" style:family="text">
      <style:text-properties style:font-name="Symbol"/>
    </style:style>
    <style:style style:name="List47Level4" style:family="text">
      <style:text-properties style:font-name="Courier New"/>
    </style:style>
    <style:style style:name="List47Level5" style:family="text">
      <style:text-properties style:font-name="Wingdings"/>
    </style:style>
    <style:style style:name="List47Level6" style:family="text">
      <style:text-properties style:font-name="Symbol"/>
    </style:style>
    <style:style style:name="List47Level7" style:family="text">
      <style:text-properties style:font-name="Courier New"/>
    </style:style>
    <style:style style:name="List47Level8" style:family="text">
      <style:text-properties style:font-name="Wingdings"/>
    </style:style>
    <text:list-style style:name="LS47">
      <text:list-level-style-bullet text:bullet-char="-" text:style-name="List47Level0" text:level="1">
        <style:list-level-properties text:space-before="0.988cm" text:min-label-width="0.635cm" fo:text-align="start" text:list-level-position-and-space-mode="label-alignment">
          <style:list-level-label-alignment text:label-followed-by="listtab" fo:margin-left="1.623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8Level1" style:family="text">
      <style:text-properties style:font-name="Courier New"/>
    </style:style>
    <style:style style:name="List48Level2" style:family="text">
      <style:text-properties style:font-name="Wingdings"/>
    </style:style>
    <style:style style:name="List48Level3" style:family="text">
      <style:text-properties style:font-name="Symbol"/>
    </style:style>
    <style:style style:name="List48Level4" style:family="text">
      <style:text-properties style:font-name="Courier New"/>
    </style:style>
    <style:style style:name="List48Level5" style:family="text">
      <style:text-properties style:font-name="Wingdings"/>
    </style:style>
    <style:style style:name="List48Level6" style:family="text">
      <style:text-properties style:font-name="Symbol"/>
    </style:style>
    <style:style style:name="List48Level7" style:family="text">
      <style:text-properties style:font-name="Courier New"/>
    </style:style>
    <style:style style:name="List48Level8" style:family="text">
      <style:text-properties style:font-name="Wingdings"/>
    </style:style>
    <text:list-style style:name="LS48">
      <text:list-level-style-bullet text:bullet-char="□" text:style-name="List48Level0" text:level="1">
        <style:list-level-properties text:space-before="0.282cm" text:min-label-width="0.517cm" fo:text-align="start" text:list-level-position-and-space-mode="label-alignment">
          <style:list-level-label-alignment text:label-followed-by="listtab" fo:margin-left="0.79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9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49Level1" style:family="text">
      <style:text-properties style:font-name="Courier New"/>
    </style:style>
    <style:style style:name="List49Level2" style:family="text">
      <style:text-properties style:font-name="Wingdings"/>
    </style:style>
    <style:style style:name="List49Level3" style:family="text">
      <style:text-properties style:font-name="Symbol"/>
    </style:style>
    <style:style style:name="List49Level4" style:family="text">
      <style:text-properties style:font-name="Courier New"/>
    </style:style>
    <style:style style:name="List49Level5" style:family="text">
      <style:text-properties style:font-name="Wingdings"/>
    </style:style>
    <style:style style:name="List49Level6" style:family="text">
      <style:text-properties style:font-name="Symbol"/>
    </style:style>
    <style:style style:name="List49Level7" style:family="text">
      <style:text-properties style:font-name="Courier New"/>
    </style:style>
    <style:style style:name="List49Level8" style:family="text">
      <style:text-properties style:font-name="Wingdings"/>
    </style:style>
    <text:list-style style:name="LS49">
      <text:list-level-style-bullet text:bullet-char="□" text:style-name="List49Level0" text:level="1">
        <style:list-level-properties text:space-before="0.282cm" text:min-label-width="0.517cm" fo:text-align="start" text:list-level-position-and-space-mode="label-alignment">
          <style:list-level-label-alignment text:label-followed-by="listtab" fo:margin-left="0.79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4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0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0Level1" style:family="text">
      <style:text-properties style:font-name="Courier New"/>
    </style:style>
    <style:style style:name="List50Level2" style:family="text">
      <style:text-properties style:font-name="Wingdings"/>
    </style:style>
    <style:style style:name="List50Level3" style:family="text">
      <style:text-properties style:font-name="Symbol"/>
    </style:style>
    <style:style style:name="List50Level4" style:family="text">
      <style:text-properties style:font-name="Courier New"/>
    </style:style>
    <style:style style:name="List50Level5" style:family="text">
      <style:text-properties style:font-name="Wingdings"/>
    </style:style>
    <style:style style:name="List50Level6" style:family="text">
      <style:text-properties style:font-name="Symbol"/>
    </style:style>
    <style:style style:name="List50Level7" style:family="text">
      <style:text-properties style:font-name="Courier New"/>
    </style:style>
    <style:style style:name="List50Level8" style:family="text">
      <style:text-properties style:font-name="Wingdings"/>
    </style:style>
    <text:list-style style:name="LS50">
      <text:list-level-style-bullet text:bullet-char="○" text:style-name="List50Level0" text:level="1">
        <style:list-level-properties text:space-before="0.635cm" text:min-label-width="0.517cm" fo:text-align="start" text:list-level-position-and-space-mode="label-alignment">
          <style:list-level-label-alignment text:label-followed-by="listtab" fo:margin-left="1.15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1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1Level1" style:family="text">
      <style:text-properties style:font-name="Courier New"/>
    </style:style>
    <style:style style:name="List51Level2" style:family="text">
      <style:text-properties style:font-name="Wingdings"/>
    </style:style>
    <style:style style:name="List51Level3" style:family="text">
      <style:text-properties style:font-name="Symbol"/>
    </style:style>
    <style:style style:name="List51Level4" style:family="text">
      <style:text-properties style:font-name="Courier New"/>
    </style:style>
    <style:style style:name="List51Level5" style:family="text">
      <style:text-properties style:font-name="Wingdings"/>
    </style:style>
    <style:style style:name="List51Level6" style:family="text">
      <style:text-properties style:font-name="Symbol"/>
    </style:style>
    <style:style style:name="List51Level7" style:family="text">
      <style:text-properties style:font-name="Courier New"/>
    </style:style>
    <style:style style:name="List51Level8" style:family="text">
      <style:text-properties style:font-name="Wingdings"/>
    </style:style>
    <text:list-style style:name="LS51">
      <text:list-level-style-bullet text:bullet-char="□" text:style-name="List51Level0" text:level="1">
        <style:list-level-properties text:space-before="0.282cm" text:min-label-width="0.635cm" fo:text-align="start" text:list-level-position-and-space-mode="label-alignment">
          <style:list-level-label-alignment text:label-followed-by="listtab" fo:margin-left="0.917cm" fo:text-indent="-0.635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2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2Level1" style:family="text">
      <style:text-properties style:font-name="Courier New"/>
    </style:style>
    <style:style style:name="List52Level2" style:family="text">
      <style:text-properties style:font-name="Wingdings"/>
    </style:style>
    <style:style style:name="List52Level3" style:family="text">
      <style:text-properties style:font-name="Symbol"/>
    </style:style>
    <style:style style:name="List52Level4" style:family="text">
      <style:text-properties style:font-name="Courier New"/>
    </style:style>
    <style:style style:name="List52Level5" style:family="text">
      <style:text-properties style:font-name="Wingdings"/>
    </style:style>
    <style:style style:name="List52Level6" style:family="text">
      <style:text-properties style:font-name="Symbol"/>
    </style:style>
    <style:style style:name="List52Level7" style:family="text">
      <style:text-properties style:font-name="Courier New"/>
    </style:style>
    <style:style style:name="List52Level8" style:family="text">
      <style:text-properties style:font-name="Wingdings"/>
    </style:style>
    <text:list-style style:name="LS52">
      <text:list-level-style-bullet text:bullet-char="○" text:style-name="List52Level0" text:level="1">
        <style:list-level-properties text:space-before="0.635cm" text:min-label-width="0.517cm" fo:text-align="start" text:list-level-position-and-space-mode="label-alignment">
          <style:list-level-label-alignment text:label-followed-by="listtab" fo:margin-left="1.15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3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3Level1" style:family="text">
      <style:text-properties style:font-name="Courier New"/>
    </style:style>
    <style:style style:name="List53Level2" style:family="text">
      <style:text-properties style:font-name="Wingdings"/>
    </style:style>
    <style:style style:name="List53Level3" style:family="text">
      <style:text-properties style:font-name="Symbol"/>
    </style:style>
    <style:style style:name="List53Level4" style:family="text">
      <style:text-properties style:font-name="Courier New"/>
    </style:style>
    <style:style style:name="List53Level5" style:family="text">
      <style:text-properties style:font-name="Wingdings"/>
    </style:style>
    <style:style style:name="List53Level6" style:family="text">
      <style:text-properties style:font-name="Symbol"/>
    </style:style>
    <style:style style:name="List53Level7" style:family="text">
      <style:text-properties style:font-name="Courier New"/>
    </style:style>
    <style:style style:name="List53Level8" style:family="text">
      <style:text-properties style:font-name="Wingdings"/>
    </style:style>
    <text:list-style style:name="LS53">
      <text:list-level-style-bullet text:bullet-char="-" text:style-name="List53Level0" text:level="1">
        <style:list-level-properties text:space-before="0.988cm" text:min-label-width="0.517cm" fo:text-align="start" text:list-level-position-and-space-mode="label-alignment">
          <style:list-level-label-alignment text:label-followed-by="listtab" fo:margin-left="1.505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4Level0" style:family="text">
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fo:font-weight="normal" style:font-weight-asian="normal" style:font-weight-complex="normal"/>
    </style:style>
    <text:list-style style:name="LS54">
      <text:list-level-style-number style:num-format="1" text:style-name="List54Level0" style:num-suffix="." text:level="1">
        <style:list-level-properties text:space-before="7.103cm" text:min-label-width="0.681cm" fo:text-align="start" text:list-level-position-and-space-mode="label-alignment">
          <style:list-level-label-alignment text:label-followed-by="listtab" fo:margin-left="7.784cm" fo:text-indent="-0.681cm"/>
        </style:list-level-properties>
  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fo:font-weight="normal" style:font-weight-asian="normal" style:font-weight-complex="normal"/>
      </text:list-level-style-number>
      <text:list-level-style-number style:num-format="1" text:display-levels="2" text:style-name="List54Level1" style:num-suffix="." text:level="2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3" text:style-name="List54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54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54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54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54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54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54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55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5Level1" style:family="text">
      <style:text-properties style:font-name="Courier New"/>
    </style:style>
    <style:style style:name="List55Level2" style:family="text">
      <style:text-properties style:font-name="Wingdings"/>
    </style:style>
    <style:style style:name="List55Level3" style:family="text">
      <style:text-properties style:font-name="Symbol"/>
    </style:style>
    <style:style style:name="List55Level4" style:family="text">
      <style:text-properties style:font-name="Courier New"/>
    </style:style>
    <style:style style:name="List55Level5" style:family="text">
      <style:text-properties style:font-name="Wingdings"/>
    </style:style>
    <style:style style:name="List55Level6" style:family="text">
      <style:text-properties style:font-name="Symbol"/>
    </style:style>
    <style:style style:name="List55Level7" style:family="text">
      <style:text-properties style:font-name="Courier New"/>
    </style:style>
    <style:style style:name="List55Level8" style:family="text">
      <style:text-properties style:font-name="Wingdings"/>
    </style:style>
    <text:list-style style:name="LS55">
      <text:list-level-style-bullet text:bullet-char="□" text:style-name="List55Level0" text:level="1">
        <style:list-level-properties text:space-before="0.282cm" text:min-label-width="0.517cm" fo:text-align="start" text:list-level-position-and-space-mode="label-alignment">
          <style:list-level-label-alignment text:label-followed-by="listtab" fo:margin-left="0.79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6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6Level1" style:family="text">
      <style:text-properties style:font-name="Courier New"/>
    </style:style>
    <style:style style:name="List56Level2" style:family="text">
      <style:text-properties style:font-name="Wingdings"/>
    </style:style>
    <style:style style:name="List56Level3" style:family="text">
      <style:text-properties style:font-name="Symbol"/>
    </style:style>
    <style:style style:name="List56Level4" style:family="text">
      <style:text-properties style:font-name="Courier New"/>
    </style:style>
    <style:style style:name="List56Level5" style:family="text">
      <style:text-properties style:font-name="Wingdings"/>
    </style:style>
    <style:style style:name="List56Level6" style:family="text">
      <style:text-properties style:font-name="Symbol"/>
    </style:style>
    <style:style style:name="List56Level7" style:family="text">
      <style:text-properties style:font-name="Courier New"/>
    </style:style>
    <style:style style:name="List56Level8" style:family="text">
      <style:text-properties style:font-name="Wingdings"/>
    </style:style>
    <text:list-style style:name="LS56">
      <text:list-level-style-bullet text:bullet-char="○" text:style-name="List56Level0" text:level="1">
        <style:list-level-properties text:space-before="0.635cm" text:min-label-width="0.517cm" fo:text-align="start" text:list-level-position-and-space-mode="label-alignment">
          <style:list-level-label-alignment text:label-followed-by="listtab" fo:margin-left="1.15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7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7Level1" style:family="text">
      <style:text-properties style:font-name="Courier New"/>
    </style:style>
    <style:style style:name="List57Level2" style:family="text">
      <style:text-properties style:font-name="Wingdings"/>
    </style:style>
    <style:style style:name="List57Level3" style:family="text">
      <style:text-properties style:font-name="Symbol"/>
    </style:style>
    <style:style style:name="List57Level4" style:family="text">
      <style:text-properties style:font-name="Courier New"/>
    </style:style>
    <style:style style:name="List57Level5" style:family="text">
      <style:text-properties style:font-name="Wingdings"/>
    </style:style>
    <style:style style:name="List57Level6" style:family="text">
      <style:text-properties style:font-name="Symbol"/>
    </style:style>
    <style:style style:name="List57Level7" style:family="text">
      <style:text-properties style:font-name="Courier New"/>
    </style:style>
    <style:style style:name="List57Level8" style:family="text">
      <style:text-properties style:font-name="Wingdings"/>
    </style:style>
    <text:list-style style:name="LS57">
      <text:list-level-style-bullet text:bullet-char="□" text:style-name="List57Level0" text:level="1">
        <style:list-level-properties text:space-before="0.282cm" text:min-label-width="0.517cm" fo:text-align="start" text:list-level-position-and-space-mode="label-alignment">
          <style:list-level-label-alignment text:label-followed-by="listtab" fo:margin-left="0.799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8Level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</style:style>
    <style:style style:name="List58Level1" style:family="text">
      <style:text-properties style:font-name="Courier New"/>
    </style:style>
    <style:style style:name="List58Level2" style:family="text">
      <style:text-properties style:font-name="Wingdings"/>
    </style:style>
    <style:style style:name="List58Level3" style:family="text">
      <style:text-properties style:font-name="Symbol"/>
    </style:style>
    <style:style style:name="List58Level4" style:family="text">
      <style:text-properties style:font-name="Courier New"/>
    </style:style>
    <style:style style:name="List58Level5" style:family="text">
      <style:text-properties style:font-name="Wingdings"/>
    </style:style>
    <style:style style:name="List58Level6" style:family="text">
      <style:text-properties style:font-name="Symbol"/>
    </style:style>
    <style:style style:name="List58Level7" style:family="text">
      <style:text-properties style:font-name="Courier New"/>
    </style:style>
    <style:style style:name="List58Level8" style:family="text">
      <style:text-properties style:font-name="Wingdings"/>
    </style:style>
    <text:list-style style:name="LS58">
      <text:list-level-style-bullet text:bullet-char="○" text:style-name="List58Level0" text:level="1">
        <style:list-level-properties text:space-before="0.635cm" text:min-label-width="0.517cm" fo:text-align="start" text:list-level-position-and-space-mode="label-alignment">
          <style:list-level-label-alignment text:label-followed-by="listtab" fo:margin-left="1.152cm" fo:text-indent="-0.517cm"/>
        </style:list-level-properties>
  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fo:font-weight="normal" style:font-weight-asian="normal" style:font-weight-complex="normal"/>
      </text:list-level-style-bullet>
      <text:list-level-style-bullet text:bullet-char="o" text:style-name="List5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3.637cm" fo:padding-bottom="0cm" fo:margin-bottom="1.976cm" fo:padding-left="0cm" fo:margin-left="2.517cm" fo:padding-right="0cm" fo:margin-right="5.08cm"/>
      <style:header-style>
        <style:header-footer-properties fo:min-height="1.369cm" style:dynamic-spacing="true"/>
      </style:header-style>
      <style:footer-style>
        <style:header-footer-properties fo:min-height="0.706cm" style:dynamic-spacing="true"/>
      </style:footer-style>
    </style:page-layout>
    <style:style style:name="P1" style:family="paragraph" style:parent-style-name="Normal" style:master-page-name="MasterPage7">
      <style:paragraph-properties fo:text-align="justify" fo:text-indent="0cm" fo:line-height="0.52cm" fo:margin-top="0cm" fo:margin-bottom="0cm" fo:margin-left="0cm" fo:margin-right="-0.353cm" style:writing-mode="lr-tb"/>
    </style:style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T1_1" style:family="text">
      <style:text-properties fo:letter-spacing="0cm" style:text-line-through-style="none" fo:font-style="normal" style:font-style-asian="normal" style:font-style-complex="normal" fo:color="#000000" style:font-name="Times New Roman" fo:font-size="13.5pt" style:font-name-asian="Times New Roman" style:font-size-asian="13.5pt" style:font-name-complex="Times New Roman" style:font-size-complex="13.5pt" fo:font-weight="normal" style:font-weight-asian="normal" style:font-weight-complex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back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  <style:page-layout style:name="pm3">
      <style:page-layout-properties style:print-orientation="portrait" fo:page-width="20.99cm" fo:page-height="29.704cm" fo:padding-top="0cm" fo:margin-top="1.129cm" fo:padding-bottom="0cm" fo:margin-bottom="1.129cm" fo:padding-left="0cm" fo:margin-left="2.563cm" fo:padding-right="0cm" fo:margin-right="2.545cm"/>
      <style:header-style>
        <style:header-footer-properties fo:min-height="-0.141cm" style:dynamic-spacing="true"/>
      </style:header-style>
      <style:footer-style>
        <style:header-footer-properties fo:min-height="-0.141cm" style:dynamic-spacing="true"/>
      </style:footer-style>
    </style:page-layout>
    <style:style style:name="P3" style:family="paragraph" style:parent-style-name="Normal">
      <style:paragraph-properties fo:text-align="justify" fo:text-indent="0cm" fo:margin-top="0cm" fo:margin-bottom="0cm" fo:margin-left="0cm" fo:margin-right="-2.898cm" style:writing-mode="lr-tb"/>
      <style:text-properties style:font-name="Arial" fo:font-size="0pt" style:font-name-asian="Arial" style:font-size-asian="0pt" style:font-name-complex="Arial" style:font-size-complex="0pt"/>
    </style:style>
    <style:style style:name="FR3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P4" style:family="paragraph" style:parent-style-name="Normal"/>
    <style:style style:name="T4_1" style:family="text">
      <style:text-properties fo:color="#ff0000" fo:font-size="12pt" style:font-size-asian="12pt" fo:font-weight="bold" style:font-weight-asian="bold"/>
    </style:style>
    <style:page-layout style:name="pm4">
      <style:page-layout-properties style:print-orientation="portrait" fo:page-width="20.99cm" fo:page-height="29.704cm" fo:padding-top="0cm" fo:margin-top="1.129cm" fo:padding-bottom="0cm" fo:margin-bottom="1.129cm" fo:padding-left="0cm" fo:margin-left="2.563cm" fo:padding-right="0cm" fo:margin-right="2.556cm"/>
      <style:header-style>
        <style:header-footer-properties fo:min-height="-0.141cm" style:dynamic-spacing="true"/>
      </style:header-style>
      <style:footer-style>
        <style:header-footer-properties fo:min-height="-0.141cm" style:dynamic-spacing="true"/>
      </style:footer-style>
    </style:page-layout>
    <style:style style:name="P5" style:family="paragraph" style:parent-style-name="Normal"/>
    <style:style style:name="FR4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P6" style:family="paragraph" style:parent-style-name="Normal"/>
    <style:style style:name="T6_1" style:family="text">
      <style:text-properties fo:color="#ff0000" fo:font-size="12pt" style:font-size-asian="12pt" fo:font-weight="bold" style:font-weight-asian="bold"/>
    </style:style>
    <style:page-layout style:name="pm5">
      <style:page-layout-properties style:print-orientation="portrait" fo:page-width="20.99cm" fo:page-height="29.704cm" fo:padding-top="0cm" fo:margin-top="1.976cm" fo:padding-bottom="0cm" fo:margin-bottom="1.693cm" fo:padding-left="0cm" fo:margin-left="2.563cm" fo:padding-right="0cm" fo:margin-right="2.575cm"/>
      <style:header-style>
        <style:header-footer-properties fo:min-height="0.706cm" style:dynamic-spacing="true"/>
      </style:header-style>
      <style:footer-style>
        <style:header-footer-properties fo:min-height="0.811cm" style:dynamic-spacing="true"/>
      </style:footer-style>
    </style:page-layout>
    <style:style style:name="P7" style:family="paragraph" style:parent-style-name="Normal"/>
    <style:style style:name="FR5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P8" style:family="paragraph" style:parent-style-name="Normal"/>
    <style:style style:name="T8_1" style:family="text">
      <style:text-properties fo:color="#ff0000" fo:font-size="12pt" style:font-size-asian="12pt" fo:font-weight="bold" style:font-weight-asian="bold"/>
    </style:style>
    <style:style style:name="P9" style:family="paragraph" style:parent-style-name="Normal">
      <style:paragraph-properties fo:text-align="justify" fo:text-indent="0cm" fo:line-height="0.379cm" fo:margin-top="0cm" fo:margin-bottom="0cm" fo:margin-left="7.572cm" fo:margin-right="-0.353cm" style:writing-mode="lr-tb"/>
    </style:style>
    <style:style style:name="T9_1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_2" style:family="text">
      <style:text-properties fo:letter-spacing="0.06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9_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9_4" style:family="text">
      <style:text-properties fo:letter-spacing="0.055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_5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page-layout style:name="pm6">
      <style:page-layout-properties style:print-orientation="portrait" fo:page-width="20.99cm" fo:page-height="29.704cm" fo:padding-top="0cm" fo:margin-top="2.974cm" fo:padding-bottom="0cm" fo:margin-bottom="1.693cm" fo:padding-left="0cm" fo:margin-left="2.563cm" fo:padding-right="0cm" fo:margin-right="2.572cm"/>
      <style:header-style>
        <style:header-footer-properties fo:min-height="0.774cm" style:dynamic-spacing="true"/>
      </style:header-style>
      <style:footer-style>
        <style:header-footer-properties fo:min-height="0.834cm" style:dynamic-spacing="true"/>
      </style:footer-style>
    </style:page-layout>
    <style:style style:name="P10" style:family="paragraph" style:parent-style-name="Normal">
      <style:paragraph-properties fo:text-align="justify" fo:text-indent="0cm" fo:line-height="0.467cm" fo:margin-top="0cm" fo:margin-bottom="0cm" fo:margin-left="1.129cm" fo:margin-right="-0.353cm" style:writing-mode="lr-tb"/>
    </style:style>
    <style:style style:name="FR6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T10_1" style:family="text">
      <style:text-properties fo:letter-spacing="0cm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Normal"/>
    <style:style style:name="T11_1" style:family="text">
      <style:text-properties fo:color="#ff0000" fo:font-size="12pt" style:font-size-asian="12pt" fo:font-weight="bold" style:font-weight-asian="bold"/>
    </style:style>
    <style:style style:name="P12" style:family="paragraph" style:parent-style-name="Normal">
      <style:paragraph-properties fo:text-align="justify" fo:text-indent="0cm" fo:line-height="0.379cm" fo:margin-top="0.002cm" fo:margin-bottom="0cm" fo:margin-left="7.572cm" fo:margin-right="-0.353cm" style:writing-mode="lr-tb"/>
    </style:style>
    <style:style style:name="T12_1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_2" style:family="text">
      <style:text-properties fo:letter-spacing="0.06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2_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2_4" style:family="text">
      <style:text-properties fo:letter-spacing="0.055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_5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page-layout style:name="pm7">
      <style:page-layout-properties style:print-orientation="portrait" fo:page-width="20.99cm" fo:page-height="29.704cm" fo:padding-top="0cm" fo:margin-top="1.129cm" fo:padding-bottom="0cm" fo:margin-bottom="1.693cm" fo:padding-left="0cm" fo:margin-left="2.563cm" fo:padding-right="0cm" fo:margin-right="2.575cm"/>
      <style:header-style>
        <style:header-footer-properties fo:min-height="-0.141cm" style:dynamic-spacing="true"/>
      </style:header-style>
      <style:footer-style>
        <style:header-footer-properties fo:min-height="0.834cm" style:dynamic-spacing="true"/>
      </style:footer-style>
    </style:page-layout>
    <style:style style:name="P13" style:family="paragraph" style:parent-style-name="Normal">
      <style:paragraph-properties fo:text-align="justify" fo:text-indent="0cm" fo:margin-top="0cm" fo:margin-bottom="0cm" fo:margin-left="0cm" fo:margin-right="-2.928cm" style:writing-mode="lr-tb"/>
      <style:text-properties style:font-name="Arial" fo:font-size="0pt" style:font-name-asian="Arial" style:font-size-asian="0pt" style:font-name-complex="Arial" style:font-size-complex="0pt"/>
    </style:style>
    <style:style style:name="FR7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P14" style:family="paragraph" style:parent-style-name="Normal"/>
    <style:style style:name="T14_1" style:family="text">
      <style:text-properties fo:color="#ff0000" fo:font-size="12pt" style:font-size-asian="12pt" fo:font-weight="bold" style:font-weight-asian="bold"/>
    </style:style>
    <style:style style:name="P15" style:family="paragraph" style:parent-style-name="Normal">
      <style:paragraph-properties fo:text-align="justify" fo:text-indent="0cm" fo:line-height="0.379cm" fo:margin-top="0cm" fo:margin-bottom="0cm" fo:margin-left="7.572cm" fo:margin-right="-0.353cm" style:writing-mode="lr-tb"/>
    </style:style>
    <style:style style:name="T15_1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_2" style:family="text">
      <style:text-properties fo:letter-spacing="0.06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5_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5_4" style:family="text">
      <style:text-properties fo:letter-spacing="0.055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_5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page-layout style:name="pm8">
      <style:page-layout-properties style:print-orientation="portrait" fo:page-width="20.99cm" fo:page-height="29.704cm" fo:padding-top="0cm" fo:margin-top="1.976cm" fo:padding-bottom="0cm" fo:margin-bottom="1.693cm" fo:padding-left="0cm" fo:margin-left="2.54cm" fo:padding-right="0cm" fo:margin-right="2.505cm"/>
      <style:header-style>
        <style:header-footer-properties fo:min-height="0.706cm" style:dynamic-spacing="true"/>
      </style:header-style>
      <style:footer-style>
        <style:header-footer-properties fo:min-height="0.861cm" style:dynamic-spacing="true"/>
      </style:footer-style>
    </style:page-layout>
    <style:style style:name="P16" style:family="paragraph" style:parent-style-name="Normal"/>
    <style:style style:name="FR8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P17" style:family="paragraph" style:parent-style-name="Normal"/>
    <style:style style:name="T17_1" style:family="text">
      <style:text-properties fo:color="#ff0000" fo:font-size="12pt" style:font-size-asian="12pt" fo:font-weight="bold" style:font-weight-asian="bold"/>
    </style:style>
    <style:style style:name="P18" style:family="paragraph" style:parent-style-name="Normal">
      <style:paragraph-properties fo:text-align="justify" fo:text-indent="0cm" fo:line-height="0.379cm" fo:margin-top="0cm" fo:margin-bottom="0cm" fo:margin-left="7.597cm" fo:margin-right="-0.353cm" style:writing-mode="lr-tb"/>
    </style:style>
    <style:style style:name="T18_1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8_2" style:family="text">
      <style:text-properties fo:letter-spacing="0.069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8_3" style:family="text">
      <style:text-properties fo:letter-spacing="0cm" style:text-line-through-style="none" fo:font-style="normal" style:font-style-asian="normal" style:font-style-complex="normal" fo:color="#000000" style:font-name="Times New Roman" fo:font-size="9.5pt" style:font-name-asian="Times New Roman" style:font-size-asian="9.5pt" style:font-name-complex="Times New Roman" style:font-size-complex="9.5pt" fo:font-weight="normal" style:font-weight-asian="normal" style:font-weight-complex="normal" style:text-underline-style="none"/>
    </style:style>
    <style:style style:name="T18_4" style:family="text">
      <style:text-properties fo:letter-spacing="0.055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8_5" style:family="text">
      <style:text-properties fo:letter-spacing="0cm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draw:frame svg:x="0cm" svg:y="0cm" svg:width="13.393cm" svg:height="7.279cm" draw:style-name="FR1" text:anchor-type="char" draw:z-index="0"><draw:image xlink:href="Pictures/image5.png" xlink:type="simple" xlink:show="embed" xlink:actuate="onLoad"/></draw:frame><text:span text:style-name="T1_1">최종보고서</text:span><draw:frame svg:x="2.54cm" svg:y="3.488cm" svg:width="15.946cm" svg:height="0.176cm" draw:style-name="FR2" text:anchor-type="char" draw:z-index="0"><draw:image xlink:href="Pictures/image6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  <style:master-page style:name="MasterPage2" style:page-layout-name="pm3">
      <style:header>
        <text:p text:style-name="P3"><draw:frame svg:x="0cm" svg:y="0cm" svg:width="15.882cm" svg:height="8.632cm" draw:style-name="FR3" text:anchor-type="char" draw:z-index="0"><draw:image xlink:href="Pictures/image7.png" xlink:type="simple" xlink:show="embed" xlink:actuate="onLoad"/></draw:frame></text:p>
      </style:header>
      <style:footer>
        <text:p text:style-name="P4"><text:span text:style-name="T4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  <style:master-page style:name="MasterPage3" style:page-layout-name="pm4">
      <style:header>
        <text:p text:style-name="P5"><draw:frame svg:x="0cm" svg:y="0cm" svg:width="15.871cm" svg:height="8.626cm" draw:style-name="FR4" text:anchor-type="char" draw:z-index="0"><draw:image xlink:href="Pictures/image8.png" xlink:type="simple" xlink:show="embed" xlink:actuate="onLoad"/></draw:frame></text:p>
      </style:header>
      <style:footer>
        <text:p text:style-name="P6"><text:span text:style-name="T6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  <style:master-page style:name="MasterPage4" style:page-layout-name="pm5">
      <style:header>
        <text:p text:style-name="P7"><draw:frame svg:x="0cm" svg:y="0cm" svg:width="15.852cm" svg:height="8.615cm" draw:style-name="FR5" text:anchor-type="char" draw:z-index="0"><draw:image xlink:href="Pictures/image9.png" xlink:type="simple" xlink:show="embed" xlink:actuate="onLoad"/></draw:frame></text:p>
      </style:header>
      <style:footer>
        <text:p text:style-name="P8"><text:span text:style-name="T8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  <text:p text:style-name="P9"><text:span text:style-name="T9_1">-</text:span><text:span text:style-name="T9_2"><text:s/></text:span><text:span text:style-name="T9_3"><text:page-number text:select-page="current"/></text:span><text:span text:style-name="T9_4"><text:s/></text:span><text:span text:style-name="T9_5">-</text:span></text:p>
      </style:footer>
    </style:master-page>
    <style:master-page style:name="MasterPage5" style:page-layout-name="pm6">
      <style:header>
        <text:p text:style-name="P10"><draw:frame svg:x="0cm" svg:y="0cm" svg:width="15.856cm" svg:height="8.617cm" draw:style-name="FR6" text:anchor-type="char" draw:z-index="0"><draw:image xlink:href="Pictures/image10.png" xlink:type="simple" xlink:show="embed" xlink:actuate="onLoad"/></draw:frame><text:span text:style-name="T10_1">보임</text:span></text:p>
      </style:header>
      <style:footer>
        <text:p text:style-name="P11"><text:span text:style-name="T11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  <text:p text:style-name="P12"><text:span text:style-name="T12_1">-</text:span><text:span text:style-name="T12_2"><text:s/></text:span><text:span text:style-name="T12_3"><text:page-number text:select-page="current"/></text:span><text:span text:style-name="T12_4"><text:s/></text:span><text:span text:style-name="T12_5">-</text:span></text:p>
      </style:footer>
    </style:master-page>
    <style:master-page style:name="MasterPage6" style:page-layout-name="pm7">
      <style:header>
        <text:p text:style-name="P13"><draw:frame svg:x="0cm" svg:y="0cm" svg:width="15.852cm" svg:height="8.615cm" draw:style-name="FR7" text:anchor-type="char" draw:z-index="0"><draw:image xlink:href="Pictures/image11.png" xlink:type="simple" xlink:show="embed" xlink:actuate="onLoad"/></draw:frame></text:p>
      </style:header>
      <style:footer>
        <text:p text:style-name="P14"><text:span text:style-name="T14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  <text:p text:style-name="P15"><text:span text:style-name="T15_1">-</text:span><text:span text:style-name="T15_2"><text:s/></text:span><text:span text:style-name="T15_3"><text:page-number text:select-page="current"/></text:span><text:span text:style-name="T15_4"><text:s/></text:span><text:span text:style-name="T15_5">-</text:span></text:p>
      </style:footer>
    </style:master-page>
    <style:master-page style:name="MasterPage7" style:page-layout-name="pm8">
      <style:header>
        <text:p text:style-name="P16"><draw:frame svg:x="0cm" svg:y="0cm" svg:width="15.946cm" svg:height="8.666cm" draw:style-name="FR8" text:anchor-type="char" draw:z-index="0"><draw:image xlink:href="Pictures/image12.png" xlink:type="simple" xlink:show="embed" xlink:actuate="onLoad"/></draw:frame></text:p>
      </style:header>
      <style:footer>
        <text:p text:style-name="P17"><text:span text:style-name="T17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  <text:p text:style-name="P18"><text:span text:style-name="T18_1">-</text:span><text:span text:style-name="T18_2"><text:s/></text:span><text:span text:style-name="T18_3"><text:page-number text:select-page="current"/></text:span><text:span text:style-name="T18_4"><text:s/></text:span><text:span text:style-name="T18_5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Python via .NET 22.1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